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e11" style:family="table">
      <style:table-properties style:width="5.1854in" fo:margin-left="0.341in" table:align="left"/>
    </style:style>
    <style:style style:name="Table11.A" style:family="table-column">
      <style:table-column-properties style:column-width="0.9375in"/>
    </style:style>
    <style:style style:name="Table11.B" style:family="table-column">
      <style:table-column-properties style:column-width="3.1889in"/>
    </style:style>
    <style:style style:name="Table11.C" style:family="table-column">
      <style:table-column-properties style:column-width="1.059in"/>
    </style:style>
    <style:style style:name="Table11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1.C1" style:family="table-cell">
      <style:table-cell-properties fo:background-color="#ff4000" fo:padding="0.0382in" fo:border="0.5pt solid #000000">
        <style:background-image/>
      </style:table-cell-properties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none" fo:border-top="none" fo:border-bottom="0.5pt solid #000000"/>
    </style:style>
    <style:style style:name="Table1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1.A3" style:family="table-cell">
      <style:table-cell-properties fo:padding="0.0382in" fo:border-left="0.5pt solid #000000" fo:border-right="none" fo:border-top="none" fo:border-bottom="0.5pt solid #000000"/>
    </style:style>
    <style:style style:name="Table11.B3" style:family="table-cell">
      <style:table-cell-properties fo:padding="0.0382in" fo:border-left="0.5pt solid #000000" fo:border-right="none" fo:border-top="none" fo:border-bottom="0.5pt solid #000000"/>
    </style:style>
    <style:style style:name="Table1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1.A4" style:family="table-cell">
      <style:table-cell-properties fo:padding="0.0382in" fo:border-left="0.5pt solid #000000" fo:border-right="none" fo:border-top="none" fo:border-bottom="0.5pt solid #000000"/>
    </style:style>
    <style:style style:name="Table11.B4" style:family="table-cell">
      <style:table-cell-properties fo:padding="0.0382in" fo:border-left="0.5pt solid #000000" fo:border-right="none" fo:border-top="none" fo:border-bottom="0.5pt solid #000000"/>
    </style:style>
    <style:style style:name="Table1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1.A5" style:family="table-cell">
      <style:table-cell-properties fo:padding="0.0382in" fo:border-left="0.5pt solid #000000" fo:border-right="none" fo:border-top="none" fo:border-bottom="0.5pt solid #000000"/>
    </style:style>
    <style:style style:name="Table11.B5" style:family="table-cell">
      <style:table-cell-properties fo:padding="0.0382in" fo:border-left="0.5pt solid #000000" fo:border-right="none" fo:border-top="none" fo:border-bottom="0.5pt solid #000000"/>
    </style:style>
    <style:style style:name="Table1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5.6021in" fo:margin-left="0.3528in" table:align="left"/>
    </style:style>
    <style:style style:name="Table12.A" style:family="table-column">
      <style:table-column-properties style:column-width="1.4757in"/>
    </style:style>
    <style:style style:name="Table12.B" style:family="table-column">
      <style:table-column-properties style:column-width="4.1264in"/>
    </style:style>
    <style:style style:name="Table12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ff4000" fo:padding="0.0382in" fo:border="0.5pt solid #000000">
        <style:background-image/>
      </style:table-cell-properties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A3" style:family="table-cell">
      <style:table-cell-properties fo:padding="0.0382in" fo:border-left="0.5pt solid #000000" fo:border-right="none" fo:border-top="none" fo:border-bottom="0.5pt solid #000000"/>
    </style:style>
    <style:style style:name="Table1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A4" style:family="table-cell">
      <style:table-cell-properties fo:padding="0.0382in" fo:border-left="0.5pt solid #000000" fo:border-right="none" fo:border-top="none" fo:border-bottom="0.5pt solid #000000"/>
    </style:style>
    <style:style style:name="Table1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A5" style:family="table-cell">
      <style:table-cell-properties fo:padding="0.0382in" fo:border-left="0.5pt solid #000000" fo:border-right="none" fo:border-top="none" fo:border-bottom="0.5pt solid #000000"/>
    </style:style>
    <style:style style:name="Table1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2.A6" style:family="table-cell">
      <style:table-cell-properties fo:padding="0.0382in" fo:border-left="0.5pt solid #000000" fo:border-right="none" fo:border-top="none" fo:border-bottom="0.5pt solid #000000"/>
    </style:style>
    <style:style style:name="Table1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2.7" style:family="table-row">
      <style:table-row-properties style:min-row-height="0.3382in"/>
    </style:style>
    <style:style style:name="Table12.A7" style:family="table-cell">
      <style:table-cell-properties fo:padding="0.0382in" fo:border-left="0.5pt solid #000000" fo:border-right="none" fo:border-top="none" fo:border-bottom="0.5pt solid #000000"/>
    </style:style>
    <style:style style:name="Table12.B7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6889in" fo:margin-left="0.2597in" table:align="left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4.4389in"/>
    </style:style>
    <style:style style:name="Table13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B1" style:family="table-cell">
      <style:table-cell-properties fo:background-color="#ff4000" fo:padding="0.0382in" fo:border="0.5pt solid #000000">
        <style:background-image/>
      </style:table-cell-properties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3" style:family="table-cell">
      <style:table-cell-properties fo:padding="0.0382in" fo:border-left="0.5pt solid #000000" fo:border-right="none" fo:border-top="none" fo:border-bottom="0.5pt solid #000000"/>
    </style:style>
    <style:style style:name="Table1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4" style:family="table-cell">
      <style:table-cell-properties fo:padding="0.0382in" fo:border-left="0.5pt solid #000000" fo:border-right="none" fo:border-top="none" fo:border-bottom="0.5pt solid #000000"/>
    </style:style>
    <style:style style:name="Table1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5" style:family="table-cell">
      <style:table-cell-properties fo:padding="0.0382in" fo:border-left="0.5pt solid #000000" fo:border-right="none" fo:border-top="none" fo:border-bottom="0.5pt solid #000000"/>
    </style:style>
    <style:style style:name="Table1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3.A6" style:family="table-cell">
      <style:table-cell-properties fo:padding="0.0382in" fo:border-left="0.5pt solid #000000" fo:border-right="none" fo:border-top="none" fo:border-bottom="0.5pt solid #000000"/>
    </style:style>
    <style:style style:name="Table13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8507in" fo:margin-left="0.266in" table:align="left"/>
    </style:style>
    <style:style style:name="Table14.A" style:family="table-column">
      <style:table-column-properties style:column-width="0.7292in"/>
    </style:style>
    <style:style style:name="Table14.B" style:family="table-column">
      <style:table-column-properties style:column-width="3.3104in"/>
    </style:style>
    <style:style style:name="Table14.C" style:family="table-column">
      <style:table-column-properties style:column-width="1.8111in"/>
    </style:style>
    <style:style style:name="Table14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ff4000" fo:padding="0.0382in" fo:border="0.5pt solid #000000">
        <style:background-image/>
      </style:table-cell-properties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A3" style:family="table-cell">
      <style:table-cell-properties fo:padding="0.0382in" fo:border-left="0.5pt solid #000000" fo:border-right="none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4.A4" style:family="table-cell">
      <style:table-cell-properties fo:padding="0.0382in" fo:border-left="0.5pt solid #000000" fo:border-right="none" fo:border-top="none" fo:border-bottom="0.5pt solid #000000"/>
    </style:style>
    <style:style style:name="Table14.B4" style:family="table-cell">
      <style:table-cell-properties fo:padding="0.0382in" fo:border-left="0.5pt solid #000000" fo:border-right="none" fo:border-top="none" fo:border-bottom="0.5pt solid #000000"/>
    </style:style>
    <style:style style:name="Table14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4.A5" style:family="table-cell">
      <style:table-cell-properties fo:padding="0.0382in" fo:border-left="0.5pt solid #000000" fo:border-right="none" fo:border-top="none" fo:border-bottom="0.5pt solid #000000"/>
    </style:style>
    <style:style style:name="Table14.B5" style:family="table-cell">
      <style:table-cell-properties fo:padding="0.0382in" fo:border-left="0.5pt solid #000000" fo:border-right="none" fo:border-top="none" fo:border-bottom="0.5pt solid #000000"/>
    </style:style>
    <style:style style:name="Table14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.A6" style:family="table-cell">
      <style:table-cell-properties fo:padding="0.0382in" fo:border-left="0.5pt solid #000000" fo:border-right="none" fo:border-top="none" fo:border-bottom="0.5pt solid #000000"/>
    </style:style>
    <style:style style:name="Table14.B6" style:family="table-cell">
      <style:table-cell-properties fo:padding="0.0382in" fo:border-left="0.5pt solid #000000" fo:border-right="none" fo:border-top="none" fo:border-bottom="0.5pt solid #000000"/>
    </style:style>
    <style:style style:name="Table14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4.A7" style:family="table-cell">
      <style:table-cell-properties fo:padding="0.0382in" fo:border-left="0.5pt solid #000000" fo:border-right="none" fo:border-top="none" fo:border-bottom="0.5pt solid #000000"/>
    </style:style>
    <style:style style:name="Table14.B7" style:family="table-cell">
      <style:table-cell-properties fo:padding="0.0382in" fo:border-left="0.5pt solid #000000" fo:border-right="none" fo:border-top="none" fo:border-bottom="0.5pt solid #000000"/>
    </style:style>
    <style:style style:name="Table14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4.3521in" fo:margin-left="0.5201in" table:align="left"/>
    </style:style>
    <style:style style:name="Table15.A" style:family="table-column">
      <style:table-column-properties style:column-width="1.6028in"/>
    </style:style>
    <style:style style:name="Table15.B" style:family="table-column">
      <style:table-column-properties style:column-width="2.7493in"/>
    </style:style>
    <style:style style:name="Table15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B1" style:family="table-cell">
      <style:table-cell-properties fo:background-color="#ff4000" fo:padding="0.0382in" fo:border="0.5pt solid #000000">
        <style:background-image/>
      </style:table-cell-properties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3" style:family="table-cell">
      <style:table-cell-properties fo:padding="0.0382in" fo:border-left="0.5pt solid #000000" fo:border-right="none" fo:border-top="none" fo:border-bottom="0.5pt solid #000000"/>
    </style:style>
    <style:style style:name="Table15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4" style:family="table-cell">
      <style:table-cell-properties fo:padding="0.0382in" fo:border-left="0.5pt solid #000000" fo:border-right="none" fo:border-top="none" fo:border-bottom="0.5pt solid #000000"/>
    </style:style>
    <style:style style:name="Table15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5" style:family="table-cell">
      <style:table-cell-properties fo:padding="0.0382in" fo:border-left="0.5pt solid #000000" fo:border-right="none" fo:border-top="none" fo:border-bottom="0.5pt solid #000000"/>
    </style:style>
    <style:style style:name="Table15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6" style:family="table-cell">
      <style:table-cell-properties fo:padding="0.0382in" fo:border-left="0.5pt solid #000000" fo:border-right="none" fo:border-top="none" fo:border-bottom="0.5pt solid #000000"/>
    </style:style>
    <style:style style:name="Table15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7" style:family="table-cell">
      <style:table-cell-properties fo:padding="0.0382in" fo:border-left="0.5pt solid #000000" fo:border-right="none" fo:border-top="none" fo:border-bottom="0.5pt solid #000000"/>
    </style:style>
    <style:style style:name="Table15.B7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8521in" fo:margin-left="0in" table:align="left"/>
    </style:style>
    <style:style style:name="Table16.A" style:family="table-column">
      <style:table-column-properties style:column-width="1.2903in"/>
    </style:style>
    <style:style style:name="Table16.B" style:family="table-column">
      <style:table-column-properties style:column-width="3.0618in"/>
    </style:style>
    <style:style style:name="Table16.C" style:family="table-column">
      <style:table-column-properties style:column-width="2.5in"/>
    </style:style>
    <style:style style:name="Table16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ff4000" fo:padding="0.0382in" fo:border="0.5pt solid #000000">
        <style:background-image/>
      </style:table-cell-properties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3" style:family="table-cell">
      <style:table-cell-properties fo:padding="0.0382in" fo:border-left="0.5pt solid #000000" fo:border-right="none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4" style:family="table-cell">
      <style:table-cell-properties fo:padding="0.0382in" fo:border-left="0.5pt solid #000000" fo:border-right="none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5" style:family="table-cell">
      <style:table-cell-properties fo:padding="0.0382in" fo:border-left="0.5pt solid #000000" fo:border-right="none" fo:border-top="none" fo:border-bottom="0.5pt solid #000000"/>
    </style:style>
    <style:style style:name="Table16.B5" style:family="table-cell">
      <style:table-cell-properties fo:padding="0.0382in" fo:border-left="0.5pt solid #000000" fo:border-right="none" fo:border-top="none" fo:border-bottom="0.5pt solid #000000"/>
    </style:style>
    <style:style style:name="Table16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6" style:family="table-cell">
      <style:table-cell-properties fo:padding="0.0382in" fo:border-left="0.5pt solid #000000" fo:border-right="none" fo:border-top="none" fo:border-bottom="0.5pt solid #000000"/>
    </style:style>
    <style:style style:name="Table16.B6" style:family="table-cell">
      <style:table-cell-properties fo:padding="0.0382in" fo:border-left="0.5pt solid #000000" fo:border-right="none" fo:border-top="none" fo:border-bottom="0.5pt solid #000000"/>
    </style:style>
    <style:style style:name="Table16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7" style:family="table-cell">
      <style:table-cell-properties fo:padding="0.0382in" fo:border-left="0.5pt solid #000000" fo:border-right="none" fo:border-top="none" fo:border-bottom="0.5pt solid #000000"/>
    </style:style>
    <style:style style:name="Table16.B7" style:family="table-cell">
      <style:table-cell-properties fo:padding="0.0382in" fo:border-left="0.5pt solid #000000" fo:border-right="none" fo:border-top="none" fo:border-bottom="0.5pt solid #000000"/>
    </style:style>
    <style:style style:name="Table16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8" style:family="table-cell">
      <style:table-cell-properties fo:padding="0.0382in" fo:border-left="0.5pt solid #000000" fo:border-right="none" fo:border-top="none" fo:border-bottom="0.5pt solid #000000"/>
    </style:style>
    <style:style style:name="Table16.B8" style:family="table-cell">
      <style:table-cell-properties fo:padding="0.0382in" fo:border-left="0.5pt solid #000000" fo:border-right="none" fo:border-top="none" fo:border-bottom="0.5pt solid #000000"/>
    </style:style>
    <style:style style:name="Table16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9" style:family="table-cell">
      <style:table-cell-properties fo:padding="0.0382in" fo:border-left="0.5pt solid #000000" fo:border-right="none" fo:border-top="none" fo:border-bottom="0.5pt solid #000000"/>
    </style:style>
    <style:style style:name="Table16.B9" style:family="table-cell">
      <style:table-cell-properties fo:padding="0.0382in" fo:border-left="0.5pt solid #000000" fo:border-right="none" fo:border-top="none" fo:border-bottom="0.5pt solid #000000"/>
    </style:style>
    <style:style style:name="Table16.C9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0" style:family="table-cell">
      <style:table-cell-properties fo:padding="0.0382in" fo:border-left="0.5pt solid #000000" fo:border-right="none" fo:border-top="none" fo:border-bottom="0.5pt solid #000000"/>
    </style:style>
    <style:style style:name="Table16.B10" style:family="table-cell">
      <style:table-cell-properties fo:padding="0.0382in" fo:border-left="0.5pt solid #000000" fo:border-right="none" fo:border-top="none" fo:border-bottom="0.5pt solid #000000"/>
    </style:style>
    <style:style style:name="Table16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1" style:family="table-cell">
      <style:table-cell-properties fo:padding="0.0382in" fo:border-left="0.5pt solid #000000" fo:border-right="none" fo:border-top="none" fo:border-bottom="0.5pt solid #000000"/>
    </style:style>
    <style:style style:name="Table16.B11" style:family="table-cell">
      <style:table-cell-properties fo:padding="0.0382in" fo:border-left="0.5pt solid #000000" fo:border-right="none" fo:border-top="none" fo:border-bottom="0.5pt solid #000000"/>
    </style:style>
    <style:style style:name="Table16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2" style:family="table-cell">
      <style:table-cell-properties fo:padding="0.0382in" fo:border-left="0.5pt solid #000000" fo:border-right="none" fo:border-top="none" fo:border-bottom="0.5pt solid #000000"/>
    </style:style>
    <style:style style:name="Table16.B12" style:family="table-cell">
      <style:table-cell-properties fo:padding="0.0382in" fo:border-left="0.5pt solid #000000" fo:border-right="none" fo:border-top="none" fo:border-bottom="0.5pt solid #000000"/>
    </style:style>
    <style:style style:name="Table16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3" style:family="table-cell">
      <style:table-cell-properties fo:padding="0.0382in" fo:border-left="0.5pt solid #000000" fo:border-right="none" fo:border-top="none" fo:border-bottom="0.5pt solid #000000"/>
    </style:style>
    <style:style style:name="Table16.B13" style:family="table-cell">
      <style:table-cell-properties fo:padding="0.0382in" fo:border-left="0.5pt solid #000000" fo:border-right="none" fo:border-top="none" fo:border-bottom="0.5pt solid #000000"/>
    </style:style>
    <style:style style:name="Table16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4" style:family="table-cell">
      <style:table-cell-properties fo:padding="0.0382in" fo:border-left="0.5pt solid #000000" fo:border-right="none" fo:border-top="none" fo:border-bottom="0.5pt solid #000000"/>
    </style:style>
    <style:style style:name="Table16.B14" style:family="table-cell">
      <style:table-cell-properties fo:padding="0.0382in" fo:border-left="0.5pt solid #000000" fo:border-right="none" fo:border-top="none" fo:border-bottom="0.5pt solid #000000"/>
    </style:style>
    <style:style style:name="Table16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5" style:family="table-cell">
      <style:table-cell-properties fo:padding="0.0382in" fo:border-left="0.5pt solid #000000" fo:border-right="none" fo:border-top="none" fo:border-bottom="0.5pt solid #000000"/>
    </style:style>
    <style:style style:name="Table16.B15" style:family="table-cell">
      <style:table-cell-properties fo:padding="0.0382in" fo:border-left="0.5pt solid #000000" fo:border-right="none" fo:border-top="none" fo:border-bottom="0.5pt solid #000000"/>
    </style:style>
    <style:style style:name="Table16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6" style:family="table-cell">
      <style:table-cell-properties fo:padding="0.0382in" fo:border-left="0.5pt solid #000000" fo:border-right="none" fo:border-top="none" fo:border-bottom="0.5pt solid #000000"/>
    </style:style>
    <style:style style:name="Table16.B16" style:family="table-cell">
      <style:table-cell-properties fo:padding="0.0382in" fo:border-left="0.5pt solid #000000" fo:border-right="none" fo:border-top="none" fo:border-bottom="0.5pt solid #000000"/>
    </style:style>
    <style:style style:name="Table16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7" style:family="table-cell">
      <style:table-cell-properties fo:padding="0.0382in" fo:border-left="0.5pt solid #000000" fo:border-right="none" fo:border-top="none" fo:border-bottom="0.5pt solid #000000"/>
    </style:style>
    <style:style style:name="Table16.B17" style:family="table-cell">
      <style:table-cell-properties fo:padding="0.0382in" fo:border-left="0.5pt solid #000000" fo:border-right="none" fo:border-top="none" fo:border-bottom="0.5pt solid #000000"/>
    </style:style>
    <style:style style:name="Table16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18" style:family="table-cell">
      <style:table-cell-properties fo:padding="0.0382in" fo:border-left="0.5pt solid #000000" fo:border-right="none" fo:border-top="none" fo:border-bottom="0.5pt solid #000000"/>
    </style:style>
    <style:style style:name="Table16.B18" style:family="table-cell">
      <style:table-cell-properties fo:padding="0.0382in" fo:border-left="0.5pt solid #000000" fo:border-right="none" fo:border-top="none" fo:border-bottom="0.5pt solid #000000"/>
    </style:style>
    <style:style style:name="Table16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792in" fo:margin-left="0in" table:align="left"/>
    </style:style>
    <style:style style:name="Table17.A" style:family="table-column">
      <style:table-column-properties style:column-width="1.6729in"/>
    </style:style>
    <style:style style:name="Table17.B" style:family="table-column">
      <style:table-column-properties style:column-width="0.9313in"/>
    </style:style>
    <style:style style:name="Table17.C" style:family="table-column">
      <style:table-column-properties style:column-width="2.6215in"/>
    </style:style>
    <style:style style:name="Table17.D" style:family="table-column">
      <style:table-column-properties style:column-width="1.7535in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D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5.9778in" fo:margin-left="0.266in" table:align="left"/>
    </style:style>
    <style:style style:name="Table18.A" style:family="table-column">
      <style:table-column-properties style:column-width="2.1472in"/>
    </style:style>
    <style:style style:name="Table18.B" style:family="table-column">
      <style:table-column-properties style:column-width="3.8306in"/>
    </style:style>
    <style:style style:name="Table18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8.B1" style:family="table-cell">
      <style:table-cell-properties fo:background-color="#ff4000" fo:padding="0.0382in" fo:border="0.5pt solid #000000">
        <style:background-image/>
      </style:table-cell-properties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3" style:family="table-cell">
      <style:table-cell-properties fo:padding="0.0382in" fo:border-left="0.5pt solid #000000" fo:border-right="none" fo:border-top="none" fo:border-bottom="0.5pt solid #000000"/>
    </style:style>
    <style:style style:name="Table18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4" style:family="table-cell">
      <style:table-cell-properties fo:padding="0.0382in" fo:border-left="0.5pt solid #000000" fo:border-right="none" fo:border-top="none" fo:border-bottom="0.5pt solid #000000"/>
    </style:style>
    <style:style style:name="Table18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5" style:family="table-cell">
      <style:table-cell-properties fo:padding="0.0382in" fo:border-left="0.5pt solid #000000" fo:border-right="none" fo:border-top="none" fo:border-bottom="0.5pt solid #000000"/>
    </style:style>
    <style:style style:name="Table18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6" style:family="table-cell">
      <style:table-cell-properties fo:padding="0.0382in" fo:border-left="0.5pt solid #000000" fo:border-right="none" fo:border-top="none" fo:border-bottom="0.5pt solid #000000"/>
    </style:style>
    <style:style style:name="Table18.B6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7" style:family="table-cell">
      <style:table-cell-properties fo:padding="0.0382in" fo:border-left="0.5pt solid #000000" fo:border-right="none" fo:border-top="none" fo:border-bottom="0.5pt solid #000000"/>
    </style:style>
    <style:style style:name="Table18.B7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8" style:family="table-cell">
      <style:table-cell-properties fo:padding="0.0382in" fo:border-left="0.5pt solid #000000" fo:border-right="none" fo:border-top="none" fo:border-bottom="0.5pt solid #000000"/>
    </style:style>
    <style:style style:name="Table18.B8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9" style:family="table-cell">
      <style:table-cell-properties fo:padding="0.0382in" fo:border-left="0.5pt solid #000000" fo:border-right="none" fo:border-top="none" fo:border-bottom="0.5pt solid #000000"/>
    </style:style>
    <style:style style:name="Table18.B9" style:family="table-cell">
      <style:table-cell-properties fo:padding="0.0382in" fo:border-left="0.5pt solid #000000" fo:border-right="0.5pt solid #000000" fo:border-top="none" fo:border-bottom="0.5pt solid #000000"/>
    </style:style>
    <style:style style:name="Table18.A10" style:family="table-cell">
      <style:table-cell-properties fo:padding="0.0382in" fo:border-left="0.5pt solid #000000" fo:border-right="none" fo:border-top="none" fo:border-bottom="0.5pt solid #000000"/>
    </style:style>
    <style:style style:name="Table18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4.7278in" fo:margin-left="0.3236in" table:align="left"/>
    </style:style>
    <style:style style:name="Table19.A" style:family="table-column">
      <style:table-column-properties style:column-width="0.8104in"/>
    </style:style>
    <style:style style:name="Table19.B" style:family="table-column">
      <style:table-column-properties style:column-width="3.9174in"/>
    </style:style>
    <style:style style:name="Table19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9.B1" style:family="table-cell">
      <style:table-cell-properties fo:background-color="#ff4000" fo:padding="0.0382in" fo:border="0.5pt solid #000000">
        <style:background-image/>
      </style:table-cell-properties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9.A3" style:family="table-cell">
      <style:table-cell-properties fo:padding="0.0382in" fo:border-left="0.5pt solid #000000" fo:border-right="none" fo:border-top="none" fo:border-bottom="0.5pt solid #000000"/>
    </style:style>
    <style:style style:name="Table19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9.A4" style:family="table-cell">
      <style:table-cell-properties fo:padding="0.0382in" fo:border-left="0.5pt solid #000000" fo:border-right="none" fo:border-top="none" fo:border-bottom="0.5pt solid #000000"/>
    </style:style>
    <style:style style:name="Table19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9.A5" style:family="table-cell">
      <style:table-cell-properties fo:padding="0.0382in" fo:border-left="0.5pt solid #000000" fo:border-right="none" fo:border-top="none" fo:border-bottom="0.5pt solid #000000"/>
    </style:style>
    <style:style style:name="Table19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9.A6" style:family="table-cell">
      <style:table-cell-properties fo:padding="0.0382in" fo:border-left="0.5pt solid #000000" fo:border-right="none" fo:border-top="none" fo:border-bottom="0.5pt solid #000000"/>
    </style:style>
    <style:style style:name="Table19.B6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1313in" fo:margin-left="0.5667in" table:align="left"/>
    </style:style>
    <style:style style:name="Table20.A" style:family="table-column">
      <style:table-column-properties style:column-width="0.7889in"/>
    </style:style>
    <style:style style:name="Table20.B" style:family="table-column">
      <style:table-column-properties style:column-width="1.309in"/>
    </style:style>
    <style:style style:name="Table20.C" style:family="table-column">
      <style:table-column-properties style:column-width="2.0611in"/>
    </style:style>
    <style:style style:name="Table20.D" style:family="table-column">
      <style:table-column-properties style:column-width="1.9722in"/>
    </style:style>
    <style:style style:name="Table20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D1" style:family="table-cell">
      <style:table-cell-properties fo:background-color="#ff4000" fo:padding="0.0382in" fo:border="0.5pt solid #000000">
        <style:background-image/>
      </style:table-cell-properties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none" fo:border-top="none" fo:border-bottom="0.5pt solid #000000"/>
    </style:style>
    <style:style style:name="Table2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A3" style:family="table-cell">
      <style:table-cell-properties fo:padding="0.0382in" fo:border-left="0.5pt solid #000000" fo:border-right="none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none" fo:border-top="none" fo:border-bottom="0.5pt solid #000000"/>
    </style:style>
    <style:style style:name="Table20.D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A4" style:family="table-cell">
      <style:table-cell-properties fo:padding="0.0382in" fo:border-left="0.5pt solid #000000" fo:border-right="none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none" fo:border-top="none" fo:border-bottom="0.5pt solid #000000"/>
    </style:style>
    <style:style style:name="Table20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A5" style:family="table-cell">
      <style:table-cell-properties fo:padding="0.0382in" fo:border-left="0.5pt solid #000000" fo:border-right="none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none" fo:border-top="none" fo:border-bottom="0.5pt solid #000000"/>
    </style:style>
    <style:style style:name="Table20.D5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4.2264in" fo:margin-left="0.2618in" table:align="left"/>
    </style:style>
    <style:style style:name="Table21.A" style:family="table-column">
      <style:table-column-properties style:column-width="0.9451in"/>
    </style:style>
    <style:style style:name="Table21.B" style:family="table-column">
      <style:table-column-properties style:column-width="1.2201in"/>
    </style:style>
    <style:style style:name="Table21.C" style:family="table-column">
      <style:table-column-properties style:column-width="2.0611in"/>
    </style:style>
    <style:style style:name="Table21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1.C1" style:family="table-cell">
      <style:table-cell-properties fo:background-color="#ff4000" fo:padding="0.0382in" fo:border="0.5pt solid #000000">
        <style:background-image/>
      </style:table-cell-properties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B2" style:family="table-cell">
      <style:table-cell-properties fo:padding="0.0382in" fo:border-left="0.5pt solid #000000" fo:border-right="none" fo:border-top="none" fo:border-bottom="0.5pt solid #000000"/>
    </style:style>
    <style:style style:name="Table2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3" style:family="table-cell">
      <style:table-cell-properties fo:padding="0.0382in" fo:border-left="0.5pt solid #000000" fo:border-right="none" fo:border-top="none" fo:border-bottom="0.5pt solid #000000"/>
    </style:style>
    <style:style style:name="Table21.B3" style:family="table-cell">
      <style:table-cell-properties fo:padding="0.0382in" fo:border-left="0.5pt solid #000000" fo:border-right="none" fo:border-top="none" fo:border-bottom="0.5pt solid #000000"/>
    </style:style>
    <style:style style:name="Table2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4" style:family="table-cell">
      <style:table-cell-properties fo:padding="0.0382in" fo:border-left="0.5pt solid #000000" fo:border-right="none" fo:border-top="none" fo:border-bottom="0.5pt solid #000000"/>
    </style:style>
    <style:style style:name="Table21.B4" style:family="table-cell">
      <style:table-cell-properties fo:padding="0.0382in" fo:border-left="0.5pt solid #000000" fo:border-right="none" fo:border-top="none" fo:border-bottom="0.5pt solid #000000"/>
    </style:style>
    <style:style style:name="Table2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5" style:family="table-cell">
      <style:table-cell-properties fo:padding="0.0382in" fo:border-left="0.5pt solid #000000" fo:border-right="none" fo:border-top="none" fo:border-bottom="0.5pt solid #000000"/>
    </style:style>
    <style:style style:name="Table21.B5" style:family="table-cell">
      <style:table-cell-properties fo:padding="0.0382in" fo:border-left="0.5pt solid #000000" fo:border-right="none" fo:border-top="none" fo:border-bottom="0.5pt solid #000000"/>
    </style:style>
    <style:style style:name="Table2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6" style:family="table-cell">
      <style:table-cell-properties fo:padding="0.0382in" fo:border-left="0.5pt solid #000000" fo:border-right="none" fo:border-top="none" fo:border-bottom="0.5pt solid #000000"/>
    </style:style>
    <style:style style:name="Table21.B6" style:family="table-cell">
      <style:table-cell-properties fo:padding="0.0382in" fo:border-left="0.5pt solid #000000" fo:border-right="none" fo:border-top="none" fo:border-bottom="0.5pt solid #000000"/>
    </style:style>
    <style:style style:name="Table2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7" style:family="table-cell">
      <style:table-cell-properties fo:padding="0.0382in" fo:border-left="0.5pt solid #000000" fo:border-right="none" fo:border-top="none" fo:border-bottom="0.5pt solid #000000"/>
    </style:style>
    <style:style style:name="Table21.B7" style:family="table-cell">
      <style:table-cell-properties fo:padding="0.0382in" fo:border-left="0.5pt solid #000000" fo:border-right="none" fo:border-top="none" fo:border-bottom="0.5pt solid #000000"/>
    </style:style>
    <style:style style:name="Table2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8" style:family="table-cell">
      <style:table-cell-properties fo:padding="0.0382in" fo:border-left="0.5pt solid #000000" fo:border-right="none" fo:border-top="none" fo:border-bottom="0.5pt solid #000000"/>
    </style:style>
    <style:style style:name="Table21.B8" style:family="table-cell">
      <style:table-cell-properties fo:padding="0.0382in" fo:border-left="0.5pt solid #000000" fo:border-right="none" fo:border-top="none" fo:border-bottom="0.5pt solid #000000"/>
    </style:style>
    <style:style style:name="Table2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21.A9" style:family="table-cell">
      <style:table-cell-properties fo:padding="0.0382in" fo:border-left="0.5pt solid #000000" fo:border-right="none" fo:border-top="none" fo:border-bottom="0.5pt solid #000000"/>
    </style:style>
    <style:style style:name="Table21.B9" style:family="table-cell">
      <style:table-cell-properties fo:padding="0.0382in" fo:border-left="0.5pt solid #000000" fo:border-right="none" fo:border-top="none" fo:border-bottom="0.5pt solid #000000"/>
    </style:style>
    <style:style style:name="Table2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2.8049in" fo:margin-left="0.5743in" table:align="left"/>
    </style:style>
    <style:style style:name="Table22.A" style:family="table-column">
      <style:table-column-properties style:column-width="1.2056in"/>
    </style:style>
    <style:style style:name="Table22.B" style:family="table-column">
      <style:table-column-properties style:column-width="1.5993in"/>
    </style:style>
    <style:style style:name="Table22.A1" style:family="table-cell">
      <style:table-cell-properties fo:background-color="#ff4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B1" style:family="table-cell">
      <style:table-cell-properties fo:background-color="#ff4000" fo:padding="0.0382in" fo:border="0.5pt solid #000000">
        <style:background-image/>
      </style:table-cell-properties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3" style:family="table-cell">
      <style:table-cell-properties fo:padding="0.0382in" fo:border-left="0.5pt solid #000000" fo:border-right="none" fo:border-top="none" fo:border-bottom="0.5pt solid #000000"/>
    </style:style>
    <style:style style:name="Table2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4" style:family="table-cell">
      <style:table-cell-properties fo:padding="0.0382in" fo:border-left="0.5pt solid #000000" fo:border-right="none" fo:border-top="none" fo:border-bottom="0.5pt solid #000000"/>
    </style:style>
    <style:style style:name="Table2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5" style:family="table-cell">
      <style:table-cell-properties fo:padding="0.0382in" fo:border-left="0.5pt solid #000000" fo:border-right="none" fo:border-top="none" fo:border-bottom="0.5pt solid #000000"/>
    </style:style>
    <style:style style:name="Table2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6" style:family="table-cell">
      <style:table-cell-properties fo:background-color="#ff4000" fo:padding="0.0382in" fo:border-left="0.5pt solid #000000" fo:border-right="none" fo:border-top="none" fo:border-bottom="0.5pt solid #000000">
        <style:background-image/>
      </style:table-cell-properties>
    </style:style>
    <style:style style:name="Table22.B6" style:family="table-cell">
      <style:table-cell-properties fo:background-color="#ff4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2.A7" style:family="table-cell">
      <style:table-cell-properties fo:padding="0.0382in" fo:border-left="0.5pt solid #000000" fo:border-right="none" fo:border-top="none" fo:border-bottom="0.5pt solid #000000"/>
    </style:style>
    <style:style style:name="Table22.B7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8" style:family="table-cell">
      <style:table-cell-properties fo:padding="0.0382in" fo:border-left="0.5pt solid #000000" fo:border-right="none" fo:border-top="none" fo:border-bottom="0.5pt solid #000000"/>
    </style:style>
    <style:style style:name="Table22.B8" style:family="table-cell">
      <style:table-cell-properties fo:padding="0.0382in" fo:border-left="0.5pt solid #000000" fo:border-right="0.5pt solid #000000" fo:border-top="none" fo:border-bottom="0.5pt solid #000000"/>
    </style:style>
    <style:style style:name="Table22.A9" style:family="table-cell">
      <style:table-cell-properties fo:padding="0.0382in" fo:border-left="0.5pt solid #000000" fo:border-right="none" fo:border-top="none" fo:border-bottom="0.5pt solid #000000"/>
    </style:style>
    <style:style style:name="Table22.B9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5.275in" fo:margin-left="0.284in" table:align="left"/>
    </style:style>
    <style:style style:name="Table24.A" style:family="table-column">
      <style:table-column-properties style:column-width="1.4882in"/>
    </style:style>
    <style:style style:name="Table24.B" style:family="table-column">
      <style:table-column-properties style:column-width="3.7868in"/>
    </style:style>
    <style:style style:name="Table24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24.A2" style:family="table-cell">
      <style:table-cell-properties style:vertical-align="middle" fo:padding="0.0194in" fo:border="none"/>
    </style:style>
    <style:style style:name="Table24.B2" style:family="table-cell">
      <style:table-cell-properties style:vertical-align="middle" fo:padding="0.0194in" fo:border="none"/>
    </style:style>
    <style:style style:name="Table24.A3" style:family="table-cell">
      <style:table-cell-properties style:vertical-align="middle" fo:padding="0.0194in" fo:border="none"/>
    </style:style>
    <style:style style:name="Table24.B3" style:family="table-cell">
      <style:table-cell-properties style:vertical-align="middle" fo:padding="0.0194in" fo:border="none"/>
    </style:style>
    <style:style style:name="Table24.A4" style:family="table-cell">
      <style:table-cell-properties style:vertical-align="middle" fo:padding="0.0194in" fo:border="none"/>
    </style:style>
    <style:style style:name="Table24.B4" style:family="table-cell">
      <style:table-cell-properties style:vertical-align="middle" fo:padding="0.0194in" fo:border="none"/>
    </style:style>
    <style:style style:name="Table24.A5" style:family="table-cell">
      <style:table-cell-properties style:vertical-align="middle" fo:padding="0.0194in" fo:border="none"/>
    </style:style>
    <style:style style:name="Table24.B5" style:family="table-cell">
      <style:table-cell-properties style:vertical-align="middle" fo:padding="0.0194in" fo:border="none"/>
    </style:style>
    <style:style style:name="Table24.A6" style:family="table-cell">
      <style:table-cell-properties style:vertical-align="middle" fo:padding="0.0194in" fo:border="none"/>
    </style:style>
    <style:style style:name="Table24.B6" style:family="table-cell">
      <style:table-cell-properties style:vertical-align="middle" fo:padding="0.0194in" fo:border="none"/>
    </style:style>
    <style:style style:name="Table24.A7" style:family="table-cell">
      <style:table-cell-properties style:vertical-align="middle" fo:padding="0.0194in" fo:border="none"/>
    </style:style>
    <style:style style:name="Table24.B7" style:family="table-cell">
      <style:table-cell-properties style:vertical-align="middle" fo:padding="0.0194in" fo:border="none"/>
    </style:style>
    <style:style style:name="Table24.A8" style:family="table-cell">
      <style:table-cell-properties style:vertical-align="middle" fo:padding="0.0194in" fo:border="none"/>
    </style:style>
    <style:style style:name="Table24.B8" style:family="table-cell">
      <style:table-cell-properties style:vertical-align="middle" fo:padding="0.0194in" fo:border="none"/>
    </style:style>
    <style:style style:name="Table24.A9" style:family="table-cell">
      <style:table-cell-properties style:vertical-align="middle" fo:padding="0.0194in" fo:border="none"/>
    </style:style>
    <style:style style:name="Table24.B9" style:family="table-cell">
      <style:table-cell-properties style:vertical-align="middle" fo:padding="0.0194in" fo:border="none"/>
    </style:style>
    <style:style style:name="Table24.A10" style:family="table-cell">
      <style:table-cell-properties style:vertical-align="middle" fo:padding="0.0194in" fo:border="none"/>
    </style:style>
    <style:style style:name="Table24.B10" style:family="table-cell">
      <style:table-cell-properties style:vertical-align="middle" fo:padding="0.0194in" fo:border="none"/>
    </style:style>
    <style:style style:name="Table24.A11" style:family="table-cell">
      <style:table-cell-properties style:vertical-align="middle" fo:padding="0.0194in" fo:border="none"/>
    </style:style>
    <style:style style:name="Table24.B11" style:family="table-cell">
      <style:table-cell-properties style:vertical-align="middle" fo:padding="0.0194in" fo:border="none"/>
    </style:style>
    <style:style style:name="Table24.A12" style:family="table-cell">
      <style:table-cell-properties style:vertical-align="middle" fo:padding="0.0194in" fo:border="none"/>
    </style:style>
    <style:style style:name="Table24.B12" style:family="table-cell">
      <style:table-cell-properties style:vertical-align="middle" fo:padding="0.0194in" fo:border="none"/>
    </style:style>
    <style:style style:name="Table24.A13" style:family="table-cell">
      <style:table-cell-properties style:vertical-align="middle" fo:padding="0.0194in" fo:border="none"/>
    </style:style>
    <style:style style:name="Table24.B13" style:family="table-cell">
      <style:table-cell-properties style:vertical-align="middle" fo:padding="0.0194in" fo:border="none"/>
    </style:style>
    <style:style style:name="Table23" style:family="table">
      <style:table-properties style:width="6.8375in" fo:margin-left="0in" table:align="left"/>
    </style:style>
    <style:style style:name="Table23.A" style:family="table-column">
      <style:table-column-properties style:column-width="2.8944in"/>
    </style:style>
    <style:style style:name="Table23.B" style:family="table-column">
      <style:table-column-properties style:column-width="3.9431in"/>
    </style:style>
    <style:style style:name="Table23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23.A2" style:family="table-cell">
      <style:table-cell-properties style:vertical-align="middle" fo:padding="0.0194in" fo:border="none"/>
    </style:style>
    <style:style style:name="Table23.B2" style:family="table-cell">
      <style:table-cell-properties style:vertical-align="middle" fo:padding="0.0194in" fo:border="none"/>
    </style:style>
    <style:style style:name="Table23.A3" style:family="table-cell">
      <style:table-cell-properties style:vertical-align="middle" fo:padding="0.0194in" fo:border="none"/>
    </style:style>
    <style:style style:name="Table23.B3" style:family="table-cell">
      <style:table-cell-properties style:vertical-align="middle" fo:padding="0.0194in" fo:border="none"/>
    </style:style>
    <style:style style:name="Table23.A4" style:family="table-cell">
      <style:table-cell-properties style:vertical-align="middle" fo:padding="0.0194in" fo:border="none"/>
    </style:style>
    <style:style style:name="Table23.B4" style:family="table-cell">
      <style:table-cell-properties style:vertical-align="middle" fo:padding="0.0194in" fo:border="none"/>
    </style:style>
    <style:style style:name="Table25" style:family="table">
      <style:table-properties style:width="6.6382in" table:align="left"/>
    </style:style>
    <style:style style:name="Table25.A" style:family="table-column">
      <style:table-column-properties style:column-width="1.3319in"/>
    </style:style>
    <style:style style:name="Table25.B" style:family="table-column">
      <style:table-column-properties style:column-width="5.3063in"/>
    </style:style>
    <style:style style:name="Table25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25.A2" style:family="table-cell">
      <style:table-cell-properties style:vertical-align="middle" fo:padding="0.0194in" fo:border="none"/>
    </style:style>
    <style:style style:name="Table25.B2" style:family="table-cell">
      <style:table-cell-properties style:vertical-align="middle" fo:padding="0.0194in" fo:border="none"/>
    </style:style>
    <style:style style:name="Table25.A3" style:family="table-cell">
      <style:table-cell-properties style:vertical-align="middle" fo:padding="0.0194in" fo:border="none"/>
    </style:style>
    <style:style style:name="Table25.B3" style:family="table-cell">
      <style:table-cell-properties style:vertical-align="middle" fo:padding="0.0194in" fo:border="none"/>
    </style:style>
    <style:style style:name="Table25.A4" style:family="table-cell">
      <style:table-cell-properties style:vertical-align="middle" fo:padding="0.0194in" fo:border="none"/>
    </style:style>
    <style:style style:name="Table25.B4" style:family="table-cell">
      <style:table-cell-properties style:vertical-align="middle" fo:padding="0.0194in" fo:border="none"/>
    </style:style>
    <style:style style:name="Table25.A5" style:family="table-cell">
      <style:table-cell-properties style:vertical-align="middle" fo:padding="0.0194in" fo:border="none"/>
    </style:style>
    <style:style style:name="Table25.B5" style:family="table-cell">
      <style:table-cell-properties style:vertical-align="middle" fo:padding="0.0194in" fo:border="none"/>
    </style:style>
    <style:style style:name="Table25.A6" style:family="table-cell">
      <style:table-cell-properties style:vertical-align="middle" fo:padding="0.0194in" fo:border="none"/>
    </style:style>
    <style:style style:name="Table25.B6" style:family="table-cell">
      <style:table-cell-properties style:vertical-align="middle" fo:padding="0.0194in" fo:border="none"/>
    </style:style>
    <style:style style:name="Table26" style:family="table">
      <style:table-properties style:width="5.7069in" table:align="left"/>
    </style:style>
    <style:style style:name="Table26.A" style:family="table-column">
      <style:table-column-properties style:column-width="1.3986in"/>
    </style:style>
    <style:style style:name="Table26.B" style:family="table-column">
      <style:table-column-properties style:column-width="4.3083in"/>
    </style:style>
    <style:style style:name="Table26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27" style:family="table">
      <style:table-properties style:width="5.7069in" table:align="left"/>
    </style:style>
    <style:style style:name="Table27.A" style:family="table-column">
      <style:table-column-properties style:column-width="1.3986in"/>
    </style:style>
    <style:style style:name="Table27.B" style:family="table-column">
      <style:table-column-properties style:column-width="4.3083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5.7069in" table:align="left"/>
    </style:style>
    <style:style style:name="Table28.A" style:family="table-column">
      <style:table-column-properties style:column-width="1.3986in"/>
    </style:style>
    <style:style style:name="Table28.B" style:family="table-column">
      <style:table-column-properties style:column-width="4.3083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5.7069in" table:align="left"/>
    </style:style>
    <style:style style:name="Table29.A" style:family="table-column">
      <style:table-column-properties style:column-width="1.3986in"/>
    </style:style>
    <style:style style:name="Table29.B" style:family="table-column">
      <style:table-column-properties style:column-width="4.3083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5.7069in" table:align="left"/>
    </style:style>
    <style:style style:name="Table30.A" style:family="table-column">
      <style:table-column-properties style:column-width="1.3986in"/>
    </style:style>
    <style:style style:name="Table30.B" style:family="table-column">
      <style:table-column-properties style:column-width="4.3083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5.1486in" table:align="left"/>
    </style:style>
    <style:style style:name="Table31.A" style:family="table-column">
      <style:table-column-properties style:column-width="1.2722in"/>
    </style:style>
    <style:style style:name="Table31.B" style:family="table-column">
      <style:table-column-properties style:column-width="3.8764in"/>
    </style:style>
    <style:style style:name="Table31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31.A2" style:family="table-cell">
      <style:table-cell-properties style:vertical-align="middle" fo:padding="0.0194in" fo:border="none"/>
    </style:style>
    <style:style style:name="Table31.B2" style:family="table-cell">
      <style:table-cell-properties style:vertical-align="middle" fo:padding="0.0194in" fo:border="none"/>
    </style:style>
    <style:style style:name="Table31.A3" style:family="table-cell">
      <style:table-cell-properties style:vertical-align="middle" fo:padding="0.0194in" fo:border="none"/>
    </style:style>
    <style:style style:name="Table31.B3" style:family="table-cell">
      <style:table-cell-properties style:vertical-align="middle" fo:padding="0.0194in" fo:border="none"/>
    </style:style>
    <style:style style:name="Table31.A4" style:family="table-cell">
      <style:table-cell-properties style:vertical-align="middle" fo:padding="0.0194in" fo:border="none"/>
    </style:style>
    <style:style style:name="Table31.B4" style:family="table-cell">
      <style:table-cell-properties style:vertical-align="middle" fo:padding="0.0194in" fo:border="none"/>
    </style:style>
    <style:style style:name="Table32" style:family="table">
      <style:table-properties style:width="5.2083in" fo:margin-left="0.2917in" table:align="left"/>
    </style:style>
    <style:style style:name="Table32.A" style:family="table-column">
      <style:table-column-properties style:column-width="0.5875in"/>
    </style:style>
    <style:style style:name="Table32.B" style:family="table-column">
      <style:table-column-properties style:column-width="0.625in"/>
    </style:style>
    <style:style style:name="Table32.D" style:family="table-column">
      <style:table-column-properties style:column-width="0.5583in"/>
    </style:style>
    <style:style style:name="Table32.E" style:family="table-column">
      <style:table-column-properties style:column-width="0.6472in"/>
    </style:style>
    <style:style style:name="Table32.F" style:family="table-column">
      <style:table-column-properties style:column-width="1.2799in"/>
    </style:style>
    <style:style style:name="Table32.G" style:family="table-column">
      <style:table-column-properties style:column-width="0.8854in"/>
    </style:style>
    <style:style style:name="Table32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32.A2" style:family="table-cell">
      <style:table-cell-properties style:vertical-align="middle" fo:padding="0.0194in" fo:border="none"/>
    </style:style>
    <style:style style:name="Table32.B2" style:family="table-cell">
      <style:table-cell-properties style:vertical-align="middle" fo:padding="0.0194in" fo:border="none"/>
    </style:style>
    <style:style style:name="Table32.C2" style:family="table-cell">
      <style:table-cell-properties style:vertical-align="middle" fo:padding="0.0194in" fo:border="none"/>
    </style:style>
    <style:style style:name="Table32.D2" style:family="table-cell">
      <style:table-cell-properties style:vertical-align="middle" fo:padding="0.0194in" fo:border="none"/>
    </style:style>
    <style:style style:name="Table32.E2" style:family="table-cell">
      <style:table-cell-properties style:vertical-align="middle" fo:padding="0.0194in" fo:border="none"/>
    </style:style>
    <style:style style:name="Table32.F2" style:family="table-cell">
      <style:table-cell-properties style:vertical-align="middle" fo:padding="0.0194in" fo:border="none"/>
    </style:style>
    <style:style style:name="Table32.G2" style:family="table-cell">
      <style:table-cell-properties style:vertical-align="middle" fo:padding="0.0194in" fo:border="none"/>
    </style:style>
    <style:style style:name="Table32.A3" style:family="table-cell">
      <style:table-cell-properties style:vertical-align="middle" fo:padding="0.0194in" fo:border="none"/>
    </style:style>
    <style:style style:name="Table32.B3" style:family="table-cell">
      <style:table-cell-properties style:vertical-align="middle" fo:padding="0.0194in" fo:border="none"/>
    </style:style>
    <style:style style:name="Table32.C3" style:family="table-cell">
      <style:table-cell-properties style:vertical-align="middle" fo:padding="0.0194in" fo:border="none"/>
    </style:style>
    <style:style style:name="Table32.D3" style:family="table-cell">
      <style:table-cell-properties style:vertical-align="middle" fo:padding="0.0194in" fo:border="none"/>
    </style:style>
    <style:style style:name="Table32.E3" style:family="table-cell">
      <style:table-cell-properties style:vertical-align="middle" fo:padding="0.0194in" fo:border="none"/>
    </style:style>
    <style:style style:name="Table32.F3" style:family="table-cell">
      <style:table-cell-properties style:vertical-align="middle" fo:padding="0.0194in" fo:border="none"/>
    </style:style>
    <style:style style:name="Table32.G3" style:family="table-cell">
      <style:table-cell-properties style:vertical-align="middle" fo:padding="0.0194in" fo:border="none"/>
    </style:style>
    <style:style style:name="Table33" style:family="table">
      <style:table-properties style:width="6.5847in" fo:margin-left="0.2986in" table:align="left"/>
    </style:style>
    <style:style style:name="Table33.A" style:family="table-column">
      <style:table-column-properties style:column-width="1.0417in"/>
    </style:style>
    <style:style style:name="Table33.B" style:family="table-column">
      <style:table-column-properties style:column-width="4.3306in"/>
    </style:style>
    <style:style style:name="Table33.C" style:family="table-column">
      <style:table-column-properties style:column-width="1.2125in"/>
    </style:style>
    <style:style style:name="Table33.A1" style:family="table-cell">
      <style:table-cell-properties style:vertical-align="middle" fo:background-color="#ff4000" fo:padding="0.0194in" fo:border="none">
        <style:background-image/>
      </style:table-cell-properties>
    </style:style>
    <style:style style:name="Table33.A2" style:family="table-cell">
      <style:table-cell-properties style:vertical-align="middle" fo:padding="0.0194in" fo:border="none"/>
    </style:style>
    <style:style style:name="Table33.B2" style:family="table-cell">
      <style:table-cell-properties style:vertical-align="middle" fo:padding="0.0194in" fo:border="none"/>
    </style:style>
    <style:style style:name="Table33.C2" style:family="table-cell">
      <style:table-cell-properties style:vertical-align="middle" fo:padding="0.0194in" fo:border="none"/>
    </style:style>
    <style:style style:name="Table33.A3" style:family="table-cell">
      <style:table-cell-properties style:vertical-align="middle" fo:padding="0.0194in" fo:border="none"/>
    </style:style>
    <style:style style:name="Table33.B3" style:family="table-cell">
      <style:table-cell-properties style:vertical-align="middle" fo:padding="0.0194in" fo:border="none"/>
    </style:style>
    <style:style style:name="Table33.C3" style:family="table-cell">
      <style:table-cell-properties style:vertical-align="middle" fo:padding="0.0194in" fo:border="none"/>
    </style:style>
    <style:style style:name="Table33.A4" style:family="table-cell">
      <style:table-cell-properties style:vertical-align="middle" fo:padding="0.0194in" fo:border="none"/>
    </style:style>
    <style:style style:name="Table33.B4" style:family="table-cell">
      <style:table-cell-properties style:vertical-align="middle" fo:padding="0.0194in" fo:border="none"/>
    </style:style>
    <style:style style:name="Table33.C4" style:family="table-cell">
      <style:table-cell-properties style:vertical-align="middle" fo:padding="0.0194in" fo:border="none"/>
    </style:style>
    <style:style style:name="Table33.A5" style:family="table-cell">
      <style:table-cell-properties style:vertical-align="middle" fo:padding="0.0194in" fo:border="none"/>
    </style:style>
    <style:style style:name="Table33.B5" style:family="table-cell">
      <style:table-cell-properties style:vertical-align="middle" fo:padding="0.0194in" fo:border="none"/>
    </style:style>
    <style:style style:name="Table33.C5" style:family="table-cell">
      <style:table-cell-properties style:vertical-align="middle" fo:padding="0.0194in" fo:border="none"/>
    </style:style>
    <style:style style:name="Table33.A6" style:family="table-cell">
      <style:table-cell-properties style:vertical-align="middle" fo:padding="0.0194in" fo:border="none"/>
    </style:style>
    <style:style style:name="Table33.B6" style:family="table-cell">
      <style:table-cell-properties style:vertical-align="middle" fo:padding="0.0194in" fo:border="none"/>
    </style:style>
    <style:style style:name="Table33.C6" style:family="table-cell">
      <style:table-cell-properties style:vertical-align="middle" fo:padding="0.0194in" fo:border="none"/>
    </style:style>
    <style:style style:name="Table33.A7" style:family="table-cell">
      <style:table-cell-properties style:vertical-align="middle" fo:padding="0.0194in" fo:border="none"/>
    </style:style>
    <style:style style:name="Table33.B7" style:family="table-cell">
      <style:table-cell-properties style:vertical-align="middle" fo:padding="0.0194in" fo:border="none"/>
    </style:style>
    <style:style style:name="Table33.C7" style:family="table-cell">
      <style:table-cell-properties style:vertical-align="middle" fo:padding="0.0194in" fo:border="none"/>
    </style:style>
    <style:style style:name="P1" style:family="paragraph" style:parent-style-name="Standard" style:list-style-name="L170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2" style:family="paragraph" style:parent-style-name="Standard" style:list-style-name="L171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3" style:family="paragraph" style:parent-style-name="Standard" style:list-style-name="L172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4" style:family="paragraph" style:parent-style-name="Standard" style:list-style-name="L173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5" style:family="paragraph" style:parent-style-name="Standard" style:list-style-name="L174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6" style:family="paragraph" style:parent-style-name="Standard" style:list-style-name="L175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7" style:family="paragraph" style:parent-style-name="Standard" style:list-style-name="L177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8" style:family="paragraph" style:parent-style-name="Standard" style:list-style-name="L178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9" style:family="paragraph" style:parent-style-name="Standard" style:list-style-name="L179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paragraph-rsid="0017f8a5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text-properties style:font-name="Arial" fo:font-size="14pt" officeooo:paragraph-rsid="0017f8a5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officeooo:paragraph-rsid="0017f8a5" style:font-size-asian="12.25pt" style:font-size-complex="14pt"/>
    </style:style>
    <style:style style:name="P13" style:family="paragraph" style:parent-style-name="Standard" style:list-style-name="L115">
      <style:text-properties style:font-name="Arial" fo:font-size="14pt" officeooo:rsid="005e2cfa" officeooo:paragraph-rsid="0017f8a5" style:font-size-asian="12.25pt" style:font-size-complex="14pt"/>
    </style:style>
    <style:style style:name="P14" style:family="paragraph" style:parent-style-name="Standard" style:list-style-name="L157">
      <style:text-properties style:font-name="Arial" fo:font-size="14pt" officeooo:rsid="005c3cf8" officeooo:paragraph-rsid="0017f8a5" style:font-size-asian="12.25pt" style:font-size-complex="14pt"/>
    </style:style>
    <style:style style:name="P15" style:family="paragraph" style:parent-style-name="Standard" style:list-style-name="L91">
      <style:text-properties style:font-name="Arial" fo:font-size="14pt" officeooo:paragraph-rsid="0017f8a5" style:font-size-asian="12.25pt" style:font-size-complex="14pt"/>
    </style:style>
    <style:style style:name="P16" style:family="paragraph" style:parent-style-name="Standard" style:list-style-name="L92">
      <style:text-properties style:font-name="Arial" fo:font-size="14pt" officeooo:paragraph-rsid="0017f8a5" style:font-size-asian="12.25pt" style:font-size-complex="14pt"/>
    </style:style>
    <style:style style:name="P17" style:family="paragraph" style:parent-style-name="Standard" style:list-style-name="L93">
      <style:text-properties style:font-name="Arial" fo:font-size="14pt" officeooo:paragraph-rsid="0017f8a5" style:font-size-asian="12.25pt" style:font-size-complex="14pt"/>
    </style:style>
    <style:style style:name="P18" style:family="paragraph" style:parent-style-name="Standard" style:list-style-name="L94">
      <style:text-properties style:font-name="Arial" fo:font-size="14pt" officeooo:paragraph-rsid="0017f8a5" style:font-size-asian="12.25pt" style:font-size-complex="14pt"/>
    </style:style>
    <style:style style:name="P19" style:family="paragraph" style:parent-style-name="Standard" style:list-style-name="L95">
      <style:text-properties style:font-name="Arial" fo:font-size="14pt" officeooo:paragraph-rsid="0017f8a5" style:font-size-asian="12.25pt" style:font-size-complex="14pt"/>
    </style:style>
    <style:style style:name="P20" style:family="paragraph" style:parent-style-name="Standard" style:list-style-name="L96">
      <style:text-properties style:font-name="Arial" fo:font-size="14pt" officeooo:paragraph-rsid="0017f8a5" style:font-size-asian="12.25pt" style:font-size-complex="14pt"/>
    </style:style>
    <style:style style:name="P21" style:family="paragraph" style:parent-style-name="Standard" style:list-style-name="L97">
      <style:text-properties style:font-name="Arial" fo:font-size="14pt" officeooo:paragraph-rsid="0017f8a5" style:font-size-asian="12.25pt" style:font-size-complex="14pt"/>
    </style:style>
    <style:style style:name="P22" style:family="paragraph" style:parent-style-name="Standard" style:list-style-name="L98">
      <style:text-properties style:font-name="Arial" fo:font-size="14pt" officeooo:paragraph-rsid="0017f8a5" style:font-size-asian="12.25pt" style:font-size-complex="14pt"/>
    </style:style>
    <style:style style:name="P23" style:family="paragraph" style:parent-style-name="Standard" style:list-style-name="L99">
      <style:text-properties style:font-name="Arial" fo:font-size="14pt" officeooo:paragraph-rsid="0017f8a5" style:font-size-asian="12.25pt" style:font-size-complex="14pt"/>
    </style:style>
    <style:style style:name="P24" style:family="paragraph" style:parent-style-name="Standard" style:list-style-name="L100">
      <style:text-properties style:font-name="Arial" fo:font-size="14pt" officeooo:paragraph-rsid="0017f8a5" style:font-size-asian="12.25pt" style:font-size-complex="14pt"/>
    </style:style>
    <style:style style:name="P25" style:family="paragraph" style:parent-style-name="Standard" style:list-style-name="L101">
      <style:text-properties style:font-name="Arial" fo:font-size="14pt" officeooo:paragraph-rsid="0017f8a5" style:font-size-asian="12.25pt" style:font-size-complex="14pt"/>
    </style:style>
    <style:style style:name="P26" style:family="paragraph" style:parent-style-name="Standard" style:list-style-name="L102">
      <style:text-properties style:font-name="Arial" fo:font-size="14pt" officeooo:paragraph-rsid="0017f8a5" style:font-size-asian="12.25pt" style:font-size-complex="14pt"/>
    </style:style>
    <style:style style:name="P27" style:family="paragraph" style:parent-style-name="Standard" style:list-style-name="L103">
      <style:text-properties style:font-name="Arial" fo:font-size="14pt" officeooo:paragraph-rsid="0017f8a5" style:font-size-asian="12.25pt" style:font-size-complex="14pt"/>
    </style:style>
    <style:style style:name="P28" style:family="paragraph" style:parent-style-name="Standard" style:list-style-name="L104">
      <style:text-properties style:font-name="Arial" fo:font-size="14pt" officeooo:paragraph-rsid="0017f8a5" style:font-size-asian="12.25pt" style:font-size-complex="14pt"/>
    </style:style>
    <style:style style:name="P29" style:family="paragraph" style:parent-style-name="Standard" style:list-style-name="L105">
      <style:text-properties style:font-name="Arial" fo:font-size="14pt" officeooo:paragraph-rsid="0017f8a5" style:font-size-asian="12.25pt" style:font-size-complex="14pt"/>
    </style:style>
    <style:style style:name="P30" style:family="paragraph" style:parent-style-name="Standard" style:list-style-name="L106">
      <style:text-properties style:font-name="Arial" fo:font-size="14pt" officeooo:paragraph-rsid="0017f8a5" style:font-size-asian="12.25pt" style:font-size-complex="14pt"/>
    </style:style>
    <style:style style:name="P31" style:family="paragraph" style:parent-style-name="Standard" style:list-style-name="L107">
      <style:text-properties style:font-name="Arial" fo:font-size="14pt" officeooo:paragraph-rsid="0017f8a5" style:font-size-asian="12.25pt" style:font-size-complex="14pt"/>
    </style:style>
    <style:style style:name="P32" style:family="paragraph" style:parent-style-name="Standard" style:list-style-name="L108">
      <style:text-properties style:font-name="Arial" fo:font-size="14pt" officeooo:paragraph-rsid="0017f8a5" style:font-size-asian="12.25pt" style:font-size-complex="14pt"/>
    </style:style>
    <style:style style:name="P33" style:family="paragraph" style:parent-style-name="Standard" style:list-style-name="L109">
      <style:text-properties style:font-name="Arial" fo:font-size="14pt" officeooo:paragraph-rsid="0017f8a5" style:font-size-asian="12.25pt" style:font-size-complex="14pt"/>
    </style:style>
    <style:style style:name="P34" style:family="paragraph" style:parent-style-name="Standard" style:list-style-name="L110">
      <style:text-properties style:font-name="Arial" fo:font-size="14pt" officeooo:paragraph-rsid="0017f8a5" style:font-size-asian="12.25pt" style:font-size-complex="14pt"/>
    </style:style>
    <style:style style:name="P35" style:family="paragraph" style:parent-style-name="Standard" style:list-style-name="L111">
      <style:text-properties style:font-name="Arial" fo:font-size="14pt" officeooo:paragraph-rsid="0017f8a5" style:font-size-asian="12.25pt" style:font-size-complex="14pt"/>
    </style:style>
    <style:style style:name="P36" style:family="paragraph" style:parent-style-name="Standard" style:list-style-name="L112">
      <style:text-properties style:font-name="Arial" fo:font-size="14pt" officeooo:paragraph-rsid="0017f8a5" style:font-size-asian="12.25pt" style:font-size-complex="14pt"/>
    </style:style>
    <style:style style:name="P37" style:family="paragraph" style:parent-style-name="Standard" style:list-style-name="L113">
      <style:text-properties style:font-name="Arial" fo:font-size="14pt" officeooo:paragraph-rsid="0017f8a5" style:font-size-asian="12.25pt" style:font-size-complex="14pt"/>
    </style:style>
    <style:style style:name="P38" style:family="paragraph" style:parent-style-name="Standard" style:list-style-name="L114">
      <style:text-properties style:font-name="Arial" fo:font-size="14pt" officeooo:paragraph-rsid="0017f8a5" style:font-size-asian="12.25pt" style:font-size-complex="14pt"/>
    </style:style>
    <style:style style:name="P39" style:family="paragraph" style:parent-style-name="Standard" style:list-style-name="L115">
      <style:text-properties style:font-name="Arial" fo:font-size="14pt" officeooo:paragraph-rsid="0017f8a5" style:font-size-asian="12.25pt" style:font-size-complex="14pt"/>
    </style:style>
    <style:style style:name="P40" style:family="paragraph" style:parent-style-name="Standard" style:list-style-name="L116">
      <style:text-properties style:font-name="Arial" fo:font-size="14pt" officeooo:paragraph-rsid="0017f8a5" style:font-size-asian="12.25pt" style:font-size-complex="14pt"/>
    </style:style>
    <style:style style:name="P41" style:family="paragraph" style:parent-style-name="Standard" style:list-style-name="L117">
      <style:text-properties style:font-name="Arial" fo:font-size="14pt" officeooo:paragraph-rsid="0017f8a5" style:font-size-asian="12.25pt" style:font-size-complex="14pt"/>
    </style:style>
    <style:style style:name="P42" style:family="paragraph" style:parent-style-name="Standard" style:list-style-name="L118">
      <style:text-properties style:font-name="Arial" fo:font-size="14pt" officeooo:paragraph-rsid="0017f8a5" style:font-size-asian="12.25pt" style:font-size-complex="14pt"/>
    </style:style>
    <style:style style:name="P43" style:family="paragraph" style:parent-style-name="Standard" style:list-style-name="L119">
      <style:text-properties style:font-name="Arial" fo:font-size="14pt" officeooo:paragraph-rsid="0017f8a5" style:font-size-asian="12.25pt" style:font-size-complex="14pt"/>
    </style:style>
    <style:style style:name="P44" style:family="paragraph" style:parent-style-name="Standard" style:list-style-name="L120">
      <style:text-properties style:font-name="Arial" fo:font-size="14pt" officeooo:paragraph-rsid="0017f8a5" style:font-size-asian="12.25pt" style:font-size-complex="14pt"/>
    </style:style>
    <style:style style:name="P45" style:family="paragraph" style:parent-style-name="Standard" style:list-style-name="L121">
      <style:text-properties style:font-name="Arial" fo:font-size="14pt" officeooo:paragraph-rsid="0017f8a5" style:font-size-asian="12.25pt" style:font-size-complex="14pt"/>
    </style:style>
    <style:style style:name="P46" style:family="paragraph" style:parent-style-name="Standard" style:list-style-name="L122">
      <style:text-properties style:font-name="Arial" fo:font-size="14pt" officeooo:paragraph-rsid="0017f8a5" style:font-size-asian="12.25pt" style:font-size-complex="14pt"/>
    </style:style>
    <style:style style:name="P47" style:family="paragraph" style:parent-style-name="Standard" style:list-style-name="L123">
      <style:text-properties style:font-name="Arial" fo:font-size="14pt" officeooo:paragraph-rsid="0017f8a5" style:font-size-asian="12.25pt" style:font-size-complex="14pt"/>
    </style:style>
    <style:style style:name="P48" style:family="paragraph" style:parent-style-name="Standard" style:list-style-name="L124">
      <style:text-properties style:font-name="Arial" fo:font-size="14pt" officeooo:paragraph-rsid="0017f8a5" style:font-size-asian="12.25pt" style:font-size-complex="14pt"/>
    </style:style>
    <style:style style:name="P49" style:family="paragraph" style:parent-style-name="Standard" style:list-style-name="L125">
      <style:text-properties style:font-name="Arial" fo:font-size="14pt" officeooo:paragraph-rsid="0017f8a5" style:font-size-asian="12.25pt" style:font-size-complex="14pt"/>
    </style:style>
    <style:style style:name="P50" style:family="paragraph" style:parent-style-name="Standard" style:list-style-name="L126">
      <style:text-properties style:font-name="Arial" fo:font-size="14pt" officeooo:paragraph-rsid="0017f8a5" style:font-size-asian="12.25pt" style:font-size-complex="14pt"/>
    </style:style>
    <style:style style:name="P51" style:family="paragraph" style:parent-style-name="Standard" style:list-style-name="L127">
      <style:text-properties style:font-name="Arial" fo:font-size="14pt" officeooo:paragraph-rsid="0017f8a5" style:font-size-asian="12.25pt" style:font-size-complex="14pt"/>
    </style:style>
    <style:style style:name="P52" style:family="paragraph" style:parent-style-name="Standard" style:list-style-name="L128">
      <style:text-properties style:font-name="Arial" fo:font-size="14pt" officeooo:paragraph-rsid="0017f8a5" style:font-size-asian="12.25pt" style:font-size-complex="14pt"/>
    </style:style>
    <style:style style:name="P53" style:family="paragraph" style:parent-style-name="Standard" style:list-style-name="L129">
      <style:text-properties style:font-name="Arial" fo:font-size="14pt" officeooo:paragraph-rsid="0017f8a5" style:font-size-asian="12.25pt" style:font-size-complex="14pt"/>
    </style:style>
    <style:style style:name="P54" style:family="paragraph" style:parent-style-name="Standard" style:list-style-name="L130">
      <style:text-properties style:font-name="Arial" fo:font-size="14pt" officeooo:paragraph-rsid="0017f8a5" style:font-size-asian="12.25pt" style:font-size-complex="14pt"/>
    </style:style>
    <style:style style:name="P55" style:family="paragraph" style:parent-style-name="Standard" style:list-style-name="L131">
      <style:text-properties style:font-name="Arial" fo:font-size="14pt" officeooo:paragraph-rsid="0017f8a5" style:font-size-asian="12.25pt" style:font-size-complex="14pt"/>
    </style:style>
    <style:style style:name="P56" style:family="paragraph" style:parent-style-name="Standard" style:list-style-name="L132">
      <style:text-properties style:font-name="Arial" fo:font-size="14pt" officeooo:paragraph-rsid="0017f8a5" style:font-size-asian="12.25pt" style:font-size-complex="14pt"/>
    </style:style>
    <style:style style:name="P57" style:family="paragraph" style:parent-style-name="Standard" style:list-style-name="L133">
      <style:text-properties style:font-name="Arial" fo:font-size="14pt" officeooo:paragraph-rsid="0017f8a5" style:font-size-asian="12.25pt" style:font-size-complex="14pt"/>
    </style:style>
    <style:style style:name="P58" style:family="paragraph" style:parent-style-name="Standard" style:list-style-name="L134">
      <style:text-properties style:font-name="Arial" fo:font-size="14pt" officeooo:paragraph-rsid="0017f8a5" style:font-size-asian="12.25pt" style:font-size-complex="14pt"/>
    </style:style>
    <style:style style:name="P59" style:family="paragraph" style:parent-style-name="Standard" style:list-style-name="L135">
      <style:text-properties style:font-name="Arial" fo:font-size="14pt" officeooo:paragraph-rsid="0017f8a5" style:font-size-asian="12.25pt" style:font-size-complex="14pt"/>
    </style:style>
    <style:style style:name="P60" style:family="paragraph" style:parent-style-name="Standard" style:list-style-name="L136">
      <style:text-properties style:font-name="Arial" fo:font-size="14pt" officeooo:paragraph-rsid="0017f8a5" style:font-size-asian="12.25pt" style:font-size-complex="14pt"/>
    </style:style>
    <style:style style:name="P61" style:family="paragraph" style:parent-style-name="Standard" style:list-style-name="L137">
      <style:text-properties style:font-name="Arial" fo:font-size="14pt" officeooo:paragraph-rsid="0017f8a5" style:font-size-asian="12.25pt" style:font-size-complex="14pt"/>
    </style:style>
    <style:style style:name="P62" style:family="paragraph" style:parent-style-name="Standard" style:list-style-name="L138">
      <style:text-properties style:font-name="Arial" fo:font-size="14pt" officeooo:paragraph-rsid="0017f8a5" style:font-size-asian="12.25pt" style:font-size-complex="14pt"/>
    </style:style>
    <style:style style:name="P63" style:family="paragraph" style:parent-style-name="Standard" style:list-style-name="L139">
      <style:text-properties style:font-name="Arial" fo:font-size="14pt" officeooo:paragraph-rsid="0017f8a5" style:font-size-asian="12.25pt" style:font-size-complex="14pt"/>
    </style:style>
    <style:style style:name="P64" style:family="paragraph" style:parent-style-name="Standard" style:list-style-name="L140">
      <style:text-properties style:font-name="Arial" fo:font-size="14pt" officeooo:paragraph-rsid="0017f8a5" style:font-size-asian="12.25pt" style:font-size-complex="14pt"/>
    </style:style>
    <style:style style:name="P65" style:family="paragraph" style:parent-style-name="Standard" style:list-style-name="L141">
      <style:text-properties style:font-name="Arial" fo:font-size="14pt" officeooo:paragraph-rsid="0017f8a5" style:font-size-asian="12.25pt" style:font-size-complex="14pt"/>
    </style:style>
    <style:style style:name="P66" style:family="paragraph" style:parent-style-name="Standard" style:list-style-name="L142">
      <style:text-properties style:font-name="Arial" fo:font-size="14pt" officeooo:paragraph-rsid="0017f8a5" style:font-size-asian="12.25pt" style:font-size-complex="14pt"/>
    </style:style>
    <style:style style:name="P67" style:family="paragraph" style:parent-style-name="Standard" style:list-style-name="L143">
      <style:text-properties style:font-name="Arial" fo:font-size="14pt" officeooo:paragraph-rsid="0017f8a5" style:font-size-asian="12.25pt" style:font-size-complex="14pt"/>
    </style:style>
    <style:style style:name="P68" style:family="paragraph" style:parent-style-name="Standard" style:list-style-name="L144">
      <style:text-properties style:font-name="Arial" fo:font-size="14pt" officeooo:paragraph-rsid="0017f8a5" style:font-size-asian="12.25pt" style:font-size-complex="14pt"/>
    </style:style>
    <style:style style:name="P69" style:family="paragraph" style:parent-style-name="Standard" style:list-style-name="L145">
      <style:text-properties style:font-name="Arial" fo:font-size="14pt" officeooo:paragraph-rsid="0017f8a5" style:font-size-asian="12.25pt" style:font-size-complex="14pt"/>
    </style:style>
    <style:style style:name="P70" style:family="paragraph" style:parent-style-name="Standard" style:list-style-name="L146">
      <style:text-properties style:font-name="Arial" fo:font-size="14pt" officeooo:paragraph-rsid="0017f8a5" style:font-size-asian="12.25pt" style:font-size-complex="14pt"/>
    </style:style>
    <style:style style:name="P71" style:family="paragraph" style:parent-style-name="Standard" style:list-style-name="L147">
      <style:text-properties style:font-name="Arial" fo:font-size="14pt" officeooo:paragraph-rsid="0017f8a5" style:font-size-asian="12.25pt" style:font-size-complex="14pt"/>
    </style:style>
    <style:style style:name="P72" style:family="paragraph" style:parent-style-name="Standard" style:list-style-name="L148">
      <style:text-properties style:font-name="Arial" fo:font-size="14pt" officeooo:paragraph-rsid="0017f8a5" style:font-size-asian="12.25pt" style:font-size-complex="14pt"/>
    </style:style>
    <style:style style:name="P73" style:family="paragraph" style:parent-style-name="Standard" style:list-style-name="L149">
      <style:text-properties style:font-name="Arial" fo:font-size="14pt" officeooo:paragraph-rsid="0017f8a5" style:font-size-asian="12.25pt" style:font-size-complex="14pt"/>
    </style:style>
    <style:style style:name="P74" style:family="paragraph" style:parent-style-name="Standard" style:list-style-name="L150">
      <style:text-properties style:font-name="Arial" fo:font-size="14pt" officeooo:paragraph-rsid="0017f8a5" style:font-size-asian="12.25pt" style:font-size-complex="14pt"/>
    </style:style>
    <style:style style:name="P75" style:family="paragraph" style:parent-style-name="Standard" style:list-style-name="L151">
      <style:text-properties style:font-name="Arial" fo:font-size="14pt" officeooo:paragraph-rsid="0017f8a5" style:font-size-asian="12.25pt" style:font-size-complex="14pt"/>
    </style:style>
    <style:style style:name="P76" style:family="paragraph" style:parent-style-name="Standard" style:list-style-name="L152">
      <style:text-properties style:font-name="Arial" fo:font-size="14pt" officeooo:paragraph-rsid="0017f8a5" style:font-size-asian="12.25pt" style:font-size-complex="14pt"/>
    </style:style>
    <style:style style:name="P77" style:family="paragraph" style:parent-style-name="Standard" style:list-style-name="L153">
      <style:text-properties style:font-name="Arial" fo:font-size="14pt" officeooo:paragraph-rsid="0017f8a5" style:font-size-asian="12.25pt" style:font-size-complex="14pt"/>
    </style:style>
    <style:style style:name="P78" style:family="paragraph" style:parent-style-name="Standard" style:list-style-name="L154">
      <style:text-properties style:font-name="Arial" fo:font-size="14pt" officeooo:paragraph-rsid="0017f8a5" style:font-size-asian="12.25pt" style:font-size-complex="14pt"/>
    </style:style>
    <style:style style:name="P79" style:family="paragraph" style:parent-style-name="Standard" style:list-style-name="L155">
      <style:text-properties style:font-name="Arial" fo:font-size="14pt" officeooo:paragraph-rsid="0017f8a5" style:font-size-asian="12.25pt" style:font-size-complex="14pt"/>
    </style:style>
    <style:style style:name="P80" style:family="paragraph" style:parent-style-name="Standard" style:list-style-name="L156">
      <style:text-properties style:font-name="Arial" fo:font-size="14pt" officeooo:paragraph-rsid="0017f8a5" style:font-size-asian="12.25pt" style:font-size-complex="14pt"/>
    </style:style>
    <style:style style:name="P81" style:family="paragraph" style:parent-style-name="Standard" style:list-style-name="L157">
      <style:text-properties style:font-name="Arial" fo:font-size="14pt" officeooo:paragraph-rsid="0017f8a5" style:font-size-asian="12.25pt" style:font-size-complex="14pt"/>
    </style:style>
    <style:style style:name="P82" style:family="paragraph" style:parent-style-name="Standard" style:list-style-name="L158">
      <style:text-properties style:font-name="Arial" fo:font-size="14pt" officeooo:paragraph-rsid="0017f8a5" style:font-size-asian="12.25pt" style:font-size-complex="14pt"/>
    </style:style>
    <style:style style:name="P83" style:family="paragraph" style:parent-style-name="Standard" style:list-style-name="L159">
      <style:text-properties style:font-name="Arial" fo:font-size="14pt" officeooo:paragraph-rsid="0017f8a5" style:font-size-asian="12.25pt" style:font-size-complex="14pt"/>
    </style:style>
    <style:style style:name="P84" style:family="paragraph" style:parent-style-name="Standard" style:list-style-name="L160">
      <style:text-properties style:font-name="Arial" fo:font-size="14pt" officeooo:paragraph-rsid="0017f8a5" style:font-size-asian="12.25pt" style:font-size-complex="14pt"/>
    </style:style>
    <style:style style:name="P85" style:family="paragraph" style:parent-style-name="Standard" style:list-style-name="L161">
      <style:text-properties style:font-name="Arial" fo:font-size="14pt" officeooo:paragraph-rsid="0017f8a5" style:font-size-asian="12.25pt" style:font-size-complex="14pt"/>
    </style:style>
    <style:style style:name="P86" style:family="paragraph" style:parent-style-name="Standard" style:list-style-name="L162">
      <style:text-properties style:font-name="Arial" fo:font-size="14pt" officeooo:paragraph-rsid="0017f8a5" style:font-size-asian="12.25pt" style:font-size-complex="14pt"/>
    </style:style>
    <style:style style:name="P87" style:family="paragraph" style:parent-style-name="Standard" style:list-style-name="L163">
      <style:text-properties style:font-name="Arial" fo:font-size="14pt" officeooo:paragraph-rsid="0017f8a5" style:font-size-asian="12.25pt" style:font-size-complex="14pt"/>
    </style:style>
    <style:style style:name="P88" style:family="paragraph" style:parent-style-name="Standard" style:list-style-name="L164">
      <style:text-properties style:font-name="Arial" fo:font-size="14pt" officeooo:paragraph-rsid="0017f8a5" style:font-size-asian="12.25pt" style:font-size-complex="14pt"/>
    </style:style>
    <style:style style:name="P89" style:family="paragraph" style:parent-style-name="Standard" style:list-style-name="L165">
      <style:text-properties style:font-name="Arial" fo:font-size="14pt" officeooo:paragraph-rsid="0017f8a5" style:font-size-asian="12.25pt" style:font-size-complex="14pt"/>
    </style:style>
    <style:style style:name="P90" style:family="paragraph" style:parent-style-name="Standard" style:list-style-name="L166">
      <style:text-properties style:font-name="Arial" fo:font-size="14pt" officeooo:paragraph-rsid="0017f8a5" style:font-size-asian="12.25pt" style:font-size-complex="14pt"/>
    </style:style>
    <style:style style:name="P91" style:family="paragraph" style:parent-style-name="Standard" style:list-style-name="L167">
      <style:text-properties style:font-name="Arial" fo:font-size="14pt" officeooo:paragraph-rsid="0017f8a5" style:font-size-asian="12.25pt" style:font-size-complex="14pt"/>
    </style:style>
    <style:style style:name="P92" style:family="paragraph" style:parent-style-name="Standard" style:list-style-name="L168">
      <style:text-properties style:font-name="Arial" fo:font-size="14pt" officeooo:paragraph-rsid="0017f8a5" style:font-size-asian="12.25pt" style:font-size-complex="14pt"/>
    </style:style>
    <style:style style:name="P93" style:family="paragraph" style:parent-style-name="Standard" style:list-style-name="L169">
      <style:text-properties style:font-name="Arial" fo:font-size="14pt" officeooo:paragraph-rsid="0017f8a5" style:font-size-asian="12.25pt" style:font-size-complex="14pt"/>
    </style:style>
    <style:style style:name="P94" style:family="paragraph" style:parent-style-name="Standard">
      <style:text-properties style:font-name="Arial" fo:font-size="14pt" officeooo:paragraph-rsid="0017f8a5" style:font-size-asian="12.25pt" style:font-size-complex="14pt"/>
    </style:style>
    <style:style style:name="P95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paragraph-rsid="0017f8a5" style:font-size-asian="12.25pt" style:font-weight-asian="bold" style:font-size-complex="14pt" style:font-weight-complex="bold"/>
    </style:style>
    <style:style style:name="P96" style:family="paragraph" style:parent-style-name="Standard">
      <style:paragraph-properties fo:text-align="center" style:justify-single-word="false"/>
      <style:text-properties officeooo:paragraph-rsid="0017f8a5"/>
    </style:style>
    <style:style style:name="P97" style:family="paragraph" style:parent-style-name="Standard">
      <style:paragraph-properties fo:text-align="center" style:justify-single-word="false"/>
      <style:text-properties style:font-name="arial" fo:font-size="14pt" officeooo:paragraph-rsid="0017f8a5" style:font-size-asian="14pt" style:font-size-complex="14pt"/>
    </style:style>
    <style:style style:name="P98" style:family="paragraph" style:parent-style-name="Standard">
      <style:text-properties style:font-name="arial" fo:font-size="14pt" officeooo:paragraph-rsid="0017f8a5" style:font-size-asian="14pt" style:font-size-complex="14pt"/>
    </style:style>
    <style:style style:name="P99" style:family="paragraph" style:parent-style-name="Standard" style:list-style-name="L94">
      <style:text-properties officeooo:paragraph-rsid="0017f8a5"/>
    </style:style>
    <style:style style:name="P100" style:family="paragraph" style:parent-style-name="Standard" style:list-style-name="L95">
      <style:text-properties officeooo:paragraph-rsid="0017f8a5"/>
    </style:style>
    <style:style style:name="P101" style:family="paragraph" style:parent-style-name="Standard" style:list-style-name="L96">
      <style:text-properties officeooo:paragraph-rsid="0017f8a5"/>
    </style:style>
    <style:style style:name="P102" style:family="paragraph" style:parent-style-name="Standard" style:list-style-name="L100">
      <style:text-properties officeooo:paragraph-rsid="0017f8a5"/>
    </style:style>
    <style:style style:name="P103" style:family="paragraph" style:parent-style-name="Standard" style:list-style-name="L105">
      <style:text-properties officeooo:paragraph-rsid="0017f8a5"/>
    </style:style>
    <style:style style:name="P104" style:family="paragraph" style:parent-style-name="Standard" style:list-style-name="L117">
      <style:text-properties officeooo:paragraph-rsid="0017f8a5"/>
    </style:style>
    <style:style style:name="P105" style:family="paragraph" style:parent-style-name="Standard" style:list-style-name="L127">
      <style:text-properties officeooo:paragraph-rsid="0017f8a5"/>
    </style:style>
    <style:style style:name="P106" style:family="paragraph" style:parent-style-name="Standard" style:list-style-name="L129">
      <style:text-properties officeooo:paragraph-rsid="0017f8a5"/>
    </style:style>
    <style:style style:name="P107" style:family="paragraph" style:parent-style-name="Standard" style:list-style-name="L138">
      <style:text-properties officeooo:paragraph-rsid="0017f8a5"/>
    </style:style>
    <style:style style:name="P108" style:family="paragraph" style:parent-style-name="Standard" style:list-style-name="L147">
      <style:text-properties officeooo:paragraph-rsid="0017f8a5"/>
    </style:style>
    <style:style style:name="P109" style:family="paragraph" style:parent-style-name="Standard" style:list-style-name="L160">
      <style:text-properties officeooo:paragraph-rsid="0017f8a5"/>
    </style:style>
    <style:style style:name="P110" style:family="paragraph" style:parent-style-name="Standard" style:list-style-name="L174">
      <style:text-properties officeooo:paragraph-rsid="0017f8a5"/>
    </style:style>
    <style:style style:name="P111" style:family="paragraph" style:parent-style-name="Standard" style:list-style-name="L175">
      <style:text-properties officeooo:paragraph-rsid="0017f8a5"/>
    </style:style>
    <style:style style:name="P112" style:family="paragraph" style:parent-style-name="Standard" style:list-style-name="L176">
      <style:text-properties officeooo:paragraph-rsid="0017f8a5"/>
    </style:style>
    <style:style style:name="P113" style:family="paragraph" style:parent-style-name="Standard" style:list-style-name="L177">
      <style:text-properties officeooo:paragraph-rsid="0017f8a5"/>
    </style:style>
    <style:style style:name="P114" style:family="paragraph" style:parent-style-name="Standard" style:list-style-name="L179">
      <style:text-properties officeooo:paragraph-rsid="0017f8a5"/>
    </style:style>
    <style:style style:name="P115" style:family="paragraph" style:parent-style-name="Standard">
      <style:text-properties officeooo:paragraph-rsid="0017f8a5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4pt" officeooo:paragraph-rsid="0017f8a5" style:font-size-asian="12.25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4pt" officeooo:rsid="0053df6d" officeooo:paragraph-rsid="0017f8a5" style:font-size-asian="12.25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officeooo:paragraph-rsid="0017f8a5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4pt" officeooo:paragraph-rsid="0017f8a5" style:font-size-asian="14pt" style:font-size-complex="14pt"/>
    </style:style>
    <style:style style:name="P120" style:family="paragraph" style:parent-style-name="Table_20_Heading">
      <style:paragraph-properties fo:text-align="center" style:justify-single-word="false"/>
      <style:text-properties fo:color="#000000" loext:opacity="100%" style:font-name="arial" fo:font-size="14pt" fo:font-weight="bold" officeooo:paragraph-rsid="0017f8a5" style:font-size-asian="14pt" style:font-weight-asian="bold" style:font-size-complex="14pt" style:font-weight-complex="bold"/>
    </style:style>
    <style:style style:name="P121" style:family="paragraph" style:parent-style-name="Table_20_Heading">
      <style:paragraph-properties fo:text-align="center" style:justify-single-word="false"/>
      <style:text-properties fo:color="#000000" loext:opacity="100%" style:font-name="arial" fo:font-size="14pt" officeooo:paragraph-rsid="0017f8a5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10bfb" style:font-weight-asian="bold" style:font-weight-complex="bold"/>
    </style:style>
    <style:style style:name="T3" style:family="text">
      <style:text-properties fo:font-weight="bold" officeooo:rsid="0051584f" style:font-weight-asian="bold" style:font-weight-complex="bold"/>
    </style:style>
    <style:style style:name="T4" style:family="text">
      <style:text-properties fo:font-weight="bold" officeooo:rsid="0053df6d" style:font-weight-asian="bold" style:font-weight-complex="bold"/>
    </style:style>
    <style:style style:name="T5" style:family="text">
      <style:text-properties fo:font-weight="bold" officeooo:rsid="0054977d" style:font-weight-asian="bold" style:font-weight-complex="bold"/>
    </style:style>
    <style:style style:name="T6" style:family="text">
      <style:text-properties fo:font-weight="bold" officeooo:rsid="005546bd" style:font-weight-asian="bold" style:font-weight-complex="bold"/>
    </style:style>
    <style:style style:name="T7" style:family="text">
      <style:text-properties fo:font-weight="bold" officeooo:rsid="00563686" style:font-weight-asian="bold" style:font-weight-complex="bold"/>
    </style:style>
    <style:style style:name="T8" style:family="text">
      <style:text-properties fo:font-weight="bold" officeooo:rsid="005772d2" style:font-weight-asian="bold" style:font-weight-complex="bold"/>
    </style:style>
    <style:style style:name="T9" style:family="text">
      <style:text-properties fo:font-weight="bold" officeooo:rsid="0057f319" style:font-weight-asian="bold" style:font-weight-complex="bold"/>
    </style:style>
    <style:style style:name="T10" style:family="text">
      <style:text-properties fo:font-weight="bold" officeooo:rsid="005b0f34" style:font-weight-asian="bold" style:font-weight-complex="bold"/>
    </style:style>
    <style:style style:name="T11" style:family="text">
      <style:text-properties fo:font-weight="bold" officeooo:rsid="005bf398" style:font-weight-asian="bold" style:font-weight-complex="bold"/>
    </style:style>
    <style:style style:name="T12" style:family="text">
      <style:text-properties fo:font-weight="bold" officeooo:rsid="005d55e4" style:font-weight-asian="bold" style:font-weight-complex="bold"/>
    </style:style>
    <style:style style:name="T13" style:family="text">
      <style:text-properties fo:font-weight="bold" officeooo:rsid="005d65b7" style:font-weight-asian="bold" style:font-weight-complex="bold"/>
    </style:style>
    <style:style style:name="T14" style:family="text">
      <style:text-properties fo:font-weight="bold" officeooo:rsid="005e2441" style:font-weight-asian="bold" style:font-weight-complex="bold"/>
    </style:style>
    <style:style style:name="T15" style:family="text">
      <style:text-properties style:font-name="Arial" fo:font-size="14pt" style:font-size-asian="12.25pt" style:font-size-complex="14pt"/>
    </style:style>
    <style:style style:name="T16" style:family="text">
      <style:text-properties style:font-name="Arial" fo:font-size="14pt" officeooo:rsid="004a7dfe" style:font-size-asian="12.25pt" style:font-size-complex="14pt"/>
    </style:style>
    <style:style style:name="T17" style:family="text">
      <style:text-properties style:font-name="Arial" fo:font-size="14pt" officeooo:rsid="004e9638" style:font-size-asian="12.25pt" style:font-size-complex="14pt"/>
    </style:style>
    <style:style style:name="T18" style:family="text">
      <style:text-properties style:font-name="Arial" fo:font-size="14pt" officeooo:rsid="00510bfb" style:font-size-asian="12.25pt" style:font-size-complex="14pt"/>
    </style:style>
    <style:style style:name="T19" style:family="text">
      <style:text-properties style:font-name="Arial" fo:font-size="14pt" officeooo:rsid="00563686" style:font-size-asian="12.25pt" style:font-size-complex="14pt"/>
    </style:style>
    <style:style style:name="T20" style:family="text">
      <style:text-properties style:font-name="Arial" fo:font-size="14pt" officeooo:rsid="0057f319" style:font-size-asian="12.25pt" style:font-size-complex="14pt"/>
    </style:style>
    <style:style style:name="T21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22" style:family="text">
      <style:text-properties style:font-name="Arial" fo:font-size="14pt" fo:font-weight="bold" officeooo:rsid="004a393a" style:font-size-asian="12.25pt" style:font-weight-asian="bold" style:font-size-complex="14pt" style:font-weight-complex="bold"/>
    </style:style>
    <style:style style:name="T23" style:family="text">
      <style:text-properties style:font-name="Arial" fo:font-size="14pt" fo:font-weight="bold" officeooo:rsid="004a7dfe" style:font-size-asian="12.25pt" style:font-weight-asian="bold" style:font-size-complex="14pt" style:font-weight-complex="bold"/>
    </style:style>
    <style:style style:name="T24" style:family="text">
      <style:text-properties style:font-name="Arial" fo:font-size="14pt" fo:font-weight="bold" officeooo:rsid="004dabe4" style:font-size-asian="12.25pt" style:font-weight-asian="bold" style:font-size-complex="14pt" style:font-weight-complex="bold"/>
    </style:style>
    <style:style style:name="T25" style:family="text">
      <style:text-properties style:font-name="Arial" fo:font-size="14pt" fo:font-weight="bold" officeooo:rsid="004e51f5" style:font-size-asian="12.25pt" style:font-weight-asian="bold" style:font-size-complex="14pt" style:font-weight-complex="bold"/>
    </style:style>
    <style:style style:name="T26" style:family="text">
      <style:text-properties style:font-name="Arial" fo:font-size="14pt" fo:font-weight="bold" officeooo:rsid="004e9638" style:font-size-asian="12.25pt" style:font-weight-asian="bold" style:font-size-complex="14pt" style:font-weight-complex="bold"/>
    </style:style>
    <style:style style:name="T27" style:family="text">
      <style:text-properties style:font-name="Arial" fo:font-size="14pt" fo:font-weight="bold" officeooo:rsid="005546bd" style:font-size-asian="12.25pt" style:font-weight-asian="bold" style:font-size-complex="14pt" style:font-weight-complex="bold"/>
    </style:style>
    <style:style style:name="T28" style:family="text">
      <style:text-properties style:font-name="Arial" fo:font-size="14pt" fo:font-weight="bold" officeooo:rsid="00596bc4" style:font-size-asian="12.25pt" style:font-weight-asian="bold" style:font-size-complex="14pt" style:font-weight-complex="bold"/>
    </style:style>
    <style:style style:name="T29" style:family="text">
      <style:text-properties style:font-name="Arial" fo:font-size="14pt" fo:font-weight="bold" officeooo:rsid="005aa1a3" style:font-size-asian="12.25pt" style:font-weight-asian="bold" style:font-size-complex="14pt" style:font-weight-complex="bold"/>
    </style:style>
    <style:style style:name="T30" style:family="text">
      <style:text-properties style:font-name="Arial" fo:font-size="14pt" fo:font-weight="bold" officeooo:rsid="005bf398" style:font-size-asian="12.25pt" style:font-weight-asian="bold" style:font-size-complex="14pt" style:font-weight-complex="bold"/>
    </style:style>
    <style:style style:name="T31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32" style:family="text">
      <style:text-properties style:font-name="Arial" fo:font-size="14pt" fo:font-weight="normal" officeooo:rsid="0063367d" style:font-size-asian="12.25pt" style:font-weight-asian="normal" style:font-size-complex="14pt" style:font-weight-complex="normal"/>
    </style:style>
    <style:style style:name="T33" style:family="text">
      <style:text-properties officeooo:rsid="0047ba01"/>
    </style:style>
    <style:style style:name="T34" style:family="text">
      <style:text-properties officeooo:rsid="0043e792"/>
    </style:style>
    <style:style style:name="T35" style:family="text">
      <style:text-properties style:font-name="arial" fo:font-size="14pt" style:font-size-asian="14pt" style:font-size-complex="14pt"/>
    </style:style>
    <style:style style:name="T36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37" style:family="text">
      <style:text-properties officeooo:rsid="005d55e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🟢 <text:span text:style-name="T1">Basic Shell Usage — Основы работы с оболочкой Linux</text:span></text:p>
      <text:p text:style-name="P94"><text:span text:style-name="T1">1)</text:span> Что такое Shell?</text:p>
      <text:list text:style-name="L2">
        <text:list-item>
          <text:p text:style-name="P11">Shell (оболочка) — это программа, которая принимает команды пользователя, передаёт их операционной системе и выводит результат.</text:p>
        </text:list-item>
        <text:list-item>
          <text:p text:style-name="P11">Наиболее популярные оболочки: bash (Bourne Again Shell), sh (Bourne Shell), zsh, csh.</text:p>
        </text:list-item>
      </text:list>
      <text:p text:style-name="P94"/>
      <text:p text:style-name="P94"><text:span text:style-name="T1">2)</text:span> Виды Shell (примеры):</text:p>
      <text:list text:style-name="L91">
        <text:list-item>
          <text:p text:style-name="P15">/bin/sh — стандартная, простая, совместимая.</text:p>
        </text:list-item>
        <text:list-item>
          <text:p text:style-name="P15">/bin/bash — самая популярная, почти в любом Linux по умолчанию.</text:p>
        </text:list-item>
        <text:list-item>
          <text:p text:style-name="P15">/bin/csh, /bin/ksh — другие варианты (различия в синтаксисе, возможностях).</text:p>
        </text:list-item>
      </text:list>
      <text:p text:style-name="P94"/>
      <text:p text:style-name="P94"><text:span text:style-name="T1">3)</text:span> Запуск терминала</text:p>
      <text:list text:style-name="L92">
        <text:list-item>
          <text:p text:style-name="P16">Терминал — это окно, где ты работаешь с shell. </text:p>
        </text:list-item>
        <text:list-item>
          <text:p text:style-name="P16">Можно запускать из меню, сочетания клавиш (например, Ctrl+Alt+T).</text:p>
        </text:list-item>
      </text:list>
      <text:p text:style-name="P94"/>
      <text:p text:style-name="P94"><text:span text:style-name="T1">4)</text:span> Основные команды</text:p>
      <text:list text:style-name="L93">
        <text:list-item>
          <text:p text:style-name="P17">Навигация по файловой системе: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95">Команда</text:p>
          </table:table-cell>
          <table:table-cell table:style-name="Table11.A1" office:value-type="string">
            <text:p text:style-name="P95">Значение</text:p>
          </table:table-cell>
          <table:table-cell table:style-name="Table11.C1" office:value-type="string">
            <text:p text:style-name="P95">Пример</text:p>
          </table:table-cell>
        </table:table-row>
        <table:table-row>
          <table:table-cell table:style-name="Table11.A2" office:value-type="string">
            <text:p text:style-name="P12">pwd</text:p>
          </table:table-cell>
          <table:table-cell table:style-name="Table11.B2" office:value-type="string">
            <text:p text:style-name="P12">Показать текущую директорию</text:p>
          </table:table-cell>
          <table:table-cell table:style-name="Table11.C2" office:value-type="string">
            <text:p text:style-name="P12">/home/user</text:p>
          </table:table-cell>
        </table:table-row>
        <table:table-row>
          <table:table-cell table:style-name="Table11.A2" office:value-type="string">
            <text:p text:style-name="P12">ls</text:p>
          </table:table-cell>
          <table:table-cell table:style-name="Table11.B3" office:value-type="string">
            <text:p text:style-name="P12">Список файлов и папок</text:p>
          </table:table-cell>
          <table:table-cell table:style-name="Table11.C3" office:value-type="string">
            <text:p text:style-name="P12">ls -l, ls -a</text:p>
          </table:table-cell>
        </table:table-row>
        <table:table-row>
          <table:table-cell table:style-name="Table11.A2" office:value-type="string">
            <text:p text:style-name="P12">cd</text:p>
          </table:table-cell>
          <table:table-cell table:style-name="Table11.B4" office:value-type="string">
            <text:p text:style-name="P12">Перейти в директорию</text:p>
          </table:table-cell>
          <table:table-cell table:style-name="Table11.C4" office:value-type="string">
            <text:p text:style-name="P12">cd /etc</text:p>
          </table:table-cell>
        </table:table-row>
        <table:table-row>
          <table:table-cell table:style-name="Table11.A2" office:value-type="string">
            <text:p text:style-name="P12">cd ..</text:p>
          </table:table-cell>
          <table:table-cell table:style-name="Table11.B5" office:value-type="string">
            <text:p text:style-name="P12">На уровень выше</text:p>
          </table:table-cell>
          <table:table-cell table:style-name="Table11.C5" office:value-type="string">
            <text:p text:style-name="P116"/>
          </table:table-cell>
        </table:table-row>
      </table:table>
      <text:list text:style-name="L94">
        <text:list-header>
          <text:p text:style-name="P99"><text:span text:style-name="T15"/></text:p>
        </text:list-header>
        <text:list-item>
          <text:p text:style-name="P18">Работа с файлами и папками:</text:p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5">Команда</text:p>
          </table:table-cell>
          <table:table-cell table:style-name="Table12.B1" office:value-type="string">
            <text:p text:style-name="P95">Значение</text:p>
          </table:table-cell>
        </table:table-row>
        <table:table-row>
          <table:table-cell table:style-name="Table12.A2" office:value-type="string">
            <text:p text:style-name="P12">touch file.txt</text:p>
          </table:table-cell>
          <table:table-cell table:style-name="Table12.B2" office:value-type="string">
            <text:p text:style-name="P12">Создать пустой файл или обновить время</text:p>
          </table:table-cell>
        </table:table-row>
        <table:table-row>
          <table:table-cell table:style-name="Table12.A2" office:value-type="string">
            <text:p text:style-name="P12">mkdir dir</text:p>
          </table:table-cell>
          <table:table-cell table:style-name="Table12.B2" office:value-type="string">
            <text:p text:style-name="P12">Создать папку</text:p>
          </table:table-cell>
        </table:table-row>
        <table:table-row>
          <table:table-cell table:style-name="Table12.A2" office:value-type="string">
            <text:p text:style-name="P12">rm file.txt</text:p>
          </table:table-cell>
          <table:table-cell table:style-name="Table12.B2" office:value-type="string">
            <text:p text:style-name="P12">Удалить файл</text:p>
          </table:table-cell>
        </table:table-row>
        <table:table-row>
          <table:table-cell table:style-name="Table12.A2" office:value-type="string">
            <text:p text:style-name="P12">rm -r dir</text:p>
          </table:table-cell>
          <table:table-cell table:style-name="Table12.B2" office:value-type="string">
            <text:p text:style-name="P12">Удалить папку с содержимым</text:p>
          </table:table-cell>
        </table:table-row>
        <table:table-row>
          <table:table-cell table:style-name="Table12.A2" office:value-type="string">
            <text:p text:style-name="P12">cp file1 file2</text:p>
          </table:table-cell>
          <table:table-cell table:style-name="Table12.B2" office:value-type="string">
            <text:p text:style-name="P12">Копировать файл</text:p>
          </table:table-cell>
        </table:table-row>
        <table:table-row table:style-name="Table12.7">
          <table:table-cell table:style-name="Table12.A2" office:value-type="string">
            <text:p text:style-name="P12"><text:span text:style-name="T33">m</text:span>v <text:s/>file1 file2</text:p>
          </table:table-cell>
          <table:table-cell table:style-name="Table12.B2" office:value-type="string">
            <text:p text:style-name="P12">Переместить или переименовать файл</text:p>
          </table:table-cell>
        </table:table-row>
      </table:table>
      <text:p text:style-name="P115"><text:span text:style-name="T15"/></text:p>
      <text:list text:style-name="L95">
        <text:list-item>
          <text:p text:style-name="P19">Просмотр содержимого:</text:p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5">Команда</text:p>
          </table:table-cell>
          <table:table-cell table:style-name="Table13.B1" office:value-type="string">
            <text:p text:style-name="P95">Значение</text:p>
          </table:table-cell>
        </table:table-row>
        <table:table-row>
          <table:table-cell table:style-name="Table13.A2" office:value-type="string">
            <text:p text:style-name="P12">cat file.txt</text:p>
          </table:table-cell>
          <table:table-cell table:style-name="Table13.B2" office:value-type="string">
            <text:p text:style-name="P12">Вывести весь файл на экран</text:p>
          </table:table-cell>
        </table:table-row>
        <text:soft-page-break/>
        <table:table-row>
          <table:table-cell table:style-name="Table13.A2" office:value-type="string">
            <text:p text:style-name="P12">less file.txt</text:p>
          </table:table-cell>
          <table:table-cell table:style-name="Table13.B2" office:value-type="string">
            <text:p text:style-name="P12">Постраничный просмотр (q — выход)</text:p>
          </table:table-cell>
        </table:table-row>
        <table:table-row>
          <table:table-cell table:style-name="Table13.A2" office:value-type="string">
            <text:p text:style-name="P12">head file.txt</text:p>
          </table:table-cell>
          <table:table-cell table:style-name="Table13.B2" office:value-type="string">
            <text:p text:style-name="P12">Первые 10 строк</text:p>
          </table:table-cell>
        </table:table-row>
        <table:table-row>
          <table:table-cell table:style-name="Table13.A2" office:value-type="string">
            <text:p text:style-name="P12">tail file.txt</text:p>
          </table:table-cell>
          <table:table-cell table:style-name="Table13.B2" office:value-type="string">
            <text:p text:style-name="P12">Последние 10 строк</text:p>
          </table:table-cell>
        </table:table-row>
        <table:table-row>
          <table:table-cell table:style-name="Table13.A2" office:value-type="string">
            <text:p text:style-name="P12">tail -f file.txt<text:tab/></text:p>
          </table:table-cell>
          <table:table-cell table:style-name="Table13.B2" office:value-type="string">
            <text:p text:style-name="P12">"Слушать" файл в реальном времени (логи<text:span text:style-name="T34">)</text:span></text:p>
          </table:table-cell>
        </table:table-row>
      </table:table>
      <text:list text:continue-numbering="true" text:style-name="L95">
        <text:list-header>
          <text:p text:style-name="P100"><text:span text:style-name="T15"/></text:p>
        </text:list-header>
      </text:list>
      <text:p text:style-name="P94"><text:span text:style-name="T1">5)</text:span> Ключи и флаги</text:p>
      <text:list text:style-name="L96">
        <text:list-item>
          <text:p text:style-name="P20">Флаг (ключ, опция) — дополнительный параметр к команде (начинается с - или --).</text:p>
        </text:list-item>
        <text:list-item>
          <text:p text:style-name="P20">Можно комбинировать:</text:p>
          <text:list>
            <text:list-item>
              <text:p text:style-name="P20">ls -la = ls -l -a</text:p>
              <text:p text:style-name="P101"><text:span text:style-name="T15"/></text:p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95">Ключ<text:tab/></text:p>
          </table:table-cell>
          <table:table-cell table:style-name="Table14.A1" office:value-type="string">
            <text:p text:style-name="P95">Значение</text:p>
          </table:table-cell>
          <table:table-cell table:style-name="Table14.C1" office:value-type="string">
            <text:p text:style-name="P95">Где применяется</text:p>
          </table:table-cell>
        </table:table-row>
        <table:table-row>
          <table:table-cell table:style-name="Table14.A2" office:value-type="string">
            <text:p text:style-name="P12">-l</text:p>
          </table:table-cell>
          <table:table-cell table:style-name="Table14.B2" office:value-type="string">
            <text:p text:style-name="P12">Длинный формат (разрешения)</text:p>
          </table:table-cell>
          <table:table-cell table:style-name="Table14.C2" office:value-type="string">
            <text:p text:style-name="P12">ls -l</text:p>
          </table:table-cell>
        </table:table-row>
        <table:table-row>
          <table:table-cell table:style-name="Table14.A2" office:value-type="string">
            <text:p text:style-name="P12">-a</text:p>
          </table:table-cell>
          <table:table-cell table:style-name="Table14.B3" office:value-type="string">
            <text:p text:style-name="P12">Все файлы (в т.ч. скрытые)</text:p>
          </table:table-cell>
          <table:table-cell table:style-name="Table14.C3" office:value-type="string">
            <text:p text:style-name="P12">ls -a</text:p>
          </table:table-cell>
        </table:table-row>
        <table:table-row>
          <table:table-cell table:style-name="Table14.A2" office:value-type="string">
            <text:p text:style-name="P12">-<text:span text:style-name="T34">h</text:span></text:p>
          </table:table-cell>
          <table:table-cell table:style-name="Table14.B4" office:value-type="string">
            <text:p text:style-name="P12">Human-readable (читаемый размер)</text:p>
          </table:table-cell>
          <table:table-cell table:style-name="Table14.C4" office:value-type="string">
            <text:p text:style-name="P12">ls -lh</text:p>
          </table:table-cell>
        </table:table-row>
        <table:table-row>
          <table:table-cell table:style-name="Table14.A2" office:value-type="string">
            <text:p text:style-name="P12">-r</text:p>
          </table:table-cell>
          <table:table-cell table:style-name="Table14.B5" office:value-type="string">
            <text:p text:style-name="P12">Рекурсивно</text:p>
          </table:table-cell>
          <table:table-cell table:style-name="Table14.C5" office:value-type="string">
            <text:p text:style-name="P12">rm -r dir</text:p>
          </table:table-cell>
        </table:table-row>
        <table:table-row>
          <table:table-cell table:style-name="Table14.A2" office:value-type="string">
            <text:p text:style-name="P12">-f</text:p>
          </table:table-cell>
          <table:table-cell table:style-name="Table14.B6" office:value-type="string">
            <text:p text:style-name="P12">Force — без подтверждения</text:p>
          </table:table-cell>
          <table:table-cell table:style-name="Table14.C6" office:value-type="string">
            <text:p text:style-name="P12">rm -f file</text:p>
          </table:table-cell>
        </table:table-row>
        <table:table-row>
          <table:table-cell table:style-name="Table14.A2" office:value-type="string">
            <text:p text:style-name="P12">-i</text:p>
          </table:table-cell>
          <table:table-cell table:style-name="Table14.B7" office:value-type="string">
            <text:p text:style-name="P12">Interactive — спрашивать</text:p>
          </table:table-cell>
          <table:table-cell table:style-name="Table14.C7" office:value-type="string">
            <text:p text:style-name="P12">rm -i file</text:p>
          </table:table-cell>
        </table:table-row>
      </table:table>
      <text:p text:style-name="P94"/>
      <text:p text:style-name="P94"><text:span text:style-name="T1">6)</text:span> Редактирование файлов</text:p>
      <text:list text:style-name="L97">
        <text:list-item>
          <text:p text:style-name="P21">Открыть файл в редакторе nano:</text:p>
          <text:list>
            <text:list-item>
              <text:p text:style-name="P21">nano ~/.bashrc</text:p>
            </text:list-item>
          </text:list>
        </text:list-item>
        <text:list-item>
          <text:p text:style-name="P21">Открыть в редакторе vim:</text:p>
          <text:list>
            <text:list-item>
              <text:p text:style-name="P21">vim ~/.bashrc</text:p>
            </text:list-item>
          </text:list>
        </text:list-item>
        <text:list-item>
          <text:p text:style-name="P21">Просто посмотреть:</text:p>
          <text:list>
            <text:list-item>
              <text:p text:style-name="P21">cat ~/.bashrc</text:p>
            </text:list-item>
          </text:list>
        </text:list-item>
      </text:list>
      <text:p text:style-name="P94"/>
      <text:p text:style-name="P94"><text:span text:style-name="T1">7)</text:span> Переменные окружения</text:p>
      <text:list text:style-name="L98">
        <text:list-item>
          <text:p text:style-name="P22">$HOME — домашняя директория пользователя.</text:p>
        </text:list-item>
        <text:list-item>
          <text:p text:style-name="P22">$PATH — список директорий для поиска команд.</text:p>
        </text:list-item>
        <text:list-item>
          <text:p text:style-name="P22">$USER — имя пользователя.</text:p>
        </text:list-item>
      </text:list>
      <text:p text:style-name="P94"/>
      <text:p text:style-name="P94"><text:span text:style-name="T1">8)</text:span> Конфигурационные файлы Shell</text:p>
      <text:list text:style-name="L99">
        <text:list-item>
          <text:p text:style-name="P23">Файл<text:tab/>Для чего нужен</text:p>
          <text:list>
            <text:list-item>
              <text:p text:style-name="P23">~/.bashrc<text:tab/>Настройки bash для каждого интерактивного терминала</text:p>
            </text:list-item>
            <text:list-item>
              <text:p text:style-name="P23">~/.profile<text:tab/>Настройки окружения (выполняется при входе)</text:p>
            </text:list-item>
            <text:list-item>
              <text:p text:style-name="P23">~/.bash_profile<text:tab/>Аналогично, чаще используется на серверах</text:p>
            </text:list-item>
            <text:list-item>
              <text:p text:style-name="P23">/etc/profile<text:tab/>Глобальные настройки для всех пользователей</text:p>
            </text:list-item>
          </text:list>
        </text:list-item>
      </text:list>
      <text:p text:style-name="P94"><text:soft-page-break/></text:p>
      <text:p text:style-name="P94"><text:span text:style-name="T1">9)</text:span> Получение справки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5">Команда</text:p>
          </table:table-cell>
          <table:table-cell table:style-name="Table15.B1" office:value-type="string">
            <text:p text:style-name="P95">Описание</text:p>
          </table:table-cell>
        </table:table-row>
        <table:table-row>
          <table:table-cell table:style-name="Table15.A2" office:value-type="string">
            <text:p text:style-name="P12">man ls</text:p>
          </table:table-cell>
          <table:table-cell table:style-name="Table15.B2" office:value-type="string">
            <text:p text:style-name="P12">Полная справка по команде</text:p>
          </table:table-cell>
        </table:table-row>
        <table:table-row>
          <table:table-cell table:style-name="Table15.A2" office:value-type="string">
            <text:p text:style-name="P12">ls --help</text:p>
          </table:table-cell>
          <table:table-cell table:style-name="Table15.B2" office:value-type="string">
            <text:p text:style-name="P12">Быстрая справка по ключам</text:p>
          </table:table-cell>
        </table:table-row>
        <table:table-row>
          <table:table-cell table:style-name="Table15.A2" office:value-type="string">
            <text:p text:style-name="P12">info ls</text:p>
          </table:table-cell>
          <table:table-cell table:style-name="Table15.B2" office:value-type="string">
            <text:p text:style-name="P12">Расширенная справка</text:p>
          </table:table-cell>
        </table:table-row>
        <table:table-row>
          <table:table-cell table:style-name="Table15.A2" office:value-type="string">
            <text:p text:style-name="P12">whatis ls</text:p>
          </table:table-cell>
          <table:table-cell table:style-name="Table15.B2" office:value-type="string">
            <text:p text:style-name="P12">Краткое описание</text:p>
          </table:table-cell>
        </table:table-row>
        <table:table-row>
          <table:table-cell table:style-name="Table15.A2" office:value-type="string">
            <text:p text:style-name="P12">apropos search</text:p>
          </table:table-cell>
          <table:table-cell table:style-name="Table15.B2" office:value-type="string">
            <text:p text:style-name="P12">Поиск по описаниям</text:p>
          </table:table-cell>
        </table:table-row>
        <table:table-row>
          <table:table-cell table:style-name="Table15.A2" office:value-type="string">
            <text:p text:style-name="P12">history</text:p>
          </table:table-cell>
          <table:table-cell table:style-name="Table15.B2" office:value-type="string">
            <text:p text:style-name="P12">Показать историю команд</text:p>
          </table:table-cell>
        </table:table-row>
      </table:table>
      <text:p text:style-name="P94"/>
      <text:p text:style-name="P94"><text:span text:style-name="T1">10)</text:span> Примеры часто используемых команд</text:p>
      <text:list text:style-name="L100">
        <text:list-item>
          <text:p text:style-name="P24">ls -lah — показать подробный список всех файлов, читаемый размер.</text:p>
        </text:list-item>
        <text:list-item>
          <text:p text:style-name="P24">cd ~/Downloads — перейти в папку загрузок</text:p>
        </text:list-item>
        <text:list-item>
          <text:p text:style-name="P24">mkdir test &amp;&amp; cd test — создать папку и зайти в неё.</text:p>
        </text:list-item>
        <text:list-item>
          <text:p text:style-name="P24">rm -rf /tmp/test — удалить папку test из /tmp со всем содержимым.</text:p>
        </text:list-item>
        <text:list-item>
          <text:p text:style-name="P24">grep "слово" file.txt — найти строки в файле, где есть "слово".</text:p>
        </text:list-item>
        <text:list-item>
          <text:p text:style-name="P102"><text:span text:style-name="T15">find / -name "*.log" — найти все файлы с расширением .log.</text:span></text:p>
        </text:list-item>
      </text:list>
      <text:p text:style-name="P115"><text:span text:style-name="T15"/></text:p>
      <text:p text:style-name="P115"><text:span text:style-name="T15">🟢 </text:span><text:span text:style-name="T21">Основное по структуре директорий Linux (Filesystem Hierarchy Standard, FHS)</text:span></text:p>
      <text:p text:style-name="P115"><text:span text:style-name="T15"/></text:p>
      <text:p text:style-name="P115"><text:span text:style-name="T22">1)</text:span><text:span text:style-name="T15"> Как устроены диски и папки:</text:span></text:p>
      <text:list text:style-name="L101">
        <text:list-item>
          <text:p text:style-name="P25">Windows vs Linux</text:p>
          <text:list>
            <text:list-item>
              <text:p text:style-name="P25">Windows:</text:p>
              <text:list>
                <text:list-item>
                  <text:p text:style-name="P25">Каждый диск имеет свою букву (C:, D:), структура как дерево под “This PC”.</text:p>
                  <text:p text:style-name="P25">Each drive has its own letter (C:, D:), all files are under “This PC”.</text:p>
                </text:list-item>
              </text:list>
            </text:list-item>
            <text:list-item>
              <text:p text:style-name="P25">Linux:</text:p>
              <text:list>
                <text:list-item>
                  <text:p text:style-name="P25">Всё начинается с корня — / (root directory), нет букв, всё дерево — под одним “/”.</text:p>
                  <text:p text:style-name="P25">Everything starts from the root (/), no drive letters, single directory tree.</text:p>
                </text:list-item>
              </text:list>
            </text:list-item>
          </text:list>
        </text:list-item>
      </text:list>
      <text:p text:style-name="P115"><text:span text:style-name="T15"/></text:p>
      <text:p text:style-name="P115"><text:span text:style-name="T22">2)</text:span><text:span text:style-name="T15"> Кратко о File Hierarchy Standard (FHS)</text:span></text:p>
      <text:list text:style-name="L102">
        <text:list-item>
          <text:p text:style-name="P26">FHS — стандарт, определяющий, где что лежит в Linux.</text:p>
          <text:p text:style-name="P26">FHS — Filesystem Hierarchy Standard, defines where files/directories must be located.</text:p>
        </text:list-item>
      </text:list>
      <text:p text:style-name="P115"><text:span text:style-name="T15"/></text:p>
      <text:p text:style-name="P115"><text:span text:style-name="T22">3)</text:span><text:span text:style-name="T15"> Основные папки Linux (таблица для запоминания)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95">Директория</text:p>
          </table:table-cell>
          <table:table-cell table:style-name="Table16.A1" office:value-type="string">
            <text:p text:style-name="P95">Назначение</text:p>
          </table:table-cell>
          <table:table-cell table:style-name="Table16.C1" office:value-type="string">
            <text:p text:style-name="P95">Description (en)</text:p>
          </table:table-cell>
        </table:table-row>
        <text:soft-page-break/>
        <table:table-row>
          <table:table-cell table:style-name="Table16.A2" office:value-type="string">
            <text:p text:style-name="P12">/</text:p>
          </table:table-cell>
          <table:table-cell table:style-name="Table16.B2" office:value-type="string">
            <text:p text:style-name="P12">Корневая папка — всё здесь</text:p>
          </table:table-cell>
          <table:table-cell table:style-name="Table16.C2" office:value-type="string">
            <text:p text:style-name="P12">Root of the filesystem</text:p>
          </table:table-cell>
        </table:table-row>
        <table:table-row>
          <table:table-cell table:style-name="Table16.A2" office:value-type="string">
            <text:p text:style-name="P12">/boot</text:p>
          </table:table-cell>
          <table:table-cell table:style-name="Table16.B3" office:value-type="string">
            <text:p text:style-name="P12">Файлы загрузчика системы (kernel, initrd, grub)</text:p>
          </table:table-cell>
          <table:table-cell table:style-name="Table16.C3" office:value-type="string">
            <text:p text:style-name="P12">Boot loader files</text:p>
          </table:table-cell>
        </table:table-row>
        <table:table-row>
          <table:table-cell table:style-name="Table16.A2" office:value-type="string">
            <text:p text:style-name="P12">/dev</text:p>
          </table:table-cell>
          <table:table-cell table:style-name="Table16.B4" office:value-type="string">
            <text:p text:style-name="P12">Файлы устройств (жесткие диски, флешки, tty и т.д.)</text:p>
          </table:table-cell>
          <table:table-cell table:style-name="Table16.C4" office:value-type="string">
            <text:p text:style-name="P12">Device files</text:p>
          </table:table-cell>
        </table:table-row>
        <table:table-row>
          <table:table-cell table:style-name="Table16.A2" office:value-type="string">
            <text:p text:style-name="P12">/etc</text:p>
          </table:table-cell>
          <table:table-cell table:style-name="Table16.B5" office:value-type="string">
            <text:p text:style-name="P12">Конфиги всей системы (настройки, службы, users, passwd, hosts)</text:p>
          </table:table-cell>
          <table:table-cell table:style-name="Table16.C5" office:value-type="string">
            <text:p text:style-name="P12">System-wide config files</text:p>
          </table:table-cell>
        </table:table-row>
        <table:table-row>
          <table:table-cell table:style-name="Table16.A2" office:value-type="string">
            <text:p text:style-name="P12">/home</text:p>
          </table:table-cell>
          <table:table-cell table:style-name="Table16.B6" office:value-type="string">
            <text:p text:style-name="P12">Домашние папки пользователей</text:p>
          </table:table-cell>
          <table:table-cell table:style-name="Table16.C6" office:value-type="string">
            <text:p text:style-name="P12">Users’ home directories</text:p>
          </table:table-cell>
        </table:table-row>
        <table:table-row>
          <table:table-cell table:style-name="Table16.A2" office:value-type="string">
            <text:p text:style-name="P12">/bin</text:p>
          </table:table-cell>
          <table:table-cell table:style-name="Table16.B7" office:value-type="string">
            <text:p text:style-name="P12">Базовые команды (ls, cat, cp, mv, bash) для всех</text:p>
          </table:table-cell>
          <table:table-cell table:style-name="Table16.C7" office:value-type="string">
            <text:p text:style-name="P12">Essential user binaries</text:p>
          </table:table-cell>
        </table:table-row>
        <table:table-row>
          <table:table-cell table:style-name="Table16.A2" office:value-type="string">
            <text:p text:style-name="P12">/sbin</text:p>
          </table:table-cell>
          <table:table-cell table:style-name="Table16.B8" office:value-type="string">
            <text:p text:style-name="P12">Системные утилиты (fsck, reboot, ifconfig)</text:p>
          </table:table-cell>
          <table:table-cell table:style-name="Table16.C8" office:value-type="string">
            <text:p text:style-name="P12">System binaries (admin only)</text:p>
          </table:table-cell>
        </table:table-row>
        <table:table-row>
          <table:table-cell table:style-name="Table16.A2" office:value-type="string">
            <text:p text:style-name="P12">/lib</text:p>
          </table:table-cell>
          <table:table-cell table:style-name="Table16.B9" office:value-type="string">
            <text:p text:style-name="P12">Системные библиотеки для запуска /bin и /sbin</text:p>
          </table:table-cell>
          <table:table-cell table:style-name="Table16.C9" office:value-type="string">
            <text:p text:style-name="P12">Shared libraries for bin/sbin</text:p>
          </table:table-cell>
        </table:table-row>
        <table:table-row>
          <table:table-cell table:style-name="Table16.A2" office:value-type="string">
            <text:p text:style-name="P12">/opt</text:p>
          </table:table-cell>
          <table:table-cell table:style-name="Table16.B10" office:value-type="string">
            <text:p text:style-name="P12">Сторонние программы (например, chrome, teamviewer)</text:p>
          </table:table-cell>
          <table:table-cell table:style-name="Table16.C10" office:value-type="string">
            <text:p text:style-name="P12">Optional application packages</text:p>
          </table:table-cell>
        </table:table-row>
        <table:table-row>
          <table:table-cell table:style-name="Table16.A2" office:value-type="string">
            <text:p text:style-name="P12">/usr</text:p>
          </table:table-cell>
          <table:table-cell table:style-name="Table16.B11" office:value-type="string">
            <text:p text:style-name="P12">Программы, документация, библиотеки, не критичные для загрузки</text:p>
          </table:table-cell>
          <table:table-cell table:style-name="Table16.C11" office:value-type="string">
            <text:p text:style-name="P12">User programs, docs, libraries</text:p>
          </table:table-cell>
        </table:table-row>
        <table:table-row>
          <table:table-cell table:style-name="Table16.A2" office:value-type="string">
            <text:p text:style-name="P12">/tmp</text:p>
          </table:table-cell>
          <table:table-cell table:style-name="Table16.B12" office:value-type="string">
            <text:p text:style-name="P12">Временные файлы, очищается при перезагрузке</text:p>
          </table:table-cell>
          <table:table-cell table:style-name="Table16.C12" office:value-type="string">
            <text:p text:style-name="P12">Temporary files, cleared on reboot</text:p>
          </table:table-cell>
        </table:table-row>
        <table:table-row>
          <table:table-cell table:style-name="Table16.A2" office:value-type="string">
            <text:p text:style-name="P12">/var</text:p>
          </table:table-cell>
          <table:table-cell table:style-name="Table16.B13" office:value-type="string">
            <text:p text:style-name="P12">Изменяемые данные (логи, базы, почта)</text:p>
          </table:table-cell>
          <table:table-cell table:style-name="Table16.C13" office:value-type="string">
            <text:p text:style-name="P12">Variable data: logs, db, mail, spool</text:p>
          </table:table-cell>
        </table:table-row>
        <table:table-row>
          <table:table-cell table:style-name="Table16.A2" office:value-type="string">
            <text:p text:style-name="P12">/root</text:p>
          </table:table-cell>
          <table:table-cell table:style-name="Table16.B14" office:value-type="string">
            <text:p text:style-name="P12">Домашняя папка root (не путать с /!)</text:p>
          </table:table-cell>
          <table:table-cell table:style-name="Table16.C14" office:value-type="string">
            <text:p text:style-name="P12">Root user’s home directory</text:p>
          </table:table-cell>
        </table:table-row>
        <table:table-row>
          <table:table-cell table:style-name="Table16.A2" office:value-type="string">
            <text:p text:style-name="P12">/mnt</text:p>
          </table:table-cell>
          <table:table-cell table:style-name="Table16.B15" office:value-type="string">
            <text:p text:style-name="P12">Временное подключение (mount) других дисков, флешек</text:p>
          </table:table-cell>
          <table:table-cell table:style-name="Table16.C15" office:value-type="string">
            <text:p text:style-name="P12">Mount points for temporary filesystems</text:p>
          </table:table-cell>
        </table:table-row>
        <table:table-row>
          <table:table-cell table:style-name="Table16.A16" office:value-type="string">
            <text:p text:style-name="P12">/media</text:p>
          </table:table-cell>
          <table:table-cell table:style-name="Table16.B16" office:value-type="string">
            <text:p text:style-name="P12">Точки для авто-подключения флешек, CD, внешних HDD</text:p>
          </table:table-cell>
          <table:table-cell table:style-name="Table16.C16" office:value-type="string">
            <text:p text:style-name="P12">Removable media mount points</text:p>
          </table:table-cell>
        </table:table-row>
        <table:table-row>
          <table:table-cell table:style-name="Table16.A17" office:value-type="string">
            <text:p text:style-name="P96"><text:span text:style-name="T15">/ru</text:span><text:span text:style-name="T16">n</text:span></text:p>
          </table:table-cell>
          <table:table-cell table:style-name="Table16.B17" office:value-type="string">
            <text:p text:style-name="P12">Файлы, появляющиеся только после старта системы (процессы, демоны)</text:p>
          </table:table-cell>
          <table:table-cell table:style-name="Table16.C17" office:value-type="string">
            <text:p text:style-name="P12">Runtime data, system state since boot</text:p>
          </table:table-cell>
        </table:table-row>
        <table:table-row>
          <table:table-cell table:style-name="Table16.A18" office:value-type="string">
            <text:p text:style-name="P12">/sys</text:p>
          </table:table-cell>
          <table:table-cell table:style-name="Table16.B18" office:value-type="string">
            <text:p text:style-name="P12">Псевдосистема — информация о железе и ядре (только для чтения)</text:p>
          </table:table-cell>
          <table:table-cell table:style-name="Table16.C18" office:value-type="string">
            <text:p text:style-name="P12">Info about devices, drivers, kernel</text:p>
          </table:table-cell>
        </table:table-row>
      </table:table>
      <text:p text:style-name="P115"><text:span text:style-name="T15"/></text:p>
      <text:list text:style-name="L103">
        <text:list-item>
          <text:p text:style-name="P27">Пример:</text:p>
          <text:list>
            <text:list-item>
              <text:p text:style-name="P27"><text:soft-page-break/>Твой пользовательский каталог: /home/username</text:p>
            </text:list-item>
            <text:list-item>
              <text:p text:style-name="P27">Системные логи: /var/log/</text:p>
            </text:list-item>
            <text:list-item>
              <text:p text:style-name="P27">Флешка: появится в /media/username/usb-drive после подключения.</text:p>
            </text:list-item>
          </text:list>
        </text:list-item>
      </text:list>
      <text:p text:style-name="P115"><text:span text:style-name="T15"/></text:p>
      <text:p text:style-name="P115"><text:span text:style-name="T21">4</text:span><text:span text:style-name="T23">)</text:span><text:span text:style-name="T15"> Практическое значение для DevOps</text:span></text:p>
      <text:list text:style-name="L104">
        <text:list-item>
          <text:p text:style-name="P28">Знать, где лежат логи, конфиги, бинарники, чтобы быстро диагностировать и чинить систему.</text:p>
        </text:list-item>
        <text:list-item>
          <text:p text:style-name="P28">Уметь отличать, что можно удалять (/tmp, /var/tmp), а что нельзя (/bin, /sbin, /boot).</text:p>
        </text:list-item>
        <text:list-item>
          <text:p text:style-name="P28">Устанавливать сторонние программы — в /opt.</text:p>
        </text:list-item>
        <text:list-item>
          <text:p text:style-name="P28">Резервное копирование: сохранять только /home, /etc, иногда /var (для БД и логов).</text:p>
        </text:list-item>
        <text:list-item>
          <text:p text:style-name="P28">Мониторинг: </text:p>
          <text:list>
            <text:list-item>
              <text:p text:style-name="P28">логи и мониторинг всегда в /var/log/</text:p>
            </text:list-item>
            <text:list-item>
              <text:p text:style-name="P28">состояние системы — в /run, /sys, /proc.</text:p>
            </text:list-item>
          </text:list>
        </text:list-item>
      </text:list>
      <text:p text:style-name="P115"><text:span text:style-name="T15"/></text:p>
      <text:p text:style-name="P115"><text:span text:style-name="T21">5</text:span><text:span text:style-name="T23">) </text:span><text:span text:style-name="T15">Краткая шпаргалка для команд</text:span></text:p>
      <text:list text:style-name="L105">
        <text:list-item>
          <text:p text:style-name="P29">Показать структуру:</text:p>
          <text:list>
            <text:list-item>
              <text:p text:style-name="P29">ls /</text:p>
            </text:list-item>
            <text:list-item>
              <text:p text:style-name="P29">tree -L 1 / (если установлен tree)</text:p>
            </text:list-item>
          </text:list>
        </text:list-item>
        <text:list-item>
          <text:p text:style-name="P103"><text:span text:style-name="T15">Узнать, что занимает место:</text:span></text:p>
          <text:list>
            <text:list-item>
              <text:p text:style-name="P29">du -h --max-depth=1 /</text:p>
            </text:list-item>
          </text:list>
        </text:list-item>
        <text:list-item>
          <text:p text:style-name="P29">Показать скрытые файлы:</text:p>
          <text:list>
            <text:list-item>
              <text:p text:style-name="P29">ls -la</text:p>
            </text:list-item>
          </text:list>
        </text:list-item>
      </text:list>
      <text:p text:style-name="P115"><text:span text:style-name="T15"/></text:p>
      <text:p text:style-name="P115"><text:span text:style-name="T21">6</text:span><text:span text:style-name="T23">)</text:span><text:span text:style-name="T15"> Особенности (DevOps-фишки)</text:span></text:p>
      <text:list text:style-name="L106">
        <text:list-item>
          <text:p text:style-name="P30">/etc/fstab — файл, где прописаны все постоянные точки монтирования (что и куда цепляется при загрузке).</text:p>
        </text:list-item>
        <text:list-item>
          <text:p text:style-name="P30">/proc и /sys — это не “реальные” папки, а интерфейс к ядру Linux, тут лежат данные о процессах и железе.</text:p>
        </text:list-item>
        <text:list-item>
          <text:p text:style-name="P30">/var/tmp — хранит временные файлы, которые переживают перезагрузку (в отличие от /tmp).</text:p>
        </text:list-item>
      </text:list>
      <text:p text:style-name="P115"><text:span text:style-name="T15"/></text:p>
      <text:p text:style-name="P115"><text:span text:style-name="T21">7</text:span><text:span text:style-name="T23">) </text:span><text:span text:style-name="T15">Вопросы на собеседовании и для самопроверки</text:span></text:p>
      <text:list text:style-name="L107">
        <text:list-item>
          <text:p text:style-name="P31">Где искать логи системы?</text:p>
          <text:list>
            <text:list-item>
              <text:p text:style-name="P31">В /var/log</text:p>
            </text:list-item>
          </text:list>
        </text:list-item>
        <text:list-item>
          <text:p text:style-name="P31">Где найти настройки сети?</text:p>
          <text:list>
            <text:list-item>
              <text:p text:style-name="P31">В /etc (например, /etc/network, /etc/netplan, /etc/hostname, /etc/hosts)</text:p>
            </text:list-item>
          </text:list>
        </text:list-item>
        <text:list-item>
          <text:p text:style-name="P31">Куда монтируется флешка?</text:p>
          <text:list>
            <text:list-item>
              <text:p text:style-name="P31">/media/имя_пользователя/имя_устройства</text:p>
            </text:list-item>
          </text:list>
        </text:list-item>
      </text:list>
      <text:p text:style-name="P115"><text:span text:style-name="T15"/></text:p>
      <text:p text:style-name="P115"><text:span text:style-name="T23">8) </text:span><text:span text:style-name="T15">Вывод:</text:span></text:p>
      <text:list text:style-name="L108">
        <text:list-item>
          <text:p text:style-name="P32"><text:soft-page-break/>Знание структуры директорий — обязательный навык для любого Linux-админа и DevOps, без этого не получится ни администрировать сервер, ни настраивать CI/CD, ни быстро решать проблемы.</text:p>
        </text:list-item>
      </text:list>
      <text:p text:style-name="P115"><text:span text:style-name="T15"/></text:p>
      <text:p text:style-name="P115"><text:span text:style-name="T15">🟢 </text:span><text:span text:style-name="T21">Основное по работе с файлами, папками и ссылками в Linux</text:span></text:p>
      <text:p text:style-name="P115"><text:span text:style-name="T24">1)</text:span><text:span text:style-name="T15"> Типы файлов в Linux (и как их узнать)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94">Тип файла</text:p>
          </table:table-cell>
          <table:table-cell table:style-name="Table17.A1" office:value-type="string">
            <text:p text:style-name="P94">Префикс</text:p>
          </table:table-cell>
          <table:table-cell table:style-name="Table17.A1" office:value-type="string">
            <text:p text:style-name="P94">Описание (ru)</text:p>
          </table:table-cell>
          <table:table-cell table:style-name="Table17.D1" office:value-type="string">
            <text:p text:style-name="P94">Description (en)</text:p>
          </table:table-cell>
        </table:table-row>
        <table:table-row>
          <table:table-cell table:style-name="Table17.A2" office:value-type="string">
            <text:p text:style-name="P94">Обычный файл</text:p>
          </table:table-cell>
          <table:table-cell table:style-name="Table17.A2" office:value-type="string">
            <text:p text:style-name="P94">-</text:p>
          </table:table-cell>
          <table:table-cell table:style-name="Table17.A2" office:value-type="string">
            <text:p text:style-name="P94">Любой текстовый, бинарный файл, картинка, скрипт</text:p>
          </table:table-cell>
          <table:table-cell table:style-name="Table17.D2" office:value-type="string">
            <text:p text:style-name="P94">Ordinary file (text, binary, image)</text:p>
          </table:table-cell>
        </table:table-row>
        <table:table-row>
          <table:table-cell table:style-name="Table17.A2" office:value-type="string">
            <text:p text:style-name="P94">Каталог (директория)</text:p>
          </table:table-cell>
          <table:table-cell table:style-name="Table17.A2" office:value-type="string">
            <text:p text:style-name="P94">d</text:p>
          </table:table-cell>
          <table:table-cell table:style-name="Table17.A2" office:value-type="string">
            <text:p text:style-name="P94">Папка, может содержать файлы и другие папки</text:p>
          </table:table-cell>
          <table:table-cell table:style-name="Table17.D2" office:value-type="string">
            <text:p text:style-name="P94">Directory (can store files/dirs)</text:p>
          </table:table-cell>
        </table:table-row>
        <table:table-row>
          <table:table-cell table:style-name="Table17.A2" office:value-type="string">
            <text:p text:style-name="P94">Блочное устройство</text:p>
          </table:table-cell>
          <table:table-cell table:style-name="Table17.A2" office:value-type="string">
            <text:p text:style-name="P94">b</text:p>
          </table:table-cell>
          <table:table-cell table:style-name="Table17.A2" office:value-type="string">
            <text:p text:style-name="P94">Файл для работы с устройствами (диски и т.п.)</text:p>
          </table:table-cell>
          <table:table-cell table:style-name="Table17.D2" office:value-type="string">
            <text:p text:style-name="P94">Block file (disk devices)</text:p>
          </table:table-cell>
        </table:table-row>
        <table:table-row>
          <table:table-cell table:style-name="Table17.A2" office:value-type="string">
            <text:p text:style-name="P94">Символьное устройство</text:p>
          </table:table-cell>
          <table:table-cell table:style-name="Table17.A2" office:value-type="string">
            <text:p text:style-name="P94">c</text:p>
          </table:table-cell>
          <table:table-cell table:style-name="Table17.A2" office:value-type="string">
            <text:p text:style-name="P94">Файл для последовательных устройств (терминал, порты)</text:p>
          </table:table-cell>
          <table:table-cell table:style-name="Table17.D2" office:value-type="string">
            <text:p text:style-name="P94">Character file (serial devices)</text:p>
          </table:table-cell>
        </table:table-row>
        <table:table-row>
          <table:table-cell table:style-name="Table17.A2" office:value-type="string">
            <text:p text:style-name="P94">Символьная ссылка</text:p>
          </table:table-cell>
          <table:table-cell table:style-name="Table17.A2" office:value-type="string">
            <text:p text:style-name="P94">l</text:p>
          </table:table-cell>
          <table:table-cell table:style-name="Table17.A2" office:value-type="string">
            <text:p text:style-name="P94">Символическая ссылка на другой файл или каталог</text:p>
          </table:table-cell>
          <table:table-cell table:style-name="Table17.D2" office:value-type="string">
            <text:p text:style-name="P94">Symbolic (soft) link</text:p>
          </table:table-cell>
        </table:table-row>
        <table:table-row>
          <table:table-cell table:style-name="Table17.A2" office:value-type="string">
            <text:p text:style-name="P94">Сокет</text:p>
          </table:table-cell>
          <table:table-cell table:style-name="Table17.A2" office:value-type="string">
            <text:p text:style-name="P94">s</text:p>
          </table:table-cell>
          <table:table-cell table:style-name="Table17.A2" office:value-type="string">
            <text:p text:style-name="P94">Файл для обмена данными между процессами (IPC)</text:p>
          </table:table-cell>
          <table:table-cell table:style-name="Table17.D2" office:value-type="string">
            <text:p text:style-name="P94">Socket file (IPC between processes)</text:p>
          </table:table-cell>
        </table:table-row>
        <table:table-row>
          <table:table-cell table:style-name="Table17.A2" office:value-type="string">
            <text:p text:style-name="P94">Канал (pipe)</text:p>
          </table:table-cell>
          <table:table-cell table:style-name="Table17.A2" office:value-type="string">
            <text:p text:style-name="P94">p</text:p>
          </table:table-cell>
          <table:table-cell table:style-name="Table17.A2" office:value-type="string">
            <text:p text:style-name="P94">Для соединения вывода одного процесса с вводом другого</text:p>
          </table:table-cell>
          <table:table-cell table:style-name="Table17.D2" office:value-type="string">
            <text:p text:style-name="P94">Pipe (for connecting processes)</text:p>
          </table:table-cell>
        </table:table-row>
      </table:table>
      <text:p text:style-name="P115"><text:span text:style-name="T15"/></text:p>
      <text:p text:style-name="P115"><text:span text:style-name="T24">2)</text:span><text:span text:style-name="T15"> Работа с файлами и папками</text:span></text:p>
      <text:list text:style-name="L109">
        <text:list-item>
          <text:p text:style-name="P33">Список файлов и папок</text:p>
          <text:list>
            <text:list-item>
              <text:p text:style-name="P33">ls <text:s text:c="13"/># Показать содержимое директории</text:p>
            </text:list-item>
            <text:list-item>
              <text:p text:style-name="P33">ls -a <text:s text:c="9"/># Включая скрытые (начинаются с .)</text:p>
            </text:list-item>
            <text:list-item>
              <text:p text:style-name="P33">ls -l <text:s text:c="10"/># Подробный (long) формат (права, дата и пр.)</text:p>
            </text:list-item>
            <text:list-item>
              <text:p text:style-name="P33">ls -h <text:s text:c="9"/># Размеры в удобном виде (KB, MB)</text:p>
            </text:list-item>
            <text:list-item>
              <text:p text:style-name="P33">ls -d <text:s text:c="9"/># Показывает саму директорию, а не её содержимое</text:p>
            </text:list-item>
            <text:list-item>
              <text:p text:style-name="P33">ls -r <text:s text:c="10"/># В обратном порядке</text:p>
            </text:list-item>
            <text:list-item>
              <text:p text:style-name="P33">ls -t <text:s text:c="10"/># Сортировка по времени изменения</text:p>
            </text:list-item>
          </text:list>
        </text:list-item>
        <text:list-item>
          <text:p text:style-name="P33">Копирование</text:p>
          <text:list>
            <text:list-item>
              <text:p text:style-name="P33">cp file1 file2 <text:s text:c="13"/># Копировать файл1 в файл2</text:p>
            </text:list-item>
            <text:list-item>
              <text:p text:style-name="P33">cp file1 /demo/ <text:s text:c="9"/># Копировать файл1 в папку /demo/</text:p>
            </text:list-item>
            <text:list-item>
              <text:p text:style-name="P33">cp -R dir1 dir2 <text:s text:c="10"/># Рекурсивно копировать папку dir1 в dir2</text:p>
            </text:list-item>
          </text:list>
        </text:list-item>
        <text:list-item>
          <text:p text:style-name="P33">Перемещение и переименование</text:p>
          <text:list>
            <text:list-item>
              <text:p text:style-name="P33"><text:soft-page-break/>mv file1 file2 <text:s text:c="10"/># Переименовать file1 в file2</text:p>
            </text:list-item>
            <text:list-item>
              <text:p text:style-name="P33">mv /dir1 /dir2 <text:s text:c="9"/># Переименовать dir1 в dir2 (или переместить)</text:p>
            </text:list-item>
            <text:list-item>
              <text:p text:style-name="P33">mv file1 /dir1/ <text:s text:c="8"/># Переместить file1 в /dir1/</text:p>
            </text:list-item>
          </text:list>
        </text:list-item>
        <text:list-item>
          <text:p text:style-name="P33">Удаление</text:p>
          <text:list>
            <text:list-item>
              <text:p text:style-name="P33">rm -f file1 <text:s text:c="16"/># Удалить файл1 (без подтверждения)</text:p>
            </text:list-item>
            <text:list-item>
              <text:p text:style-name="P33">rm -R dir1 <text:s text:c="15"/># Удалить папку dir1 со всем содержимым</text:p>
            </text:list-item>
            <text:list-item>
              <text:p text:style-name="P33">rmdir dir1 <text:s text:c="16"/># Удалить пустую папку dir1</text:p>
            </text:list-item>
          </text:list>
        </text:list-item>
        <text:list-item>
          <text:p text:style-name="P33">Создание папок</text:p>
          <text:list>
            <text:list-item>
              <text:p text:style-name="P33">mkdir dir1 <text:s text:c="17"/># Создать папку dir1</text:p>
            </text:list-item>
          </text:list>
        </text:list-item>
        <text:list-item>
          <text:p text:style-name="P33">Работа с файлами</text:p>
          <text:list>
            <text:list-item>
              <text:p text:style-name="P33">cat file1 <text:s text:c="17"/># Показать содержимое файла</text:p>
            </text:list-item>
            <text:list-item>
              <text:p text:style-name="P33">touch file1 <text:s text:c="13"/># Создать пустой файл (или обновить дату)</text:p>
            </text:list-item>
            <text:list-item>
              <text:p text:style-name="P33">less file1 <text:tab/><text:tab/> <text:s text:c="2"/># Показать файл постранично (можно листать <text:tab/><text:tab/><text:tab/><text:tab/> <text:s text:c="5"/>вверх/вниз)</text:p>
            </text:list-item>
            <text:list-item>
              <text:p text:style-name="P33">tail file1 <text:s text:c="17"/># Показать последние 10 строк файла</text:p>
            </text:list-item>
            <text:list-item>
              <text:p text:style-name="P33">head file1 <text:s text:c="14"/># Показать первые 10 строк файла</text:p>
            </text:list-item>
          </text:list>
        </text:list-item>
      </text:list>
      <text:p text:style-name="P115"><text:span text:style-name="T15"/></text:p>
      <text:p text:style-name="P115"><text:span text:style-name="T25">3) </text:span><text:span text:style-name="T15">Ссылки в Linux</text:span></text:p>
      <text:list text:style-name="L110">
        <text:list-item>
          <text:p text:style-name="P34">Жёсткая ссылка (Hard link)</text:p>
          <text:list>
            <text:list-item>
              <text:p text:style-name="P34">ln SOURCE LINK <text:s/># Создать жёсткую ссылку LINK на файл SOURCE</text:p>
              <text:list>
                <text:list-item>
                  <text:p text:style-name="P34">Ссылается на тот же inode, работает только для файлов и внутри одной файловой системы.</text:p>
                </text:list-item>
                <text:list-item>
                  <text:p text:style-name="P34">Особенности:</text:p>
                  <text:list>
                    <text:list-item>
                      <text:p text:style-name="P34">Одинаковый inode, полная копия, работает, даже если оригинальный файл удалён.</text:p>
                    </text:list-item>
                    <text:list-item>
                      <text:p text:style-name="P34">Нельзя создавать для папок и между разными разделами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Символическая ссылка (Soft link, symlink)</text:p>
          <text:list>
            <text:list-item>
              <text:p text:style-name="P34">ln -s SOURCE LINK</text:p>
              <text:list>
                <text:list-item>
                  <text:p text:style-name="P34">Создать символическую ссылку LINK на SOURCE</text:p>
                </text:list-item>
                <text:list-item>
                  <text:p text:style-name="P34">Можно ссылаться на каталоги, другие разделы и даже на несуществующий путь.</text:p>
                </text:list-item>
                <text:list-item>
                  <text:p text:style-name="P34">Особенности:</text:p>
                  <text:list>
                    <text:list-item>
                      <text:p text:style-name="P34">Имеет свой inode, просто “указатель” на файл/папку.</text:p>
                    </text:list-item>
                    <text:list-item>
                      <text:p text:style-name="P34">Если исходник удалён — ссылка “битая”.</text:p>
                    </text:list-item>
                  </text:list>
                </text:list-item>
              </text:list>
            </text:list-item>
          </text:list>
        </text:list-item>
      </text:list>
      <text:p text:style-name="P115"><text:span text:style-name="T15"/></text:p>
      <text:p text:style-name="P115"><text:span text:style-name="T21">4</text:span><text:span text:style-name="T25">)</text:span><text:span text:style-name="T15"> Дополнительно: расширения файлов</text:span></text:p>
      <text:list text:style-name="L111">
        <text:list-item>
          <text:p text:style-name="P35">В Linux расширение файла (например, .sh, .txt) — просто часть имени, система не опирается на расширение для определения типа файла.</text:p>
        </text:list-item>
        <text:list-item>
          <text:p text:style-name="P35">Определить тип файла можно командой:</text:p>
          <text:list>
            <text:list-item>
              <text:p text:style-name="P35">file имя_файла</text:p>
            </text:list-item>
          </text:list>
        </text:list-item>
      </text:list>
      <text:p text:style-name="P115"><text:span text:style-name="T15"/></text:p>
      <text:p text:style-name="P115"><text:span text:style-name="T21">5</text:span><text:span text:style-name="T25">)</text:span><text:span text:style-name="T15"> Краткая таблица команд</text:span></text:p>
      <table:table table:name="Table18" table:style-name="Table18">
        <table:table-column table:style-name="Table18.A"/>
        <table:table-column table:style-name="Table18.B"/>
        <text:soft-page-break/>
        <table:table-row>
          <table:table-cell table:style-name="Table18.A1" office:value-type="string">
            <text:p text:style-name="P95">Команда</text:p>
          </table:table-cell>
          <table:table-cell table:style-name="Table18.B1" office:value-type="string">
            <text:p text:style-name="P95">Что делает</text:p>
          </table:table-cell>
        </table:table-row>
        <table:table-row>
          <table:table-cell table:style-name="Table18.A2" office:value-type="string">
            <text:p text:style-name="P12">ls</text:p>
          </table:table-cell>
          <table:table-cell table:style-name="Table18.B2" office:value-type="string">
            <text:p text:style-name="P12">Список файлов/папок</text:p>
          </table:table-cell>
        </table:table-row>
        <table:table-row>
          <table:table-cell table:style-name="Table18.A2" office:value-type="string">
            <text:p text:style-name="P12">cp</text:p>
          </table:table-cell>
          <table:table-cell table:style-name="Table18.B2" office:value-type="string">
            <text:p text:style-name="P12">Копировать файлы/папки</text:p>
          </table:table-cell>
        </table:table-row>
        <table:table-row>
          <table:table-cell table:style-name="Table18.A2" office:value-type="string">
            <text:p text:style-name="P12">mv</text:p>
          </table:table-cell>
          <table:table-cell table:style-name="Table18.B2" office:value-type="string">
            <text:p text:style-name="P12">Переместить/переименовать файл/папку</text:p>
          </table:table-cell>
        </table:table-row>
        <table:table-row>
          <table:table-cell table:style-name="Table18.A2" office:value-type="string">
            <text:p text:style-name="P12">rm, rmdir</text:p>
          </table:table-cell>
          <table:table-cell table:style-name="Table18.B2" office:value-type="string">
            <text:p text:style-name="P12">Удалить файл, удалить пустую папку</text:p>
          </table:table-cell>
        </table:table-row>
        <table:table-row>
          <table:table-cell table:style-name="Table18.A2" office:value-type="string">
            <text:p text:style-name="P12">mkdir<text:tab/></text:p>
          </table:table-cell>
          <table:table-cell table:style-name="Table18.B2" office:value-type="string">
            <text:p text:style-name="P12">Создать папку</text:p>
          </table:table-cell>
        </table:table-row>
        <table:table-row>
          <table:table-cell table:style-name="Table18.A2" office:value-type="string">
            <text:p text:style-name="P12">cat, less, head, tail</text:p>
          </table:table-cell>
          <table:table-cell table:style-name="Table18.B2" office:value-type="string">
            <text:p text:style-name="P12">Просмотр содержимого файла</text:p>
          </table:table-cell>
        </table:table-row>
        <table:table-row>
          <table:table-cell table:style-name="Table18.A2" office:value-type="string">
            <text:p text:style-name="P96"><text:span text:style-name="T15">touc</text:span><text:span text:style-name="T17">h</text:span></text:p>
          </table:table-cell>
          <table:table-cell table:style-name="Table18.B2" office:value-type="string">
            <text:p text:style-name="P12">Создать/обновить файл</text:p>
          </table:table-cell>
        </table:table-row>
        <table:table-row>
          <table:table-cell table:style-name="Table18.A2" office:value-type="string">
            <text:p text:style-name="P12">ln, ln -s</text:p>
          </table:table-cell>
          <table:table-cell table:style-name="Table18.B2" office:value-type="string">
            <text:p text:style-name="P12">Жёсткая и символическая ссылка</text:p>
          </table:table-cell>
        </table:table-row>
        <table:table-row>
          <table:table-cell table:style-name="Table18.A2" office:value-type="string">
            <text:p text:style-name="P12">file</text:p>
          </table:table-cell>
          <table:table-cell table:style-name="Table18.B2" office:value-type="string">
            <text:p text:style-name="P12">Определить тип файла</text:p>
          </table:table-cell>
        </table:table-row>
      </table:table>
      <text:p text:style-name="P115"><text:span text:style-name="T15"/></text:p>
      <text:p text:style-name="P115"><text:span text:style-name="T26">6)</text:span><text:span text:style-name="T15"> Примеры задач</text:span></text:p>
      <text:list text:style-name="L112">
        <text:list-item>
          <text:p text:style-name="P36">Создать папку и скопировать туда файлы:</text:p>
          <text:list>
            <text:list-item>
              <text:p text:style-name="P36">mkdir mydir</text:p>
            </text:list-item>
            <text:list-item>
              <text:p text:style-name="P36">cp file1 file2 mydir/</text:p>
            </text:list-item>
          </text:list>
        </text:list-item>
        <text:list-item>
          <text:p text:style-name="P36">Переместить и переименовать папку:</text:p>
          <text:list>
            <text:list-item>
              <text:p text:style-name="P36">mv dir1 new_dir</text:p>
            </text:list-item>
          </text:list>
        </text:list-item>
        <text:list-item>
          <text:p text:style-name="P36">Удалить все файлы с расширением .log:</text:p>
          <text:list>
            <text:list-item>
              <text:p text:style-name="P36">rm *.log</text:p>
            </text:list-item>
          </text:list>
        </text:list-item>
        <text:list-item>
          <text:p text:style-name="P36">Создать символическую ссылку на каталог:</text:p>
          <text:list>
            <text:list-item>
              <text:p text:style-name="P36">ln -s /home/user/docs mydocs</text:p>
            </text:list-item>
          </text:list>
        </text:list-item>
      </text:list>
      <text:p text:style-name="P94"/>
      <text:p text:style-name="P94">🟢 Основное по пользователям и группам в Linux</text:p>
      <text:p text:style-name="P94"><text:span text:style-name="T1">1</text:span><text:span text:style-name="T2">)</text:span> Типы пользователей</text:p>
      <text:list text:style-name="L113">
        <text:list-item>
          <text:p text:style-name="P37">root (Superuser):</text:p>
          <text:list>
            <text:list-item>
              <text:p text:style-name="P37">Главный админ, может всё.</text:p>
            </text:list-item>
          </text:list>
        </text:list-item>
        <text:list-item>
          <text:p text:style-name="P37">Обычный пользователь (Simple user):</text:p>
          <text:list>
            <text:list-item>
              <text:p text:style-name="P37">Имеет полный доступ только к своим файлам.</text:p>
            </text:list-item>
          </text:list>
        </text:list-item>
        <text:list-item>
          <text:p text:style-name="P37">Системный пользователь (System user):</text:p>
          <text:list>
            <text:list-item>
              <text:p text:style-name="P37">Сервисные аккаунты для работы программ и демонов.</text:p>
            </text:list-item>
          </text:list>
        </text:list-item>
      </text:list>
      <text:p text:style-name="P94"/>
      <text:p text:style-name="P94"><text:span text:style-name="T1">2</text:span><text:span text:style-name="T2">)</text:span> Где хранятся данные о пользователях и группах?</text:p>
      <text:list text:style-name="L114">
        <text:list-item>
          <text:p text:style-name="P38">/etc/passwd</text:p>
          <text:list>
            <text:list-item>
              <text:p text:style-name="P38">Формат строки:</text:p>
              <text:list>
                <text:list-item>
                  <text:p text:style-name="P38">[username]:[x]:[UID]:[GID]:[Comment]:[Home directory]:[Default shell]</text:p>
                  <text:list>
                    <text:list-item>
                      <text:p text:style-name="P38">x во 2-ом поле — пароль хранится в /etc/shadow</text:p>
                    </text:list-item>
                    <text:list-item>
                      <text:p text:style-name="P38">UID — User ID</text:p>
                    </text:list-item>
                    <text:list-item>
                      <text:p text:style-name="P38">GID — Group ID</text:p>
                    </text:list-item>
                    <text:list-item>
                      <text:p text:style-name="P38">Home — домашняя директория</text:p>
                    </text:list-item>
                    <text:list-item>
                      <text:p text:style-name="P38">Shell — командная оболочка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<text:soft-page-break/>/etc/shadow</text:p>
          <text:list>
            <text:list-item>
              <text:p text:style-name="P38">Формат строки:</text:p>
              <text:list>
                <text:list-item>
                  <text:p text:style-name="P38">[username]:[password]:[Last Password Changed]:[Min]:[Max]:[Warn]:[Inactive]:[Expire]</text:p>
                  <text:list>
                    <text:list-item>
                      <text:p text:style-name="P38">Хранит пароли (хэшированные) и параметры смены пароля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/etc/group</text:p>
          <text:list>
            <text:list-item>
              <text:p text:style-name="P38">Формат строки:</text:p>
              <text:list>
                <text:list-item>
                  <text:p text:style-name="P38">[group_name]:[x]:[GID]:[group_members]</text:p>
                </text:list-item>
                <text:list-item>
                  <text:p text:style-name="P38">Список групп и их участников</text:p>
                </text:list-item>
              </text:list>
            </text:list-item>
          </text:list>
        </text:list-item>
      </text:list>
      <text:p text:style-name="P94"/>
      <text:p text:style-name="P94"><text:span text:style-name="T1">3</text:span><text:span text:style-name="T2">)</text:span> Работа с пользователями</text:p>
      <text:list text:style-name="L115">
        <text:list-item>
          <text:p text:style-name="P39">Создать пользователя</text:p>
          <text:list>
            <text:list-item>
              <text:p text:style-name="P39">useradd имя_пользователя</text:p>
              <text:list>
                <text:list-item>
                  <text:p text:style-name="P39">Параметры по умолчанию из /etc/default/useradd</text:p>
                </text:list-item>
                <text:list-item>
                  <text:p text:style-name="P39">Можно добавить опции для задания домашней папки, shell и т. д.</text:p>
                </text:list-item>
              </text:list>
            </text:list-item>
            <text:list-item>
              <text:p text:style-name="P13">useradd -m имя_пользователя</text:p>
              <text:list>
                <text:list-item>
                  <text:p text:style-name="P13">Объяснение флага -m (в команде useradd):</text:p>
                  <text:list>
                    <text:list-item>
                      <text:p text:style-name="P13">-m (или --create-home) — это флаг, который говорит команде useradd создать домашнюю директорию для нового пользователя автоматически.</text:p>
                    </text:list-item>
                    <text:list-item>
                      <text:p text:style-name="P13">Если не указать -m, то в некоторых системах директория не создаётся.</text:p>
                    </text:list-item>
                    <text:list-item>
                      <text:p text:style-name="P13">Пример (не команда для выполнения, просто объяснение):</text:p>
                      <text:list>
                        <text:list-item>
                          <text:p text:style-name="P13">С флагом: создаётся пользователь и его домашняя папка (/home/Name_Surname).</text:p>
                        </text:list-item>
                        <text:list-item>
                          <text:p text:style-name="P13">Без флага: пользователь появится, но папки не будет (или будет, если так настроено в системе по умолчанию)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">Задать/сменить пароль</text:p>
          <text:list>
            <text:list-item>
              <text:p text:style-name="P39">passwd имя_пользователя</text:p>
            </text:list-item>
          </text:list>
        </text:list-item>
        <text:list-item>
          <text:p text:style-name="P39">Удалить пользователя</text:p>
          <text:list>
            <text:list-item>
              <text:p text:style-name="P39">userdel имя_пользователя</text:p>
            </text:list-item>
            <text:list-item>
              <text:p text:style-name="P39">userdel -r имя_пользователя <text:s text:c="2"/># с удалением домашней директории</text:p>
            </text:list-item>
          </text:list>
        </text:list-item>
        <text:list-item>
          <text:p text:style-name="P39">Изменить параметры пользователя</text:p>
          <text:list>
            <text:list-item>
              <text:p text:style-name="P39">usermod [опции] имя_пользователя</text:p>
            </text:list-item>
            <text:list-item>
              <text:p text:style-name="P39">usermod -aG группа имя_пользователя <text:s text:c="2"/># добавить в дополнительные группы</text:p>
            </text:list-item>
          </text:list>
        </text:list-item>
      </text:list>
      <text:p text:style-name="P94"><text:span text:style-name="T1"/></text:p>
      <text:p text:style-name="P94"><text:span text:style-name="T1">4</text:span><text:span text:style-name="T2">)</text:span> Работа с группами</text:p>
      <text:list text:style-name="L116">
        <text:list-item>
          <text:p text:style-name="P40">Создать группу</text:p>
          <text:list>
            <text:list-item>
              <text:p text:style-name="P40">groupadd имя_группы</text:p>
            </text:list-item>
          </text:list>
        </text:list-item>
        <text:list-item>
          <text:p text:style-name="P40">Удалить группу</text:p>
          <text:list>
            <text:list-item>
              <text:p text:style-name="P40">groupdel имя_группы</text:p>
            </text:list-item>
          </text:list>
        </text:list-item>
        <text:list-item>
          <text:p text:style-name="P40"><text:soft-page-break/>Изменить параметры группы</text:p>
          <text:list>
            <text:list-item>
              <text:p text:style-name="P40">groupmod [опции] имя_группы</text:p>
            </text:list-item>
            <text:list-item>
              <text:p text:style-name="P40">groupmod -n новое_имя старое_имя <text:s text:c="5"/># переименовать группу</text:p>
            </text:list-item>
          </text:list>
        </text:list-item>
      </text:list>
      <text:p text:style-name="P94"><text:span text:style-name="T1"/></text:p>
      <text:p text:style-name="P94"><text:span text:style-name="T1">5</text:span><text:span text:style-name="T2">)</text:span> Права собственности на файлы и папки</text:p>
      <text:list text:style-name="L117">
        <text:list-item>
          <text:p text:style-name="P41">Владелец — пользователь, который создал файл/папку.</text:p>
        </text:list-item>
        <text:list-item>
          <text:p text:style-name="P41">Можно изменить владельца (и/или группу) — только root или владелец файла.</text:p>
        </text:list-item>
        <text:list-item>
          <text:p text:style-name="P104"><text:span text:style-name="T15">Изменить владельца файла</text:span><text:span text:style-name="T18">:</text:span></text:p>
          <text:list>
            <text:list-item>
              <text:p text:style-name="P41">chown user file</text:p>
              <text:list>
                <text:list-item>
                  <text:p text:style-name="P41">Если указать только user — меняется только владелец.</text:p>
                </text:list-item>
              </text:list>
            </text:list-item>
            <text:list-item>
              <text:p text:style-name="P41">chown user:group file</text:p>
              <text:list>
                <text:list-item>
                  <text:p text:style-name="P41">Если user:group — оба.</text:p>
                </text:list-item>
              </text:list>
            </text:list-item>
            <text:list-item>
              <text:p text:style-name="P41">chown :group file</text:p>
              <text:list>
                <text:list-item>
                  <text:p text:style-name="P41">Если только :group — только группа.</text:p>
                </text:list-item>
              </text:list>
            </text:list-item>
          </text:list>
        </text:list-item>
        <text:list-item>
          <text:p text:style-name="P41">Изменить только группу</text:p>
          <text:list>
            <text:list-item>
              <text:p text:style-name="P41">chgrp group file</text:p>
            </text:list-item>
          </text:list>
        </text:list-item>
      </text:list>
      <text:p text:style-name="P94"><text:span text:style-name="T1"/></text:p>
      <text:p text:style-name="P94"><text:span text:style-name="T1">6</text:span><text:span text:style-name="T2">)</text:span><text:span text:style-name="T1"> </text:span>Примеры для практики</text:p>
      <text:list text:style-name="L118">
        <text:list-item>
          <text:p text:style-name="P42">Создать пользователя и группу, добавить пользователя в группу:</text:p>
          <text:list>
            <text:list-item>
              <text:p text:style-name="P42">groupadd admins</text:p>
            </text:list-item>
            <text:list-item>
              <text:p text:style-name="P42">useradd -G admins user1</text:p>
            </text:list-item>
            <text:list-item>
              <text:p text:style-name="P42">passwd user1</text:p>
            </text:list-item>
          </text:list>
        </text:list-item>
        <text:list-item>
          <text:p text:style-name="P42">Изменить владельца файла и группу:</text:p>
          <text:list>
            <text:list-item>
              <text:p text:style-name="P42">chown user1:admins important.txt</text:p>
            </text:list-item>
          </text:list>
        </text:list-item>
        <text:list-item>
          <text:p text:style-name="P42">Удалить пользователя с домашней директорией:</text:p>
          <text:list>
            <text:list-item>
              <text:p text:style-name="P42">userdel -r user1</text:p>
            </text:list-item>
          </text:list>
        </text:list-item>
        <text:list-item>
          <text:p text:style-name="P42">Добавить пользователя во вторую группу:</text:p>
          <text:list>
            <text:list-item>
              <text:p text:style-name="P42">usermod -aG wheel user1</text:p>
            </text:list-item>
          </text:list>
        </text:list-item>
        <text:list-item>
          <text:p text:style-name="P42">Переименовать группу:</text:p>
          <text:list>
            <text:list-item>
              <text:p text:style-name="P42">groupmod -n newgroup oldgroup</text:p>
            </text:list-item>
          </text:list>
        </text:list-item>
      </text:list>
      <text:p text:style-name="P94"><text:span text:style-name="T3"/></text:p>
      <text:p text:style-name="P94"><text:span text:style-name="T3"/></text:p>
      <text:p text:style-name="P94"><text:span text:style-name="T3">7)</text:span> Термины</text:p>
      <text:p text:style-name="P94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95">Термин</text:p>
          </table:table-cell>
          <table:table-cell table:style-name="Table19.B1" office:value-type="string">
            <text:p text:style-name="P95">Значение</text:p>
          </table:table-cell>
        </table:table-row>
        <table:table-row>
          <table:table-cell table:style-name="Table19.A2" office:value-type="string">
            <text:p text:style-name="P12">UID</text:p>
          </table:table-cell>
          <table:table-cell table:style-name="Table19.B2" office:value-type="string">
            <text:p text:style-name="P12">Уникальный идентификатор пользователя</text:p>
          </table:table-cell>
        </table:table-row>
        <table:table-row>
          <table:table-cell table:style-name="Table19.A2" office:value-type="string">
            <text:p text:style-name="P12">GID</text:p>
          </table:table-cell>
          <table:table-cell table:style-name="Table19.B2" office:value-type="string">
            <text:p text:style-name="P12">Уникальный идентификатор группы</text:p>
          </table:table-cell>
        </table:table-row>
        <table:table-row>
          <table:table-cell table:style-name="Table19.A2" office:value-type="string">
            <text:p text:style-name="P12">Home</text:p>
          </table:table-cell>
          <table:table-cell table:style-name="Table19.B2" office:value-type="string">
            <text:p text:style-name="P12">Домашняя папка пользователя</text:p>
          </table:table-cell>
        </table:table-row>
        <table:table-row>
          <table:table-cell table:style-name="Table19.A2" office:value-type="string">
            <text:p text:style-name="P12">Shell</text:p>
          </table:table-cell>
          <table:table-cell table:style-name="Table19.B2" office:value-type="string">
            <text:p text:style-name="P12">Оболочка пользователя (bash, zsh…)</text:p>
          </table:table-cell>
        </table:table-row>
        <table:table-row>
          <table:table-cell table:style-name="Table19.A6" office:value-type="string">
            <text:p text:style-name="P12">root</text:p>
          </table:table-cell>
          <table:table-cell table:style-name="Table19.B6" office:value-type="string">
            <text:p text:style-name="P12">Всесильный суперпользователь</text:p>
          </table:table-cell>
        </table:table-row>
      </table:table>
      <text:p text:style-name="P94"/>
      <text:p text:style-name="P94"><text:soft-page-break/></text:p>
      <text:p text:style-name="P94">🔐 <text:span text:style-name="T1">Права доступа к файлам и папкам в Linux</text:span></text:p>
      <text:p text:style-name="P94"/>
      <text:p text:style-name="P94"><text:span text:style-name="T4">1)</text:span> Владелец, группа, другие (User, Group, Other)</text:p>
      <text:list text:style-name="L119">
        <text:list-item>
          <text:p text:style-name="P43">Каждый файл и каталог в Linux имеет:</text:p>
          <text:list>
            <text:list-item>
              <text:p text:style-name="P43">Владельца (user) — кто создал файл</text:p>
            </text:list-item>
            <text:list-item>
              <text:p text:style-name="P43">Группу (group) — может быть общая на проект/пользователей</text:p>
            </text:list-item>
            <text:list-item>
              <text:p text:style-name="P43">Другие (others) — все остальные</text:p>
            </text:list-item>
          </text:list>
        </text:list-item>
      </text:list>
      <text:p text:style-name="P94"/>
      <text:p text:style-name="P94"><text:span text:style-name="T4">2)</text:span> Типы прав доступа (r, w, x)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95">Символ</text:p>
          </table:table-cell>
          <table:table-cell table:style-name="Table20.A1" office:value-type="string">
            <text:p text:style-name="P95">Значение</text:p>
          </table:table-cell>
          <table:table-cell table:style-name="Table20.A1" office:value-type="string">
            <text:p text:style-name="P95">Для файлов</text:p>
          </table:table-cell>
          <table:table-cell table:style-name="Table20.D1" office:value-type="string">
            <text:p text:style-name="P95">Для папок</text:p>
          </table:table-cell>
        </table:table-row>
        <table:table-row>
          <table:table-cell table:style-name="Table20.A2" office:value-type="string">
            <text:p text:style-name="P12">r</text:p>
          </table:table-cell>
          <table:table-cell table:style-name="Table20.B2" office:value-type="string">
            <text:p text:style-name="P12">read (чтение)</text:p>
          </table:table-cell>
          <table:table-cell table:style-name="Table20.C2" office:value-type="string">
            <text:p text:style-name="P12">читать содержимое файла</text:p>
          </table:table-cell>
          <table:table-cell table:style-name="Table20.D2" office:value-type="string">
            <text:p text:style-name="P12">просматривать список файлов</text:p>
          </table:table-cell>
        </table:table-row>
        <table:table-row>
          <table:table-cell table:style-name="Table20.A2" office:value-type="string">
            <text:p text:style-name="P12">w</text:p>
          </table:table-cell>
          <table:table-cell table:style-name="Table20.B3" office:value-type="string">
            <text:p text:style-name="P12">write (запись)</text:p>
          </table:table-cell>
          <table:table-cell table:style-name="Table20.C2" office:value-type="string">
            <text:p text:style-name="P12">редактировать файл</text:p>
          </table:table-cell>
          <table:table-cell table:style-name="Table20.D3" office:value-type="string">
            <text:p text:style-name="P12">создавать/удалять/переименовывать</text:p>
          </table:table-cell>
        </table:table-row>
        <table:table-row>
          <table:table-cell table:style-name="Table20.A2" office:value-type="string">
            <text:p text:style-name="P12">x</text:p>
          </table:table-cell>
          <table:table-cell table:style-name="Table20.B4" office:value-type="string">
            <text:p text:style-name="P12">execute (выполнение)</text:p>
          </table:table-cell>
          <table:table-cell table:style-name="Table20.C2" office:value-type="string">
            <text:p text:style-name="P12">запускать файл (если это скрипт)</text:p>
          </table:table-cell>
          <table:table-cell table:style-name="Table20.D4" office:value-type="string">
            <text:p text:style-name="P12">входить в папку (cd)</text:p>
          </table:table-cell>
        </table:table-row>
        <table:table-row>
          <table:table-cell table:style-name="Table20.A2" office:value-type="string">
            <text:p text:style-name="P12">-</text:p>
          </table:table-cell>
          <table:table-cell table:style-name="Table20.B5" office:value-type="string">
            <text:p text:style-name="P12">нет доступа</text:p>
          </table:table-cell>
          <table:table-cell table:style-name="Table20.C2" office:value-type="string">
            <text:p text:style-name="P12">—</text:p>
          </table:table-cell>
          <table:table-cell table:style-name="Table20.D5" office:value-type="string">
            <text:p text:style-name="P12">—</text:p>
          </table:table-cell>
        </table:table-row>
      </table:table>
      <text:p text:style-name="P94"/>
      <text:p text:style-name="P94"><text:span text:style-name="T4">3)</text:span> Пример прав доступа</text:p>
      <text:list text:style-name="L120">
        <text:list-item>
          <text:p text:style-name="P44">ls -l</text:p>
        </text:list-item>
        <text:list-item>
          <text:p text:style-name="P44">-rwxr-xr-- 1 user group 1234 Jul 20 12:00 myscript.sh</text:p>
          <text:list>
            <text:list-item>
              <text:p text:style-name="P44">Расшифровка:</text:p>
              <text:list>
                <text:list-item>
                  <text:p text:style-name="P44">- — обычный файл (d — папка, l — ссылка и т. д.)</text:p>
                </text:list-item>
                <text:list-item>
                  <text:p text:style-name="P44">rwx — права владельца (user)</text:p>
                </text:list-item>
                <text:list-item>
                  <text:p text:style-name="P44">r-x — права группы</text:p>
                </text:list-item>
                <text:list-item>
                  <text:p text:style-name="P44">r-- — права других</text:p>
                </text:list-item>
              </text:list>
            </text:list-item>
          </text:list>
        </text:list-item>
      </text:list>
      <text:p text:style-name="P94"/>
      <text:p text:style-name="P94"><text:span text:style-name="T4"/></text:p>
      <text:p text:style-name="P94"><text:span text:style-name="T4"/></text:p>
      <text:p text:style-name="P94"><text:span text:style-name="T4">4)</text:span> Цифровое представление прав (chmod 755 и т. д.)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95">Цифра</text:p>
          </table:table-cell>
          <table:table-cell table:style-name="Table21.A1" office:value-type="string">
            <text:p text:style-name="P95">Права</text:p>
          </table:table-cell>
          <table:table-cell table:style-name="Table21.C1" office:value-type="string">
            <text:p text:style-name="P95">Символы</text:p>
          </table:table-cell>
        </table:table-row>
        <table:table-row>
          <table:table-cell table:style-name="Table21.A2" office:value-type="string">
            <text:p text:style-name="P117">0</text:p>
          </table:table-cell>
          <table:table-cell table:style-name="Table21.B2" office:value-type="string">
            <text:p text:style-name="P12">---</text:p>
          </table:table-cell>
          <table:table-cell table:style-name="Table21.C2" office:value-type="string">
            <text:p text:style-name="P12">нет прав</text:p>
          </table:table-cell>
        </table:table-row>
        <table:table-row>
          <table:table-cell table:style-name="Table21.A2" office:value-type="string">
            <text:p text:style-name="P117">1</text:p>
          </table:table-cell>
          <table:table-cell table:style-name="Table21.B3" office:value-type="string">
            <text:p text:style-name="P12">--x</text:p>
          </table:table-cell>
          <table:table-cell table:style-name="Table21.C3" office:value-type="string">
            <text:p text:style-name="P12">только выполнение</text:p>
          </table:table-cell>
        </table:table-row>
        <table:table-row>
          <table:table-cell table:style-name="Table21.A2" office:value-type="string">
            <text:p text:style-name="P117">2</text:p>
          </table:table-cell>
          <table:table-cell table:style-name="Table21.B4" office:value-type="string">
            <text:p text:style-name="P12">-w-</text:p>
          </table:table-cell>
          <table:table-cell table:style-name="Table21.C4" office:value-type="string">
            <text:p text:style-name="P12">только запись</text:p>
          </table:table-cell>
        </table:table-row>
        <table:table-row>
          <table:table-cell table:style-name="Table21.A2" office:value-type="string">
            <text:p text:style-name="P117">3</text:p>
          </table:table-cell>
          <table:table-cell table:style-name="Table21.B5" office:value-type="string">
            <text:p text:style-name="P12">-wx</text:p>
          </table:table-cell>
          <table:table-cell table:style-name="Table21.C5" office:value-type="string">
            <text:p text:style-name="P12">запись + выполнение</text:p>
          </table:table-cell>
        </table:table-row>
        <table:table-row>
          <table:table-cell table:style-name="Table21.A2" office:value-type="string">
            <text:p text:style-name="P117">4</text:p>
          </table:table-cell>
          <table:table-cell table:style-name="Table21.B6" office:value-type="string">
            <text:p text:style-name="P12">r--</text:p>
          </table:table-cell>
          <table:table-cell table:style-name="Table21.C6" office:value-type="string">
            <text:p text:style-name="P12">только чтение</text:p>
          </table:table-cell>
        </table:table-row>
        <table:table-row>
          <table:table-cell table:style-name="Table21.A2" office:value-type="string">
            <text:p text:style-name="P117">5</text:p>
          </table:table-cell>
          <table:table-cell table:style-name="Table21.B7" office:value-type="string">
            <text:p text:style-name="P12">r-x</text:p>
          </table:table-cell>
          <table:table-cell table:style-name="Table21.C7" office:value-type="string">
            <text:p text:style-name="P12">чтение + выполнение</text:p>
          </table:table-cell>
        </table:table-row>
        <text:soft-page-break/>
        <table:table-row>
          <table:table-cell table:style-name="Table21.A2" office:value-type="string">
            <text:p text:style-name="P117">6</text:p>
          </table:table-cell>
          <table:table-cell table:style-name="Table21.B8" office:value-type="string">
            <text:p text:style-name="P12">rw-</text:p>
          </table:table-cell>
          <table:table-cell table:style-name="Table21.C8" office:value-type="string">
            <text:p text:style-name="P12">чтение + запись</text:p>
          </table:table-cell>
        </table:table-row>
        <table:table-row>
          <table:table-cell table:style-name="Table21.A9" office:value-type="string">
            <text:p text:style-name="P117">7</text:p>
          </table:table-cell>
          <table:table-cell table:style-name="Table21.B9" office:value-type="string">
            <text:p text:style-name="P12">rwx</text:p>
          </table:table-cell>
          <table:table-cell table:style-name="Table21.C9" office:value-type="string">
            <text:p text:style-name="P12">все права</text:p>
          </table:table-cell>
        </table:table-row>
      </table:table>
      <text:p text:style-name="P94"/>
      <text:list text:style-name="L121">
        <text:list-item>
          <text:p text:style-name="P45">Пример:</text:p>
          <text:list>
            <text:list-item>
              <text:p text:style-name="P45">chmod 755 myscript.sh</text:p>
            </text:list-item>
            <text:list-item>
              <text:p text:style-name="P45"># -&gt; rwxr-xr-x</text:p>
            </text:list-item>
          </text:list>
        </text:list-item>
      </text:list>
      <text:p text:style-name="P94"/>
      <text:p text:style-name="P94"><text:span text:style-name="T5">5) </text:span>Изменение прав доступа: chmod</text:p>
      <text:list text:style-name="L122">
        <text:list-item>
          <text:p text:style-name="P46">Формат:</text:p>
          <text:list>
            <text:list-item>
              <text:p text:style-name="P46">chmod [КТО][ОПЕРАЦИЯ][ПРАВА] имя_файла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95">КТО (who)</text:p>
          </table:table-cell>
          <table:table-cell table:style-name="Table22.B1" office:value-type="string">
            <text:p text:style-name="P95">Расшифровка</text:p>
          </table:table-cell>
        </table:table-row>
        <table:table-row>
          <table:table-cell table:style-name="Table22.A2" office:value-type="string">
            <text:p text:style-name="P12">u</text:p>
          </table:table-cell>
          <table:table-cell table:style-name="Table22.B2" office:value-type="string">
            <text:p text:style-name="P12">user (владелец)</text:p>
          </table:table-cell>
        </table:table-row>
        <table:table-row>
          <table:table-cell table:style-name="Table22.A2" office:value-type="string">
            <text:p text:style-name="P12">g</text:p>
          </table:table-cell>
          <table:table-cell table:style-name="Table22.B2" office:value-type="string">
            <text:p text:style-name="P12">group</text:p>
          </table:table-cell>
        </table:table-row>
        <table:table-row>
          <table:table-cell table:style-name="Table22.A2" office:value-type="string">
            <text:p text:style-name="P12">o</text:p>
          </table:table-cell>
          <table:table-cell table:style-name="Table22.B2" office:value-type="string">
            <text:p text:style-name="P12">other</text:p>
          </table:table-cell>
        </table:table-row>
        <table:table-row>
          <table:table-cell table:style-name="Table22.A2" office:value-type="string">
            <text:p text:style-name="P12">a</text:p>
          </table:table-cell>
          <table:table-cell table:style-name="Table22.B2" office:value-type="string">
            <text:p text:style-name="P12">all (u + g + o)</text:p>
          </table:table-cell>
        </table:table-row>
        <table:table-row>
          <table:table-cell table:style-name="Table22.A6" office:value-type="string">
            <text:p text:style-name="P95">ОПЕРАЦИЯ</text:p>
          </table:table-cell>
          <table:table-cell table:style-name="Table22.B6" office:value-type="string">
            <text:p text:style-name="P95">Значение</text:p>
          </table:table-cell>
        </table:table-row>
        <table:table-row>
          <table:table-cell table:style-name="Table22.A2" office:value-type="string">
            <text:p text:style-name="P12">=</text:p>
          </table:table-cell>
          <table:table-cell table:style-name="Table22.B2" office:value-type="string">
            <text:p text:style-name="P12">задать права</text:p>
          </table:table-cell>
        </table:table-row>
        <table:table-row>
          <table:table-cell table:style-name="Table22.A2" office:value-type="string">
            <text:p text:style-name="P12">+</text:p>
          </table:table-cell>
          <table:table-cell table:style-name="Table22.B2" office:value-type="string">
            <text:p text:style-name="P12">добавить</text:p>
          </table:table-cell>
        </table:table-row>
        <table:table-row>
          <table:table-cell table:style-name="Table22.A2" office:value-type="string">
            <text:p text:style-name="P12">-</text:p>
          </table:table-cell>
          <table:table-cell table:style-name="Table22.B2" office:value-type="string">
            <text:p text:style-name="P12">убрать</text:p>
          </table:table-cell>
        </table:table-row>
      </table:table>
      <text:list text:style-name="L123">
        <text:list-item>
          <text:p text:style-name="P47">Примеры:</text:p>
          <text:list>
            <text:list-item>
              <text:p text:style-name="P47">chmod u+x file.sh <text:s text:c="7"/></text:p>
              <text:list>
                <text:list-item>
                  <text:p text:style-name="P47"># добавить выполнение владельцу</text:p>
                </text:list-item>
              </text:list>
            </text:list-item>
            <text:list-item>
              <text:p text:style-name="P47">chmod go-r file.txt <text:s text:c="5"/></text:p>
              <text:list>
                <text:list-item>
                  <text:p text:style-name="P47"># убрать чтение у группы и других</text:p>
                </text:list-item>
              </text:list>
            </text:list-item>
            <text:list-item>
              <text:p text:style-name="P47">chmod a=rw file.txt <text:s text:c="5"/></text:p>
              <text:list>
                <text:list-item>
                  <text:p text:style-name="P47"># всем только чтение и запись</text:p>
                </text:list-item>
              </text:list>
            </text:list-item>
            <text:list-item>
              <text:p text:style-name="P47">chmod 755 file.sh <text:s text:c="7"/></text:p>
              <text:list>
                <text:list-item>
                  <text:p text:style-name="P47"># цифровой способ</text:p>
                </text:list-item>
              </text:list>
            </text:list-item>
          </text:list>
        </text:list-item>
      </text:list>
      <text:p text:style-name="P94"><text:span text:style-name="T5"/></text:p>
      <text:p text:style-name="P94"><text:span text:style-name="T5"/></text:p>
      <text:p text:style-name="P94"><text:span text:style-name="T5">6) </text:span>Изменение владельца: chown</text:p>
      <text:list text:style-name="L124">
        <text:list-item>
          <text:p text:style-name="P48">chown user file.txt <text:s text:c="13"/></text:p>
          <text:list>
            <text:list-item>
              <text:p text:style-name="P48"># сменить владельца</text:p>
            </text:list-item>
          </text:list>
        </text:list-item>
        <text:list-item>
          <text:p text:style-name="P48">chown :group file.txt </text:p>
          <text:list>
            <text:list-item>
              <text:p text:style-name="P48"># сменить группу</text:p>
            </text:list-item>
          </text:list>
        </text:list-item>
        <text:list-item>
          <text:p text:style-name="P48">chown user:group file.txt <text:s text:c="7"/></text:p>
          <text:list>
            <text:list-item>
              <text:p text:style-name="P48"># сменить владельца и группу</text:p>
            </text:list-item>
          </text:list>
        </text:list-item>
      </text:list>
      <text:p text:style-name="P94"/>
      <text:p text:style-name="P94"><text:span text:style-name="T5">7) </text:span>Расширенные атрибуты (lsattr)</text:p>
      <text:list text:style-name="L125">
        <text:list-item>
          <text:p text:style-name="P49"><text:soft-page-break/>Некоторые файлы могут иметь дополнительные атрибуты, которые задаются через chattr и просматриваются через lsattr.</text:p>
        </text:list-item>
      </text:list>
      <text:p text:style-name="P94"/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120">Символ</text:p>
            </table:table-cell>
            <table:table-cell table:style-name="Table24.A1" office:value-type="string">
              <text:p text:style-name="P120">Значение</text:p>
            </table:table-cell>
          </table:table-row>
        </table:table-header-rows>
        <table:table-row>
          <table:table-cell table:style-name="Table24.A2" office:value-type="string">
            <text:p text:style-name="P118"><text:span text:style-name="Source_20_Text"><text:span text:style-name="T35">a</text:span></text:span></text:p>
          </table:table-cell>
          <table:table-cell table:style-name="Table24.B2" office:value-type="string">
            <text:p text:style-name="P119">только добавление (append only)</text:p>
          </table:table-cell>
        </table:table-row>
        <table:table-row>
          <table:table-cell table:style-name="Table24.A2" office:value-type="string">
            <text:p text:style-name="P118"><text:span text:style-name="Source_20_Text"><text:span text:style-name="T35">i</text:span></text:span></text:p>
          </table:table-cell>
          <table:table-cell table:style-name="Table24.B2" office:value-type="string">
            <text:p text:style-name="P119">неизменяемый (immutable)</text:p>
          </table:table-cell>
        </table:table-row>
        <table:table-row>
          <table:table-cell table:style-name="Table24.A2" office:value-type="string">
            <text:p text:style-name="P118"><text:span text:style-name="Source_20_Text"><text:span text:style-name="T35">d</text:span></text:span></text:p>
          </table:table-cell>
          <table:table-cell table:style-name="Table24.B2" office:value-type="string">
            <text:p text:style-name="P119">исключить из backup (no dump)</text:p>
          </table:table-cell>
        </table:table-row>
        <table:table-row>
          <table:table-cell table:style-name="Table24.A2" office:value-type="string">
            <text:p text:style-name="P118"><text:span text:style-name="Source_20_Text"><text:span text:style-name="T35">u</text:span></text:span></text:p>
          </table:table-cell>
          <table:table-cell table:style-name="Table24.B2" office:value-type="string">
            <text:p text:style-name="P119">undeletable — может быть восстановлен</text:p>
          </table:table-cell>
        </table:table-row>
        <table:table-row>
          <table:table-cell table:style-name="Table24.A2" office:value-type="string">
            <text:p text:style-name="P118"><text:span text:style-name="Source_20_Text"><text:span text:style-name="T35">e</text:span></text:span></text:p>
          </table:table-cell>
          <table:table-cell table:style-name="Table24.B2" office:value-type="string">
            <text:p text:style-name="P119">extent format (оптимизация ext4)</text:p>
          </table:table-cell>
        </table:table-row>
        <table:table-row>
          <table:table-cell table:style-name="Table24.A2" office:value-type="string">
            <text:p text:style-name="P118"><text:span text:style-name="Source_20_Text"><text:span text:style-name="T35">s</text:span></text:span></text:p>
          </table:table-cell>
          <table:table-cell table:style-name="Table24.B2" office:value-type="string">
            <text:p text:style-name="P119">secure deletion</text:p>
          </table:table-cell>
        </table:table-row>
        <table:table-row>
          <table:table-cell table:style-name="Table24.A2" office:value-type="string">
            <text:p text:style-name="P118"><text:span text:style-name="Source_20_Text"><text:span text:style-name="T35">t</text:span></text:span></text:p>
          </table:table-cell>
          <table:table-cell table:style-name="Table24.B2" office:value-type="string">
            <text:p text:style-name="P119">запрет на tail-merging</text:p>
          </table:table-cell>
        </table:table-row>
        <table:table-row>
          <table:table-cell table:style-name="Table24.A2" office:value-type="string">
            <text:p text:style-name="P118"><text:span text:style-name="Source_20_Text"><text:span text:style-name="T35">A</text:span></text:span></text:p>
          </table:table-cell>
          <table:table-cell table:style-name="Table24.B2" office:value-type="string">
            <text:p text:style-name="P119">не обновлять atime</text:p>
          </table:table-cell>
        </table:table-row>
        <table:table-row>
          <table:table-cell table:style-name="Table24.A2" office:value-type="string">
            <text:p text:style-name="P118"><text:span text:style-name="Source_20_Text"><text:span text:style-name="T35">C</text:span></text:span></text:p>
          </table:table-cell>
          <table:table-cell table:style-name="Table24.B2" office:value-type="string">
            <text:p text:style-name="P119">запретить copy-on-write</text:p>
          </table:table-cell>
        </table:table-row>
        <table:table-row>
          <table:table-cell table:style-name="Table24.A2" office:value-type="string">
            <text:p text:style-name="P118"><text:span text:style-name="Source_20_Text"><text:span text:style-name="T35">D</text:span></text:span></text:p>
          </table:table-cell>
          <table:table-cell table:style-name="Table24.B2" office:value-type="string">
            <text:p text:style-name="P119">синхронные обновления каталога</text:p>
          </table:table-cell>
        </table:table-row>
        <table:table-row>
          <table:table-cell table:style-name="Table24.A2" office:value-type="string">
            <text:p text:style-name="P118"><text:span text:style-name="Source_20_Text"><text:span text:style-name="T35">S</text:span></text:span></text:p>
          </table:table-cell>
          <table:table-cell table:style-name="Table24.B2" office:value-type="string">
            <text:p text:style-name="P119">синхронные обновления файла</text:p>
          </table:table-cell>
        </table:table-row>
        <table:table-row>
          <table:table-cell table:style-name="Table24.A2" office:value-type="string">
            <text:p text:style-name="P118"><text:span text:style-name="Source_20_Text"><text:span text:style-name="T35">T</text:span></text:span></text:p>
          </table:table-cell>
          <table:table-cell table:style-name="Table24.B2" office:value-type="string">
            <text:p text:style-name="P119">файл в "вершине иерархии" (для оптимизации)</text:p>
          </table:table-cell>
        </table:table-row>
      </table:table>
      <text:p text:style-name="P94"/>
      <text:list text:style-name="L126">
        <text:list-item>
          <text:p text:style-name="P50">Просмотр атрибутов:</text:p>
          <text:list>
            <text:list-item>
              <text:p text:style-name="P50">lsattr имя_файла</text:p>
            </text:list-item>
          </text:list>
        </text:list-item>
        <text:list-item>
          <text:p text:style-name="P50">Пример:</text:p>
          <text:list>
            <text:list-item>
              <text:p text:style-name="P50">chattr +i important.txt <text:s/></text:p>
              <text:list>
                <text:list-item>
                  <text:p text:style-name="P50"># теперь нельзя даже удалить или изменить файл!</text:p>
                </text:list-item>
              </text:list>
            </text:list-item>
          </text:list>
        </text:list-item>
      </text:list>
      <text:p text:style-name="P94"><text:span text:style-name="T6">8) </text:span>Примеры задач:</text:p>
      <text:list text:style-name="L127">
        <text:list-item>
          <text:p text:style-name="P51">Сделать файл исполняемым:</text:p>
          <text:list>
            <text:list-item>
              <text:p text:style-name="P51">chmod +x script.sh</text:p>
            </text:list-item>
          </text:list>
        </text:list-item>
        <text:list-item>
          <text:p text:style-name="P51">Дать всем доступ только на чтение:</text:p>
          <text:list>
            <text:list-item>
              <text:p text:style-name="P51">chmod 444 file.txt</text:p>
            </text:list-item>
          </text:list>
        </text:list-item>
        <text:list-item>
          <text:p text:style-name="P51">Сделать файл "неизменяемым":</text:p>
          <text:list>
            <text:list-item>
              <text:p text:style-name="P51">chattr +i secrets.txt</text:p>
            </text:list-item>
          </text:list>
        </text:list-item>
        <text:list-item>
          <text:p text:style-name="P51">Проверить текущие права:</text:p>
          <text:list>
            <text:list-item>
              <text:p text:style-name="P51">ls -l</text:p>
            </text:list-item>
          </text:list>
          <text:p text:style-name="P105"><text:span text:style-name="T15"/></text:p>
        </text:list-item>
        <text:list-item>
          <text:p text:style-name="P51">Проверить расширенные атрибуты:</text:p>
          <text:list>
            <text:list-item>
              <text:p text:style-name="P51">lsattr file.txt</text:p>
            </text:list-item>
          </text:list>
        </text:list-item>
      </text:list>
      <text:p text:style-name="P115"><text:span text:style-name="T15"/></text:p>
      <text:p text:style-name="P115"><text:span text:style-name="T27">9) </text:span><text:span text:style-name="T15">Самопроверка:</text:span></text:p>
      <text:p text:style-name="P115"><text:span text:style-name="T15"/></text:p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121">Вопрос</text:p>
            </table:table-cell>
            <table:table-cell table:style-name="Table23.A1" office:value-type="string">
              <text:p text:style-name="P121">Ожидаемый ответ</text:p>
            </table:table-cell>
          </table:table-row>
        </table:table-header-rows>
        <table:table-row>
          <table:table-cell table:style-name="Table23.A2" office:value-type="string">
            <text:p text:style-name="P118"><text:span text:style-name="T35">Как задать </text:span><text:span text:style-name="Source_20_Text"><text:span text:style-name="T35">rwxr-xr--</text:span></text:span><text:span text:style-name="T35"> цифровым способом?</text:span></text:p>
          </table:table-cell>
          <table:table-cell table:style-name="Table23.B2" office:value-type="string">
            <text:p text:style-name="P118"><text:span text:style-name="Source_20_Text"><text:span text:style-name="T35">chmod 754</text:span></text:span></text:p>
          </table:table-cell>
        </table:table-row>
        <table:table-row>
          <table:table-cell table:style-name="Table23.A2" office:value-type="string">
            <text:p text:style-name="P118"><text:span text:style-name="T35">Что делает </text:span><text:span text:style-name="Source_20_Text"><text:span text:style-name="T35">chmod o-rwx file</text:span></text:span><text:span text:style-name="T35">?</text:span></text:p>
          </table:table-cell>
          <table:table-cell table:style-name="Table23.B2" office:value-type="string">
            <text:p text:style-name="P119">Удаляет все права у "других"</text:p>
          </table:table-cell>
        </table:table-row>
        <text:soft-page-break/>
        <table:table-row>
          <table:table-cell table:style-name="Table23.A2" office:value-type="string">
            <text:p text:style-name="P118"><text:span text:style-name="T35">Чем отличается </text:span><text:span text:style-name="Source_20_Text"><text:span text:style-name="T35">+x</text:span></text:span><text:span text:style-name="T35"> от </text:span><text:span text:style-name="Source_20_Text"><text:span text:style-name="T35">=x</text:span></text:span><text:span text:style-name="T35">?</text:span></text:p>
          </table:table-cell>
          <table:table-cell table:style-name="Table23.B2" office:value-type="string">
            <text:p text:style-name="P118"><text:span text:style-name="Source_20_Text"><text:span text:style-name="T35">+x</text:span></text:span><text:span text:style-name="T35"> — добавляет, </text:span><text:span text:style-name="Source_20_Text"><text:span text:style-name="T35">=x</text:span></text:span><text:span text:style-name="T35"> — устанавливает только выполнение</text:span></text:p>
          </table:table-cell>
        </table:table-row>
      </table:table>
      <text:p text:style-name="P94"/>
      <text:p text:style-name="P94"/>
      <text:p text:style-name="P94">🟢 <text:span text:style-name="T1">Иерархия процессов в Linux (Process Hierarchy)</text:span></text:p>
      <text:p text:style-name="P94"><text:span text:style-name="T7">1) </text:span>Что такое процесс в Linux</text:p>
      <text:list text:style-name="L128">
        <text:list-item>
          <text:p text:style-name="P52">Процесс — это запущенный экземпляр программы.</text:p>
        </text:list-item>
        <text:list-item>
          <text:p text:style-name="P52">Для каждого процесса в системе хранятся ключевые атрибуты:</text:p>
          <text:list>
            <text:list-item>
              <text:p text:style-name="P52">PID (Process ID): уникальный идентификатор процесса.</text:p>
            </text:list-item>
            <text:list-item>
              <text:p text:style-name="P52">PPID (Parent Process ID): PID родительского процесса.</text:p>
            </text:list-item>
            <text:list-item>
              <text:p text:style-name="P52">CMD: команда, которой был запущен процесс.</text:p>
            </text:list-item>
          </text:list>
        </text:list-item>
      </text:list>
      <text:p text:style-name="P94"/>
      <text:p text:style-name="P94"><text:span text:style-name="T7">2) </text:span>Жизненный цикл процесса</text:p>
      <text:p text:style-name="P94"/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121">Состояние</text:p>
            </table:table-cell>
            <table:table-cell table:style-name="Table25.A1" office:value-type="string">
              <text:p text:style-name="P121">Описание</text:p>
            </table:table-cell>
          </table:table-row>
        </table:table-header-rows>
        <table:table-row>
          <table:table-cell table:style-name="Table25.A2" office:value-type="string">
            <text:p text:style-name="P118"><text:span text:style-name="Strong_20_Emphasis"><text:span text:style-name="T36">New</text:span></text:span></text:p>
          </table:table-cell>
          <table:table-cell table:style-name="Table25.B2" office:value-type="string">
            <text:p text:style-name="P119">Процесс создан, но ещё не готов к запуску</text:p>
          </table:table-cell>
        </table:table-row>
        <table:table-row>
          <table:table-cell table:style-name="Table25.A2" office:value-type="string">
            <text:p text:style-name="P118"><text:span text:style-name="Strong_20_Emphasis"><text:span text:style-name="T36">Ready</text:span></text:span></text:p>
          </table:table-cell>
          <table:table-cell table:style-name="Table25.B2" office:value-type="string">
            <text:p text:style-name="P119">Процесс готов к исполнению, все ресурсы получены, но процессор не выделен</text:p>
          </table:table-cell>
        </table:table-row>
        <table:table-row>
          <table:table-cell table:style-name="Table25.A2" office:value-type="string">
            <text:p text:style-name="P118"><text:span text:style-name="Strong_20_Emphasis"><text:span text:style-name="T36">Running</text:span></text:span></text:p>
          </table:table-cell>
          <table:table-cell table:style-name="Table25.B2" office:value-type="string">
            <text:p text:style-name="P119">Процесс исполняется на процессоре</text:p>
          </table:table-cell>
        </table:table-row>
        <table:table-row>
          <table:table-cell table:style-name="Table25.A2" office:value-type="string">
            <text:p text:style-name="P118"><text:span text:style-name="Strong_20_Emphasis"><text:span text:style-name="T36">Waiting</text:span></text:span></text:p>
          </table:table-cell>
          <table:table-cell table:style-name="Table25.B2" office:value-type="string">
            <text:p text:style-name="P119">Процесс ожидает ресурс или событие (например, ввод/вывод, сигнал)</text:p>
          </table:table-cell>
        </table:table-row>
        <table:table-row>
          <table:table-cell table:style-name="Table25.A2" office:value-type="string">
            <text:p text:style-name="P118"><text:span text:style-name="Strong_20_Emphasis"><text:span text:style-name="T36">Terminated</text:span></text:span></text:p>
          </table:table-cell>
          <table:table-cell table:style-name="Table25.B2" office:value-type="string">
            <text:p text:style-name="P119">Процесс завершён</text:p>
          </table:table-cell>
        </table:table-row>
      </table:table>
      <text:p text:style-name="P94"/>
      <text:p text:style-name="P94"><text:span text:style-name="T7">3) </text:span>Список процессов (получение информации)</text:p>
      <text:list text:style-name="L129">
        <text:list-item>
          <text:p text:style-name="P53">ps</text:p>
          <text:list>
            <text:list-item>
              <text:p text:style-name="P53">ps -ef</text:p>
            </text:list-item>
            <text:list-item>
              <text:p text:style-name="P53">— Показывает полный список процессов с деталями (UID, PID, PPID, время, команда).</text:p>
            </text:list-item>
          </text:list>
        </text:list-item>
        <text:list-item>
          <text:p text:style-name="P53">top </text:p>
          <text:list>
            <text:list-item>
              <text:p text:style-name="P53">top</text:p>
            </text:list-item>
            <text:list-item>
              <text:p text:style-name="P53">— Динамически обновляемый список процессов, можно смотреть в реальном времени загрузку CPU/RAM.</text:p>
            </text:list-item>
          </text:list>
        </text:list-item>
        <text:list-item>
          <text:p text:style-name="P106"><text:span text:style-name="T19">p</text:span><text:span text:style-name="T15">stree</text:span></text:p>
          <text:list>
            <text:list-item>
              <text:p text:style-name="P53">pstree</text:p>
            </text:list-item>
            <text:list-item>
              <text:p text:style-name="P53">— Показывает древовидную структуру (иерархию) процессов: какой процесс запустил какой.</text:p>
            </text:list-item>
          </text:list>
        </text:list-item>
      </text:list>
      <text:p text:style-name="P94"/>
      <text:p text:style-name="P94"><text:span text:style-name="T7">4) </text:span>Отображение иерархии процессов</text:p>
      <text:list text:style-name="L130">
        <text:list-item>
          <text:p text:style-name="P54">ps -xjf</text:p>
          <text:list>
            <text:list-item>
              <text:p text:style-name="P54">ps -xjf</text:p>
            </text:list-item>
            <text:list-item>
              <text:p text:style-name="P54">— Показывает процессы в виде таблицы с колонками PPID, PID и иерархией. Удобно для анализа "кто кого породил".</text:p>
            </text:list-item>
          </text:list>
        </text:list-item>
      </text:list>
      <text:p text:style-name="P94"><text:soft-page-break/></text:p>
      <text:p text:style-name="P94"><text:span text:style-name="T7">5) </text:span>Кратко по практике</text:p>
      <text:p text:style-name="P98"/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121">Команда</text:p>
            </table:table-cell>
            <table:table-cell table:style-name="Table26.A1" office:value-type="string">
              <text:p text:style-name="P121">Для чего используется</text:p>
            </table:table-cell>
          </table:table-row>
        </table:table-header-rows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8"><text:span text:style-name="Source_20_Text"><text:span text:style-name="T35">ps -ef</text:span></text:span></text:p>
          </table:table-cell>
          <table:table-cell table:style-name="Table27.A1" office:value-type="string">
            <text:p text:style-name="P119">Полный список процессов с подробностями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18"><text:span text:style-name="Source_20_Text"><text:span text:style-name="T35">top</text:span></text:span></text:p>
          </table:table-cell>
          <table:table-cell table:style-name="Table28.A1" office:value-type="string">
            <text:p text:style-name="P119">"Живая" (динамическая) статистика процессов</text:p>
          </table:table-cell>
        </table:table-row>
      </table:table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18"><text:span text:style-name="Source_20_Text"><text:span text:style-name="T35">pstree</text:span></text:span></text:p>
          </table:table-cell>
          <table:table-cell table:style-name="Table29.A1" office:value-type="string">
            <text:p text:style-name="P119">Дерево процессов (родитель-потомок)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18"><text:span text:style-name="Source_20_Text"><text:span text:style-name="T35">ps -xjf</text:span></text:span></text:p>
          </table:table-cell>
          <table:table-cell table:style-name="Table30.A1" office:value-type="string">
            <text:p text:style-name="P119">Табличный иерархический вывод процессов</text:p>
          </table:table-cell>
        </table:table-row>
      </table:table>
      <text:p text:style-name="P97"/>
      <text:p text:style-name="P94"><text:span text:style-name="T7">6) </text:span>Типичные ситуации/вопросы</text:p>
      <text:list text:style-name="L131">
        <text:list-item>
          <text:p text:style-name="P55">Как узнать, кто "родитель" процесса?</text:p>
          <text:list>
            <text:list-item>
              <text:p text:style-name="P55">Смотри колонку PPID в ps -ef или ps -xjf.</text:p>
            </text:list-item>
          </text:list>
        </text:list-item>
        <text:list-item>
          <text:p text:style-name="P55">Как увидеть, что запускает какой процесс?</text:p>
          <text:list>
            <text:list-item>
              <text:p text:style-name="P55">Используй pstree — наглядное дерево.</text:p>
            </text:list-item>
          </text:list>
        </text:list-item>
        <text:list-item>
          <text:p text:style-name="P55">Как найти свой процесс?</text:p>
          <text:list>
            <text:list-item>
              <text:p text:style-name="P55">ps -ef | grep &lt;имя_процесса&gt;</text:p>
            </text:list-item>
          </text:list>
        </text:list-item>
        <text:list-item>
          <text:p text:style-name="P55">Как посмотреть процессы текущего пользователя?</text:p>
          <text:list>
            <text:list-item>
              <text:p text:style-name="P55">ps -u $USER</text:p>
            </text:list-item>
          </text:list>
        </text:list-item>
      </text:list>
      <text:p text:style-name="P94"/>
      <text:p text:style-name="P94"><text:span text:style-name="T7">7) </text:span>Пояснения терминов</text:p>
      <text:p text:style-name="P94"/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121">Термин</text:p>
            </table:table-cell>
            <table:table-cell table:style-name="Table31.A1" office:value-type="string">
              <text:p text:style-name="P121">Описание</text:p>
            </table:table-cell>
          </table:table-row>
        </table:table-header-rows>
        <table:table-row>
          <table:table-cell table:style-name="Table31.A2" office:value-type="string">
            <text:p text:style-name="P119">PID</text:p>
          </table:table-cell>
          <table:table-cell table:style-name="Table31.B2" office:value-type="string">
            <text:p text:style-name="P119">Идентификатор процесса</text:p>
          </table:table-cell>
        </table:table-row>
        <table:table-row>
          <table:table-cell table:style-name="Table31.A2" office:value-type="string">
            <text:p text:style-name="P119">PPID</text:p>
          </table:table-cell>
          <table:table-cell table:style-name="Table31.B2" office:value-type="string">
            <text:p text:style-name="P119">Идентификатор родительского процесса</text:p>
          </table:table-cell>
        </table:table-row>
        <table:table-row>
          <table:table-cell table:style-name="Table31.A2" office:value-type="string">
            <text:p text:style-name="P119">CMD</text:p>
          </table:table-cell>
          <table:table-cell table:style-name="Table31.B2" office:value-type="string">
            <text:p text:style-name="P119">Команда запуска процесса</text:p>
          </table:table-cell>
        </table:table-row>
      </table:table>
      <text:p text:style-name="P94"/>
      <text:p text:style-name="P94"/>
      <text:p text:style-name="P94"><text:span text:style-name="T7">8) </text:span>Итог</text:p>
      <text:list text:style-name="L132">
        <text:list-item>
          <text:p text:style-name="P56">Любая программа — это потенциальный процесс в Linux.</text:p>
        </text:list-item>
        <text:list-item>
          <text:p text:style-name="P56">У процессов есть иерархия: процессы могут запускать дочерние процессы.</text:p>
        </text:list-item>
        <text:list-item>
          <text:p text:style-name="P56">Для просмотра структуры и состояния процессов есть разные команды (ps, top, pstree, ps -xjf).</text:p>
        </text:list-item>
      </text:list>
      <text:p text:style-name="P94"/>
      <text:p text:style-name="P94"/>
      <text:p text:style-name="P94">🟢 <text:span text:style-name="T1">Диагностика нагрузки памяти (Memory Load Diagnostics)</text:span></text:p>
      <text:p text:style-name="P94"><text:span text:style-name="T8"/></text:p>
      <text:p text:style-name="P94"><text:span text:style-name="T8">1) </text:span>Как посмотреть нагрузку на память?</text:p>
      <text:list text:style-name="L133">
        <text:list-item>
          <text:p text:style-name="P57">В терминале:</text:p>
          <text:list>
            <text:list-item>
              <text:p text:style-name="P57">free -h</text:p>
            </text:list-item>
            <text:list-item>
              <text:p text:style-name="P57">Показывает в человеко-читаемом виде (G, M).</text:p>
            </text:list-item>
          </text:list>
        </text:list-item>
        <text:list-item>
          <text:p text:style-name="P57">Основные строки:</text:p>
          <text:list>
            <text:list-item>
              <text:p text:style-name="P57">Mem: — загрузка оперативной памяти (RAM)</text:p>
            </text:list-item>
            <text:list-item>
              <text:p text:style-name="P57"><text:soft-page-break/>Swap: — загрузка swap-памяти (виртуальная память на диске)</text:p>
            </text:list-item>
          </text:list>
        </text:list-item>
      </text:list>
      <text:p text:style-name="P94"/>
      <text:p text:style-name="P94"><text:span text:style-name="T8">2) </text:span>Пример вывода команды free -h:</text:p>
      <text:p text:style-name="P94"/>
      <table:table table:name="Table32" table:style-name="Table32">
        <table:table-column table:style-name="Table32.A"/>
        <table:table-column table:style-name="Table32.B" table:number-columns-repeated="2"/>
        <table:table-column table:style-name="Table32.D"/>
        <table:table-column table:style-name="Table32.E"/>
        <table:table-column table:style-name="Table32.F"/>
        <table:table-column table:style-name="Table32.G"/>
        <table:table-header-rows>
          <table:table-row>
            <table:table-cell table:style-name="Table32.A1" office:value-type="string">
              <text:p text:style-name="P121"/>
            </table:table-cell>
            <table:table-cell table:style-name="Table32.A1" office:value-type="string">
              <text:p text:style-name="P121">total</text:p>
            </table:table-cell>
            <table:table-cell table:style-name="Table32.A1" office:value-type="string">
              <text:p text:style-name="P121">used</text:p>
            </table:table-cell>
            <table:table-cell table:style-name="Table32.A1" office:value-type="string">
              <text:p text:style-name="P121">free</text:p>
            </table:table-cell>
            <table:table-cell table:style-name="Table32.A1" office:value-type="string">
              <text:p text:style-name="P121">shared</text:p>
            </table:table-cell>
            <table:table-cell table:style-name="Table32.A1" office:value-type="string">
              <text:p text:style-name="P121">buff/cache</text:p>
            </table:table-cell>
            <table:table-cell table:style-name="Table32.A1" office:value-type="string">
              <text:p text:style-name="P121">available</text:p>
            </table:table-cell>
          </table:table-row>
        </table:table-header-rows>
        <table:table-row>
          <table:table-cell table:style-name="Table32.A2" office:value-type="string">
            <text:p text:style-name="P118"><text:span text:style-name="Strong_20_Emphasis"><text:span text:style-name="T36">Mem:</text:span></text:span></text:p>
          </table:table-cell>
          <table:table-cell table:style-name="Table32.B2" office:value-type="string">
            <text:p text:style-name="P119">7,5G</text:p>
          </table:table-cell>
          <table:table-cell table:style-name="Table32.C2" office:value-type="string">
            <text:p text:style-name="P119">304M</text:p>
          </table:table-cell>
          <table:table-cell table:style-name="Table32.D2" office:value-type="string">
            <text:p text:style-name="P119">133M</text:p>
          </table:table-cell>
          <table:table-cell table:style-name="Table32.E2" office:value-type="string">
            <text:p text:style-name="P119">6,5M</text:p>
          </table:table-cell>
          <table:table-cell table:style-name="Table32.F2" office:value-type="string">
            <text:p text:style-name="P119">7,1G</text:p>
          </table:table-cell>
          <table:table-cell table:style-name="Table32.G2" office:value-type="string">
            <text:p text:style-name="P119">6,9G</text:p>
          </table:table-cell>
        </table:table-row>
        <table:table-row>
          <table:table-cell table:style-name="Table32.A2" office:value-type="string">
            <text:p text:style-name="P118"><text:span text:style-name="Strong_20_Emphasis"><text:span text:style-name="T36">Swap:</text:span></text:span></text:p>
          </table:table-cell>
          <table:table-cell table:style-name="Table32.B2" office:value-type="string">
            <text:p text:style-name="P119">8,0G</text:p>
          </table:table-cell>
          <table:table-cell table:style-name="Table32.C2" office:value-type="string">
            <text:p text:style-name="P119">178M</text:p>
          </table:table-cell>
          <table:table-cell table:style-name="Table32.D2" office:value-type="string">
            <text:p text:style-name="P119">7,8G</text:p>
          </table:table-cell>
          <table:table-cell table:style-name="Table32.E2" office:value-type="string">
            <text:p text:style-name="P119"/>
          </table:table-cell>
          <table:table-cell table:style-name="Table32.F2" office:value-type="string">
            <text:p text:style-name="P119"/>
          </table:table-cell>
          <table:table-cell table:style-name="Table32.G2" office:value-type="string">
            <text:p text:style-name="P119"/>
          </table:table-cell>
        </table:table-row>
      </table:table>
      <text:p text:style-name="P94"/>
      <text:p text:style-name="P94"><text:span text:style-name="T8">3) </text:span>Описание столбцов вывода free:</text:p>
      <text:p text:style-name="P94"/>
      <table:table table:name="Table33" table:style-name="Table33">
        <table:table-column table:style-name="Table33.A"/>
        <table:table-column table:style-name="Table33.B"/>
        <table:table-column table:style-name="Table33.C"/>
        <table:table-header-rows>
          <table:table-row>
            <table:table-cell table:style-name="Table33.A1" office:value-type="string">
              <text:p text:style-name="P121">Столбец</text:p>
            </table:table-cell>
            <table:table-cell table:style-name="Table33.A1" office:value-type="string">
              <text:p text:style-name="P121">Значение (ru)</text:p>
            </table:table-cell>
            <table:table-cell table:style-name="Table33.A1" office:value-type="string">
              <text:p text:style-name="P121">Value (en)</text:p>
            </table:table-cell>
          </table:table-row>
        </table:table-header-rows>
        <table:table-row>
          <table:table-cell table:style-name="Table33.A2" office:value-type="string">
            <text:p text:style-name="P118"><text:span text:style-name="Strong_20_Emphasis"><text:span text:style-name="T36">total</text:span></text:span></text:p>
          </table:table-cell>
          <table:table-cell table:style-name="Table33.B2" office:value-type="string">
            <text:p text:style-name="P119">Всего памяти (общий объём)</text:p>
          </table:table-cell>
          <table:table-cell table:style-name="Table33.C2" office:value-type="string">
            <text:p text:style-name="P119">total amount</text:p>
          </table:table-cell>
        </table:table-row>
        <table:table-row>
          <table:table-cell table:style-name="Table33.A2" office:value-type="string">
            <text:p text:style-name="P118"><text:span text:style-name="Strong_20_Emphasis"><text:span text:style-name="T36">used</text:span></text:span></text:p>
          </table:table-cell>
          <table:table-cell table:style-name="Table33.B2" office:value-type="string">
            <text:p text:style-name="P119">Использовано приложениями (вычисляется: total - free - buff/cache)</text:p>
          </table:table-cell>
          <table:table-cell table:style-name="Table33.C2" office:value-type="string">
            <text:p text:style-name="P119">used by apps</text:p>
          </table:table-cell>
        </table:table-row>
        <table:table-row>
          <table:table-cell table:style-name="Table33.A2" office:value-type="string">
            <text:p text:style-name="P118"><text:span text:style-name="Strong_20_Emphasis"><text:span text:style-name="T36">free</text:span></text:span></text:p>
          </table:table-cell>
          <table:table-cell table:style-name="Table33.B2" office:value-type="string">
            <text:p text:style-name="P119">Свободно (ничем не занято)</text:p>
          </table:table-cell>
          <table:table-cell table:style-name="Table33.C2" office:value-type="string">
            <text:p text:style-name="P119">free memory</text:p>
          </table:table-cell>
        </table:table-row>
        <table:table-row>
          <table:table-cell table:style-name="Table33.A2" office:value-type="string">
            <text:p text:style-name="P118"><text:span text:style-name="Strong_20_Emphasis"><text:span text:style-name="T36">shared</text:span></text:span></text:p>
          </table:table-cell>
          <table:table-cell table:style-name="Table33.B2" office:value-type="string">
            <text:p text:style-name="P119">Память, используемая несколькими процессами</text:p>
          </table:table-cell>
          <table:table-cell table:style-name="Table33.C2" office:value-type="string">
            <text:p text:style-name="P119">shared RAM</text:p>
          </table:table-cell>
        </table:table-row>
        <table:table-row>
          <table:table-cell table:style-name="Table33.A2" office:value-type="string">
            <text:p text:style-name="P118"><text:span text:style-name="Strong_20_Emphasis"><text:span text:style-name="T36">buff/cache</text:span></text:span></text:p>
          </table:table-cell>
          <table:table-cell table:style-name="Table33.B2" office:value-type="string">
            <text:p text:style-name="P119">RAM, занятая буферами, кэшем и slab-объектами</text:p>
          </table:table-cell>
          <table:table-cell table:style-name="Table33.C2" office:value-type="string">
            <text:p text:style-name="P119">buffers/cache</text:p>
          </table:table-cell>
        </table:table-row>
        <table:table-row>
          <table:table-cell table:style-name="Table33.A2" office:value-type="string">
            <text:p text:style-name="P118"><text:span text:style-name="Strong_20_Emphasis"><text:span text:style-name="T36">available</text:span></text:span></text:p>
          </table:table-cell>
          <table:table-cell table:style-name="Table33.B2" office:value-type="string">
            <text:p text:style-name="P119">Доступно для приложений (реально можно использовать)</text:p>
          </table:table-cell>
          <table:table-cell table:style-name="Table33.C2" office:value-type="string">
            <text:p text:style-name="P119">available</text:p>
          </table:table-cell>
        </table:table-row>
      </table:table>
      <text:p text:style-name="P94"/>
      <text:list text:style-name="L134">
        <text:list-item>
          <text:p text:style-name="P58">Важное замечание:</text:p>
          <text:list>
            <text:list-item>
              <text:p text:style-name="P58">Значение available — самый правильный показатель “сколько памяти ещё можно использовать”.</text:p>
            </text:list-item>
            <text:list-item>
              <text:p text:style-name="P58">used не учитывает освобождаемые буферы/кэш, поэтому почти всегда больше.</text:p>
            </text:list-item>
          </text:list>
        </text:list-item>
      </text:list>
      <text:p text:style-name="P94"/>
      <text:p text:style-name="P94"><text:span text:style-name="T8">4)</text:span> Виды “освобождаемой” памяти (Reclaimable RAM Areas):</text:p>
      <text:list text:style-name="L135">
        <text:list-item>
          <text:p text:style-name="P59">Cache — кэш страниц, который ядро размещает в RAM для ускорения работы с диском.</text:p>
        </text:list-item>
        <text:list-item>
          <text:p text:style-name="P59">Buffers — часть кэша, используемая для работы с блочными устройствами.</text:p>
        </text:list-item>
        <text:list-item>
          <text:p text:style-name="P59">Slab — выделенная память ядра для оптимизации размещения объектов и снижения фрагментации.</text:p>
        </text:list-item>
        <text:list-item>
          <text:p text:style-name="P59">Все эти области могут быть быстро освобождены, если приложениям нужна память.</text:p>
        </text:list-item>
      </text:list>
      <text:p text:style-name="P94"/>
      <text:p text:style-name="P94"><text:span text:style-name="T8">5)</text:span> Swap (виртуальная память):</text:p>
      <text:list text:style-name="L136">
        <text:list-item>
          <text:p text:style-name="P60">Swap — виртуальная память на HDD/SSD, расширяет RAM.</text:p>
        </text:list-item>
        <text:list-item>
          <text:p text:style-name="P60">Обычно реализуется как отдельный раздел или swap-файл.</text:p>
        </text:list-item>
        <text:list-item>
          <text:p text:style-name="P60">Swap намного медленнее, чем RAM!</text:p>
        </text:list-item>
        <text:list-item>
          <text:p text:style-name="P60"><text:soft-page-break/>Даже при небольшой загрузке RAM ядро может “выгружать” редко используемые страницы в swap.</text:p>
        </text:list-item>
        <text:list-item>
          <text:p text:style-name="P60">Если RAM почти закончилась — swap начинает использоваться интенсивнее, что сильно тормозит систему.</text:p>
        </text:list-item>
      </text:list>
      <text:p text:style-name="P94"/>
      <text:p text:style-name="P94"><text:span text:style-name="T8">6)</text:span> Выводы и практические советы:</text:p>
      <text:list text:style-name="L137">
        <text:list-item>
          <text:p text:style-name="P61">Для оценки загрузки смотри на столбец available.</text:p>
        </text:list-item>
        <text:list-item>
          <text:p text:style-name="P61">Buffers, Cache и Slab — не считаются “занятой” памятью, могут быть освобождены в любой момент.</text:p>
        </text:list-item>
        <text:list-item>
          <text:p text:style-name="P61">Высокое использование swap — признак нехватки оперативки, это серьёзно замедляет работу системы.</text:p>
        </text:list-item>
      </text:list>
      <text:p text:style-name="P94"/>
      <text:p text:style-name="P94">🟢 <text:span text:style-name="T1">Диагностика загрузки процессора (CPU Load Diagnostics)</text:span></text:p>
      <text:p text:style-name="P94"><text:span text:style-name="T9"/></text:p>
      <text:p text:style-name="P94"><text:span text:style-name="T9">1)</text:span> Что показывает команда uptime?</text:p>
      <text:list text:style-name="L138">
        <text:list-item>
          <text:p text:style-name="P107"><text:span text:style-name="T20">u</text:span><text:span text:style-name="T15">ptime</text:span></text:p>
          <text:list>
            <text:list-item>
              <text:p text:style-name="P62">Текущее время на системе.</text:p>
            </text:list-item>
            <text:list-item>
              <text:p text:style-name="P62">Uptime — сколько времени сервер работает без перезагрузки.</text:p>
            </text:list-item>
            <text:list-item>
              <text:p text:style-name="P62">Число пользователей, вошедших в систему.</text:p>
            </text:list-item>
            <text:list-item>
              <text:p text:style-name="P62">Load average — средняя загрузка системы (за 1, 5, 15 минут).</text:p>
            </text:list-item>
            <text:list-item>
              <text:p text:style-name="P62">Пример вывода:</text:p>
              <text:list>
                <text:list-item>
                  <text:p text:style-name="P62">17:52:50 up 6 days, 18:42, 1 user, load average: 1.03, 1.45, 1.63</text:p>
                </text:list-item>
              </text:list>
            </text:list-item>
          </text:list>
        </text:list-item>
      </text:list>
      <text:p text:style-name="P94"/>
      <text:p text:style-name="P94"><text:span text:style-name="T9">2)</text:span> Что такое Load Average?</text:p>
      <text:list text:style-name="L139">
        <text:list-item>
          <text:p text:style-name="P63">Load Average — это “средняя длина очереди на CPU” за 1, 5 и 15 минут.</text:p>
        </text:list-item>
        <text:list-item>
          <text:p text:style-name="P63">Показывает не только текущую нагрузку, но и “тенденцию” (график за последние минуты).</text:p>
        </text:list-item>
      </text:list>
      <text:p text:style-name="P94"/>
      <text:p text:style-name="P94"><text:span text:style-name="T9">3)</text:span> Что такое CPU Queue Length?</text:p>
      <text:list text:style-name="L140">
        <text:list-item>
          <text:p text:style-name="P64">Это сумма процессов, которые:</text:p>
          <text:list>
            <text:list-item>
              <text:p text:style-name="P64">Выполняются прямо сейчас,</text:p>
            </text:list-item>
            <text:list-item>
              <text:p text:style-name="P64">Ожидают исполнения на процессоре (в очереди).</text:p>
            </text:list-item>
          </text:list>
        </text:list-item>
        <text:list-item>
          <text:p text:style-name="P64">Чем больше значение, тем длиннее очередь и больше нагрузка на CPU.</text:p>
        </text:list-item>
        <text:list-item>
          <text:p text:style-name="P64">Эффективное использование CPU — это когда процессор работает без простоев и очередь минимальна.</text:p>
        </text:list-item>
      </text:list>
      <text:p text:style-name="P94"/>
      <text:p text:style-name="P94"><text:span text:style-name="T9">4)</text:span> Как понять нагрузку на многоядерных процессорах?</text:p>
      <text:list text:style-name="L141">
        <text:list-item>
          <text:p text:style-name="P65">На мультикор-системах (несколько ядер) значения складываются!</text:p>
        </text:list-item>
        <text:list-item>
          <text:p text:style-name="P65">Команда узнать количество ядер:</text:p>
          <text:list>
            <text:list-item>
              <text:p text:style-name="P65">nproc</text:p>
            </text:list-item>
            <text:list-item>
              <text:p text:style-name="P65">grep -c processor /proc/cpuinfo</text:p>
            </text:list-item>
          </text:list>
        </text:list-item>
        <text:list-item>
          <text:p text:style-name="P65">Для 1 ядра: 1.00 — это 100% загрузки (CPU полностью занят).</text:p>
        </text:list-item>
        <text:list-item>
          <text:p text:style-name="P65"><text:soft-page-break/>Для 4 ядер: 4.00 — 100% загрузки всех ядер; 1.00 — это только 25% загрузки (одно из четырёх ядер полностью занято).</text:p>
        </text:list-item>
      </text:list>
      <text:p text:style-name="P94"/>
      <text:p text:style-name="P94"><text:span text:style-name="T9">5)</text:span> Важные нюансы Load Average</text:p>
      <text:list text:style-name="L142">
        <text:list-item>
          <text:p text:style-name="P66">В Linux в Load Average входят не только процессы, ожидающие CPU, но и процессы в состоянии uninterruptable sleep (например, из-за ожидания ввода-вывода с диска, сетевого хранилища).</text:p>
        </text:list-item>
        <text:list-item>
          <text:p text:style-name="P66">Высокий Load Average может быть вызван не только нагрузкой на процессор, но и медленной работой дисковой подсистемы.</text:p>
        </text:list-item>
      </text:list>
      <text:p text:style-name="P94"/>
      <text:p text:style-name="P94"><text:span text:style-name="T9">6)</text:span> Практика и быстрая диагностика</text:p>
      <text:list text:style-name="L143">
        <text:list-item>
          <text:p text:style-name="P67">Если Load Average близок к количеству ядер — процессоры полностью загружены.</text:p>
        </text:list-item>
        <text:list-item>
          <text:p text:style-name="P67">Если Load Average существенно выше количества ядер — система перегружена (программы ждут в очереди).</text:p>
        </text:list-item>
        <text:list-item>
          <text:p text:style-name="P67">Если значения низкие — CPU “простаивает”, есть запас по мощности.</text:p>
        </text:list-item>
      </text:list>
      <text:p text:style-name="P115"><text:span text:style-name="T15"/></text:p>
      <text:p text:style-name="P115"><text:span text:style-name="T15">🟢</text:span><text:span text:style-name="T21"> Systemd — современная система инициализации и управления сервисами в Linux</text:span></text:p>
      <text:p text:style-name="P115"><text:span text:style-name="T28"/></text:p>
      <text:p text:style-name="P115"><text:span text:style-name="T28">1)</text:span><text:span text:style-name="T15"> Что такое systemd?</text:span></text:p>
      <text:list text:style-name="L144">
        <text:list-item>
          <text:p text:style-name="P68">systemd — это система инициализации (init system) и менеджер сервисов для Linux.</text:p>
        </text:list-item>
        <text:list-item>
          <text:p text:style-name="P68">Основные функции:</text:p>
          <text:list>
            <text:list-item>
              <text:p text:style-name="P68">Запуск демонов по требованию.</text:p>
            </text:list-item>
            <text:list-item>
              <text:p text:style-name="P68">Управление точками монтирования (mount/automount).</text:p>
            </text:list-item>
            <text:list-item>
              <text:p text:style-name="P68">Поддержка “снимков” состояния системы (snapshots).</text:p>
            </text:list-item>
            <text:list-item>
              <text:p text:style-name="P68">Трекинг процессов с помощью cgroups.</text:p>
            </text:list-item>
          </text:list>
        </text:list-item>
        <text:list-item>
          <text:p text:style-name="P68">systemd — дефолтная система инициализации в большинстве современных дистрибутивов Linux (Ubuntu, CentOS, Fedora, etc).</text:p>
        </text:list-item>
      </text:list>
      <text:p text:style-name="P115"><text:span text:style-name="T15"/></text:p>
      <text:p text:style-name="P115"><text:span text:style-name="T28">2)</text:span><text:span text:style-name="T15"> Что такое Unit? Виды Unit-ов</text:span></text:p>
      <text:list text:style-name="L145">
        <text:list-item>
          <text:p text:style-name="P69">Unit — это ресурс, которым умеет управлять systemd.</text:p>
        </text:list-item>
        <text:list-item>
          <text:p text:style-name="P69">Каждый unit описывается в отдельном конфигурационном файле (“unit file”).</text:p>
        </text:list-item>
        <text:list-item>
          <text:p text:style-name="P69">Где хранятся unit-файлы:</text:p>
          <text:list>
            <text:list-item>
              <text:p text:style-name="P69">/usr/lib/systemd/system/</text:p>
            </text:list-item>
            <text:list-item>
              <text:p text:style-name="P69">/run/systemd/system/</text:p>
            </text:list-item>
            <text:list-item>
              <text:p text:style-name="P69">/etc/systemd/system/</text:p>
            </text:list-item>
          </text:list>
        </text:list-item>
        <text:list-item>
          <text:p text:style-name="P69">Типы unit-ов:</text:p>
          <text:list>
            <text:list-item>
              <text:p text:style-name="P69">.service — сервисы/демоны (самый частый тип)</text:p>
            </text:list-item>
            <text:list-item>
              <text:p text:style-name="P69">.socket — сокеты (для запуска сервисов по требованию)</text:p>
            </text:list-item>
            <text:list-item>
              <text:p text:style-name="P69">.device — устройства</text:p>
            </text:list-item>
            <text:list-item>
              <text:p text:style-name="P69">.mount — точки монтирования</text:p>
            </text:list-item>
            <text:list-item>
              <text:p text:style-name="P69"><text:soft-page-break/>.automount — автоматическое монтирование</text:p>
            </text:list-item>
            <text:list-item>
              <text:p text:style-name="P69">.swap — swap-разделы</text:p>
            </text:list-item>
            <text:list-item>
              <text:p text:style-name="P69">.target — логические группы (группируют сервисы)</text:p>
            </text:list-item>
            <text:list-item>
              <text:p text:style-name="P69">.path — файловые пути (мониторинг)</text:p>
            </text:list-item>
            <text:list-item>
              <text:p text:style-name="P69">.timer — таймеры (запуск по расписанию, альтернатива cron)</text:p>
            </text:list-item>
            <text:list-item>
              <text:p text:style-name="P69">.snapshot, .slice, .scope — менее часто используются</text:p>
            </text:list-item>
          </text:list>
        </text:list-item>
      </text:list>
      <text:p text:style-name="P115"><text:span text:style-name="T15"/></text:p>
      <text:p text:style-name="P115"><text:span text:style-name="T28">3)</text:span><text:span text:style-name="T15"> Основные команды управления systemd</text:span></text:p>
      <text:list text:style-name="L146">
        <text:list-item>
          <text:p text:style-name="P70">Общий список юнитов</text:p>
          <text:list>
            <text:list-item>
              <text:p text:style-name="P70">systemctl list-units</text:p>
              <text:list>
                <text:list-item>
                  <text:p text:style-name="P70"># Все юниты</text:p>
                </text:list-item>
              </text:list>
            </text:list-item>
            <text:list-item>
              <text:p text:style-name="P70">systemctl list-units —type=&lt;тип&gt;</text:p>
              <text:list>
                <text:list-item>
                  <text:p text:style-name="P70"># Только определённого типа</text:p>
                </text:list-item>
              </text:list>
            </text:list-item>
          </text:list>
        </text:list-item>
        <text:list-item>
          <text:p text:style-name="P70">Управление сервисами</text:p>
          <text:list>
            <text:list-item>
              <text:p text:style-name="P70">sudo systemctl status &lt;имя&gt;.service <text:s text:c="2"/></text:p>
              <text:list>
                <text:list-item>
                  <text:p text:style-name="P70"># Проверить статус сервиса</text:p>
                </text:list-item>
              </text:list>
            </text:list-item>
            <text:list-item>
              <text:p text:style-name="P70">sudo systemctl start &lt;имя&gt;.service <text:s text:c="4"/></text:p>
              <text:list>
                <text:list-item>
                  <text:p text:style-name="P70"># Запустить сервис</text:p>
                </text:list-item>
              </text:list>
            </text:list-item>
            <text:list-item>
              <text:p text:style-name="P70">sudo systemctl stop &lt;имя&gt;.service <text:s text:c="4"/></text:p>
              <text:list>
                <text:list-item>
                  <text:p text:style-name="P70"># Остановить сервис</text:p>
                </text:list-item>
              </text:list>
            </text:list-item>
          </text:list>
        </text:list-item>
        <text:list-item>
          <text:p text:style-name="P70">Дополнительные команды</text:p>
          <text:list>
            <text:list-item>
              <text:p text:style-name="P70">sudo systemctl show &lt;имя&gt;.service <text:s text:c="8"/></text:p>
              <text:list>
                <text:list-item>
                  <text:p text:style-name="P70"># Показать все параметры юнита</text:p>
                </text:list-item>
              </text:list>
            </text:list-item>
            <text:list-item>
              <text:p text:style-name="P70">sudo systemctl list-dependencies &lt;имя&gt; <text:s text:c="3"/></text:p>
              <text:list>
                <text:list-item>
                  <text:p text:style-name="P70"># Показать дерево зависимостей юнита</text:p>
                </text:list-item>
              </text:list>
            </text:list-item>
            <text:list-item>
              <text:p text:style-name="P70">sudo systemctl list-unit-files <text:s text:c="11"/></text:p>
              <text:list>
                <text:list-item>
                  <text:p text:style-name="P70"># Список всех unit-файлов и их статус</text:p>
                </text:list-item>
              </text:list>
            </text:list-item>
          </text:list>
        </text:list-item>
        <text:list-item>
          <text:p text:style-name="P70">Маскирование/размаскирование сервисов</text:p>
          <text:list>
            <text:list-item>
              <text:p text:style-name="P70">sudo systemctl mask &lt;имя&gt;.service</text:p>
              <text:list>
                <text:list-item>
                  <text:p text:style-name="P70"># Сделать сервис недоступным для запуска (даже вручную)</text:p>
                </text:list-item>
              </text:list>
            </text:list-item>
            <text:list-item>
              <text:p text:style-name="P70">sudo systemctl unmask &lt;имя&gt;.service</text:p>
              <text:list>
                <text:list-item>
                  <text:p text:style-name="P70"># Снять маску, разрешить запуск</text:p>
                </text:list-item>
              </text:list>
            </text:list-item>
          </text:list>
        </text:list-item>
      </text:list>
      <text:p text:style-name="P115"><text:span text:style-name="T15"/></text:p>
      <text:p text:style-name="P115"><text:span text:style-name="T28">4)</text:span><text:span text:style-name="T15"> Пример простого unit-файла</text:span></text:p>
      <text:list text:style-name="L147">
        <text:list-item>
          <text:p text:style-name="P71">Юнит-файл состоит из разделов:</text:p>
          <text:list>
            <text:list-item>
              <text:p text:style-name="P71">[Unit] — метаданные и связи с другими юнитами</text:p>
            </text:list-item>
            <text:list-item>
              <text:p text:style-name="P71">[Service] — параметры для сервисов</text:p>
            </text:list-item>
            <text:list-item>
              <text:p text:style-name="P71">[Install] — опционально, для управления enable/disable</text:p>
            </text:list-item>
            <text:list-item>
              <text:p text:style-name="P71">Пример:</text:p>
              <text:list>
                <text:list-header>
                  <text:p text:style-name="P108"><text:span text:style-name="T15"/></text:p>
                  <text:p text:style-name="P71">[Unit]</text:p>
                  <text:p text:style-name="P71">Description=My Sample Service</text:p>
                  <text:p text:style-name="P71">After=network.target</text:p>
                  <text:p text:style-name="P108"><text:span text:style-name="T15"/></text:p>
                  <text:p text:style-name="P71">[Service]</text:p>
                  <text:p text:style-name="P71"><text:soft-page-break/>ExecStart=/usr/bin/myapp</text:p>
                  <text:p text:style-name="P108"><text:span text:style-name="T15"/></text:p>
                  <text:p text:style-name="P71">[Install]</text:p>
                  <text:p text:style-name="P71">WantedBy=multi-user.target</text:p>
                </text:list-header>
              </text:list>
            </text:list-item>
          </text:list>
        </text:list-item>
      </text:list>
      <text:p text:style-name="P115"><text:span text:style-name="T15"/></text:p>
      <text:p text:style-name="P115"><text:span text:style-name="T29">5)</text:span><text:span text:style-name="T15"> Полезное для практики</text:span></text:p>
      <text:list text:style-name="L148">
        <text:list-item>
          <text:p text:style-name="P72">systemctl — основная команда для работы с systemd.</text:p>
        </text:list-item>
        <text:list-item>
          <text:p text:style-name="P72">Для автозапуска сервисов используется:</text:p>
          <text:list>
            <text:list-item>
              <text:p text:style-name="P72">sudo systemctl enable &lt;имя&gt;.service</text:p>
            </text:list-item>
            <text:list-item>
              <text:p text:style-name="P72">sudo systemctl disable &lt;имя&gt;.service</text:p>
            </text:list-item>
          </text:list>
        </text:list-item>
        <text:list-item>
          <text:p text:style-name="P72">Чтобы перезапустить сервис:</text:p>
          <text:list>
            <text:list-item>
              <text:p text:style-name="P72">sudo systemctl restart &lt;имя&gt;.service</text:p>
            </text:list-item>
          </text:list>
        </text:list-item>
        <text:list-item>
          <text:p text:style-name="P72">Для просмотра логов сервиса:</text:p>
          <text:list>
            <text:list-item>
              <text:p text:style-name="P72">journalctl -u &lt;имя&gt;.service</text:p>
            </text:list-item>
          </text:list>
        </text:list-item>
      </text:list>
      <text:p text:style-name="P115"><text:span text:style-name="T15"/></text:p>
      <text:p text:style-name="P115"><text:span text:style-name="T29">6) </text:span><text:span text:style-name="T15"><text:s/>Вывод</text:span></text:p>
      <text:list text:style-name="L149">
        <text:list-item>
          <text:p text:style-name="P73">systemd — современный стандарт управления загрузкой, сервисами, автоматизацией и зависимостями в Linux.</text:p>
        </text:list-item>
        <text:list-item>
          <text:p text:style-name="P73">Все управление — через универсальную утилиту systemctl.</text:p>
        </text:list-item>
        <text:list-item>
          <text:p text:style-name="P73">Каждый unit — отдельный объект (сервис, таймер, target и т.д.), который описан в отдельном файле.</text:p>
        </text:list-item>
      </text:list>
      <text:p text:style-name="P94"/>
      <text:p text:style-name="P94">🟢 <text:span text:style-name="T1">Логирование в CentOS и journalctl</text:span></text:p>
      <text:p text:style-name="P94"/>
      <text:p text:style-name="P94"><text:span text:style-name="T1">1</text:span><text:span text:style-name="T10">) </text:span>Что такое journalctl?</text:p>
      <text:list text:style-name="L150">
        <text:list-item>
          <text:p text:style-name="P74">В современных Linux (CentOS, Ubuntu) логи собирает сервис systemd-journald.</text:p>
        </text:list-item>
        <text:list-item>
          <text:p text:style-name="P74">systemd-journald централизует все логи в одном месте (ядро, systemd, syslog, stdout/stderr от сервисов, аудиты).</text:p>
        </text:list-item>
        <text:list-item>
          <text:p text:style-name="P74">Логи хранятся в структурированных индексированных бинарных файлах — “journal”.</text:p>
        </text:list-item>
        <text:list-item>
          <text:p text:style-name="P74">Всё управление, просмотр и фильтрация журналов — через утилиту journalctl.</text:p>
        </text:list-item>
      </text:list>
      <text:p text:style-name="P94"/>
      <text:p text:style-name="P94"><text:span text:style-name="T1"/></text:p>
      <text:p text:style-name="P94"><text:span text:style-name="T1"/></text:p>
      <text:p text:style-name="P94"><text:span text:style-name="T1">2</text:span><text:span text:style-name="T10">)</text:span> Зачем нужен journalctl?</text:p>
      <text:list text:style-name="L151">
        <text:list-item>
          <text:p text:style-name="P75">Позволяет быстро искать, фильтровать и диагностировать любые ошибки в системе.</text:p>
        </text:list-item>
        <text:list-item>
          <text:p text:style-name="P75">Не нужно искать по разным log-файлам в /var/log, всё собрано в одном месте.</text:p>
        </text:list-item>
        <text:list-item>
          <text:p text:style-name="P75">Можно отслеживать работу отдельных сервисов (nginx, docker, свой бот).</text:p>
        </text:list-item>
        <text:list-item>
          <text:p text:style-name="P75">Очень удобно для поиска “почему не стартует сервис”, “что сломалось”, “какие ошибки на сервере”.</text:p>
        </text:list-item>
      </text:list>
      <text:p text:style-name="P94"><text:soft-page-break/></text:p>
      <text:p text:style-name="P94"><text:span text:style-name="T10">3)</text:span> Основные уровни логов (log levels)</text:p>
      <text:list text:style-name="L152">
        <text:list-item>
          <text:p text:style-name="P76">DEBUG — отладочные сообщения (обычно скрыты по умолчанию)</text:p>
        </text:list-item>
        <text:list-item>
          <text:p text:style-name="P76">INFO — просто информирование (факт события)</text:p>
        </text:list-item>
        <text:list-item>
          <text:p text:style-name="P76">NOTICE — важное, но штатное событие</text:p>
        </text:list-item>
        <text:list-item>
          <text:p text:style-name="P76">WARNING — предупреждение, но система работает</text:p>
        </text:list-item>
        <text:list-item>
          <text:p text:style-name="P76">ERR — ошибка (нужно обратить внимание)</text:p>
        </text:list-item>
        <text:list-item>
          <text:p text:style-name="P76">CRIT — критическая ситуация</text:p>
        </text:list-item>
        <text:list-item>
          <text:p text:style-name="P76">ALERT — срочно требуется вмешательство</text:p>
        </text:list-item>
        <text:list-item>
          <text:p text:style-name="P76">EMERG — система неработоспособна</text:p>
        </text:list-item>
      </text:list>
      <text:p text:style-name="P94"/>
      <text:p text:style-name="P94"><text:span text:style-name="T10">4)</text:span> Базовые команды journalctl</text:p>
      <text:list text:style-name="L153">
        <text:list-item>
          <text:p text:style-name="P77">Просмотр всех логов:</text:p>
          <text:list>
            <text:list-item>
              <text:p text:style-name="P77">journalctl</text:p>
            </text:list-item>
          </text:list>
        </text:list-item>
        <text:list-item>
          <text:p text:style-name="P77">Смотреть логи конкретного сервиса (systemd unit):</text:p>
          <text:list>
            <text:list-item>
              <text:p text:style-name="P77">journalctl -u nginx.service</text:p>
            </text:list-item>
            <text:list-item>
              <text:p text:style-name="P77">journalctl -u nginx.service -u mysql.service <text:s/># сразу по нескольким</text:p>
            </text:list-item>
          </text:list>
        </text:list-item>
        <text:list-item>
          <text:p text:style-name="P77">Смотреть только ошибки:</text:p>
          <text:list>
            <text:list-item>
              <text:p text:style-name="P77">journalctl -p err -b -x</text:p>
            </text:list-item>
            <text:list-item>
              <text:p text:style-name="P77">-p — уровень важности (err = error)</text:p>
            </text:list-item>
            <text:list-item>
              <text:p text:style-name="P77">-b — только с текущей перезагрузки (boot)</text:p>
            </text:list-item>
            <text:list-item>
              <text:p text:style-name="P77">-x — объяснения к ошибкам (help/context, если есть)</text:p>
            </text:list-item>
          </text:list>
        </text:list-item>
        <text:list-item>
          <text:p text:style-name="P77">Смотреть логи с определённым тегом:</text:p>
          <text:list>
            <text:list-item>
              <text:p text:style-name="P77">journalctl -t dockerd</text:p>
              <text:list>
                <text:list-item>
                  <text:p text:style-name="P77">Например, для поиска событий по тегу "dockerd" (или любому другому syslog-идентификатору).</text:p>
                </text:list-item>
              </text:list>
            </text:list-item>
          </text:list>
        </text:list-item>
        <text:list-item>
          <text:p text:style-name="P77">Смотреть логи за определённый период:</text:p>
          <text:list>
            <text:list-item>
              <text:p text:style-name="P77">journalctl --since "1 hour ago"</text:p>
            </text:list-item>
            <text:list-item>
              <text:p text:style-name="P77">journalctl --since "2 days ago"</text:p>
            </text:list-item>
            <text:list-item>
              <text:p text:style-name="P77">journalctl --since "2025-07-01 15:00:00" --until "2025-07-01 16:00:00"</text:p>
            </text:list-item>
          </text:list>
        </text:list-item>
      </text:list>
      <text:p text:style-name="P94"><text:span text:style-name="T10">5)</text:span> Практические приёмы и лайфхаки</text:p>
      <text:list text:style-name="L154">
        <text:list-item>
          <text:p text:style-name="P78">Часто используемые фильтры:</text:p>
        </text:list-item>
        <text:list-item>
          <text:p text:style-name="P78">-u &lt;service&gt; — только для нужного сервиса</text:p>
        </text:list-item>
        <text:list-item>
          <text:p text:style-name="P78">-p &lt;level&gt; — только нужный уровень (например, warning, err, crit)</text:p>
        </text:list-item>
        <text:list-item>
          <text:p text:style-name="P78">-f — “follow”, как tail -f, смотреть логи в реальном времени</text:p>
        </text:list-item>
        <text:list-item>
          <text:p text:style-name="P78">Примеры:</text:p>
          <text:list>
            <text:list-item>
              <text:p text:style-name="P78">Смотреть ошибки nginx за сегодня:</text:p>
              <text:list>
                <text:list-item>
                  <text:p text:style-name="P78">journalctl -u nginx.service -p err --since today</text:p>
                </text:list-item>
              </text:list>
            </text:list-item>
            <text:list-item>
              <text:p text:style-name="P78">Следить за логами своего сервиса в реальном времени:</text:p>
              <text:list>
                <text:list-item>
                  <text:p text:style-name="P78">journalctl -u mybot.service -f</text:p>
                </text:list-item>
              </text:list>
            </text:list-item>
            <text:list-item>
              <text:p text:style-name="P78">Найти все логи systemd за прошлую неделю:</text:p>
              <text:list>
                <text:list-item>
                  <text:p text:style-name="P78">journalctl --since "7 days ago" -u systemd</text:p>
                </text:list-item>
              </text:list>
            </text:list-item>
          </text:list>
        </text:list-item>
      </text:list>
      <text:p text:style-name="P94"/>
      <text:p text:style-name="P94"><text:span text:style-name="T10">6)</text:span> <text:s/>Кратко</text:p>
      <text:list text:style-name="L155">
        <text:list-item>
          <text:p text:style-name="P79"><text:soft-page-break/>Быстрая диагностика и поиск проблем — экономит время и нервы.</text:p>
        </text:list-item>
        <text:list-item>
          <text:p text:style-name="P79">Позволяет объяснить заказчику или начальнику “что и когда сломалось”, кто виноват, как исправить.</text:p>
        </text:list-item>
        <text:list-item>
          <text:p text:style-name="P79">Все современные Linux-сервера используют systemd/journalctl, это must-have навык.</text:p>
        </text:list-item>
        <text:list-item>
          <text:p text:style-name="P79">journalctl — твой главный инструмент для разбора любой ситуации с сервисами, от диагностики до аудита. Используй фильтры, разбирай уровни логов, всегда смотри журнал при ошибках systemd!</text:p>
        </text:list-item>
      </text:list>
      <text:p text:style-name="P94"/>
      <text:p text:style-name="P94">🟢 <text:span text:style-name="T1">Software Management (Linux Essentials)</text:span></text:p>
      <text:p text:style-name="P94"/>
      <text:p text:style-name="P94"><text:span text:style-name="T11">1) </text:span>Основные понятия</text:p>
      <text:list text:style-name="L156">
        <text:list-item>
          <text:p text:style-name="P80">Package (пакет) — это приложение или программа для Linux, собранная в специальный архив.</text:p>
        </text:list-item>
        <text:list-item>
          <text:p text:style-name="P80">Package Manager (менеджер пакетов) — программа, которая устанавливает, обновляет и удаляет пакеты.</text:p>
        </text:list-item>
        <text:list-item>
          <text:p text:style-name="P80">Repository (репозиторий) — централизованная база данных пакетов.</text:p>
        </text:list-item>
      </text:list>
      <text:p text:style-name="P115"><text:span text:style-name="T30">2) </text:span><text:span text:style-name="T15">YUM — стандартный пакетный менеджер для CentOS</text:span></text:p>
      <text:list text:style-name="L157">
        <text:list-item>
          <text:p text:style-name="P81">YUM (Yellowdog Updater Modified) — основной инструмент для управления пакетами в CentOS.</text:p>
        </text:list-item>
        <text:list-item>
          <text:p text:style-name="P81">Конфигурационные файлы YUM:</text:p>
          <text:list>
            <text:list-item>
              <text:p text:style-name="P81">/etc/yum.conf</text:p>
            </text:list-item>
            <text:list-item>
              <text:p text:style-name="P81">/etc/yum.repos.d/repo_name.repo</text:p>
            </text:list-item>
          </text:list>
        </text:list-item>
        <text:list-item>
          <text:p text:style-name="P81">Основные команды YUM</text:p>
          <text:list>
            <text:list-item>
              <text:p text:style-name="P81">Установить пакет:</text:p>
              <text:list>
                <text:list-item>
                  <text:p text:style-name="P81">yum install package_name</text:p>
                </text:list-item>
                <text:list-item>
                  <text:p text:style-name="P81">Устанавливает указанный пакет и все его зависимости.</text:p>
                </text:list-item>
              </text:list>
            </text:list-item>
            <text:list-item>
              <text:p text:style-name="P81">Удалить пакет:</text:p>
              <text:list>
                <text:list-item>
                  <text:p text:style-name="P81">yum remove package_name</text:p>
                </text:list-item>
                <text:list-item>
                  <text:p text:style-name="P81">Удаляет указанный пакет и его зависимости.</text:p>
                </text:list-item>
              </text:list>
            </text:list-item>
            <text:list-item>
              <text:p text:style-name="P81">Посмотреть обновления:</text:p>
              <text:list>
                <text:list-item>
                  <text:p text:style-name="P81">yum check-update</text:p>
                </text:list-item>
                <text:list-item>
                  <text:p text:style-name="P81">Показывает список пакетов, для которых есть обновления.</text:p>
                </text:list-item>
              </text:list>
            </text:list-item>
            <text:list-item>
              <text:p text:style-name="P81">Обновить пакет:</text:p>
              <text:list>
                <text:list-item>
                  <text:p text:style-name="P81">yum update package_name</text:p>
                </text:list-item>
                <text:list-item>
                  <text:p text:style-name="P81">Обновляет указанный пакет и его зависимости.</text:p>
                </text:list-item>
              </text:list>
            </text:list-item>
            <text:list-item>
              <text:p text:style-name="P81">Список репозиториев:</text:p>
              <text:list>
                <text:list-item>
                  <text:p text:style-name="P81">yum repolist all</text:p>
                </text:list-item>
                <text:list-item>
                  <text:p text:style-name="P81">Показывает все доступные и отключённые репозитории.</text:p>
                </text:list-item>
              </text:list>
            </text:list-item>
            <text:list-item>
              <text:p text:style-name="P81">История действий:</text:p>
              <text:list>
                <text:list-item>
                  <text:p text:style-name="P81">yum history</text:p>
                </text:list-item>
                <text:list-item>
                  <text:p text:style-name="P81">Отображает историю всех действий yum (установка/удаление/обновление пакетов).</text:p>
                </text:list-item>
              </text:list>
            </text:list-item>
            <text:list-item>
              <text:p text:style-name="P14"><text:soft-page-break/>Поиск пакета</text:p>
              <text:list>
                <text:list-item>
                  <text:p text:style-name="P14">yum search &lt;package_name&gt;</text:p>
                </text:list-item>
                <text:list-item>
                  <text:p text:style-name="P14">Ищет пакеты по ключевому слову или имени.</text:p>
                </text:list-item>
              </text:list>
            </text:list-item>
            <text:list-item>
              <text:p text:style-name="P14">Информация о пакете</text:p>
              <text:list>
                <text:list-item>
                  <text:p text:style-name="P14">yum info &lt;package_name&gt;</text:p>
                </text:list-item>
                <text:list-item>
                  <text:p text:style-name="P14">Показывает подробную информацию о пакете: версию, описание, из какого репозитория.</text:p>
                </text:list-item>
              </text:list>
            </text:list-item>
          </text:list>
        </text:list-item>
        <text:list-item>
          <text:p text:style-name="P81">Другие полезные команды</text:p>
          <text:list>
            <text:list-item>
              <text:p text:style-name="P81">Обновить всю систему:</text:p>
              <text:list>
                <text:list-item>
                  <text:p text:style-name="P81">yum update</text:p>
                </text:list-item>
              </text:list>
            </text:list-item>
            <text:list-item>
              <text:p text:style-name="P81">Список всех групп пакетов:</text:p>
              <text:list>
                <text:list-item>
                  <text:p text:style-name="P81">yum grouplist</text:p>
                </text:list-item>
              </text:list>
            </text:list-item>
            <text:list-item>
              <text:p text:style-name="P81">Работа с группами:</text:p>
              <text:list>
                <text:list-item>
                  <text:p text:style-name="P81">yum groupinstall 'имя_группы'</text:p>
                </text:list-item>
                <text:list-item>
                  <text:p text:style-name="P81">yum groupupdate 'имя_группы'</text:p>
                </text:list-item>
                <text:list-item>
                  <text:p text:style-name="P81">yum groupremove 'имя_группы'</text:p>
                </text:list-item>
              </text:list>
            </text:list-item>
            <text:list-item>
              <text:p text:style-name="P81">Очистить кэш репозиториев:</text:p>
              <text:list>
                <text:list-item>
                  <text:p text:style-name="P81">yum clean all</text:p>
                </text:list-item>
              </text:list>
            </text:list-item>
          </text:list>
        </text:list-item>
      </text:list>
      <text:p text:style-name="P94"/>
      <text:p text:style-name="P94"><text:span text:style-name="T11">3) </text:span>Выводы</text:p>
      <text:list text:style-name="L158">
        <text:list-item>
          <text:p text:style-name="P82">Для управления софтом в CentOS всегда используется yum.</text:p>
        </text:list-item>
        <text:list-item>
          <text:p text:style-name="P82">Все действия с пакетами (установка, удаление, обновление) — только через yum.</text:p>
        </text:list-item>
        <text:list-item>
          <text:p text:style-name="P82">Любые проблемы с зависимостями решаются тоже через yum.</text:p>
        </text:list-item>
        <text:list-item>
          <text:p text:style-name="P82">Репозитории — основа для скачивания пакетов, без них установка невозможна.</text:p>
        </text:list-item>
      </text:list>
      <text:p text:style-name="P94"/>
      <text:p text:style-name="P94">🟢<text:span text:style-name="T1">Network Configuration </text:span></text:p>
      <text:p text:style-name="P94"/>
      <text:p text:style-name="P94"><text:span text:style-name="T12">1)</text:span> Network-related files (Основные файлы настройки сети<text:span text:style-name="T37">)</text:span></text:p>
      <text:list text:style-name="L159">
        <text:list-item>
          <text:p text:style-name="P83">/etc/hosts</text:p>
          <text:list>
            <text:list-item>
              <text:p text:style-name="P83">Локальное сопоставление IP-адресов и доменных имён.</text:p>
            </text:list-item>
            <text:list-item>
              <text:p text:style-name="P83">Используется, если DNS недоступен или для тестирования.</text:p>
            </text:list-item>
            <text:list-item>
              <text:p text:style-name="P83">Формат:</text:p>
              <text:list>
                <text:list-item>
                  <text:p text:style-name="P83">127.0.0.1 <text:s text:c="2"/>localhost localhost.localdomain</text:p>
                </text:list-item>
                <text:list-item>
                  <text:p text:style-name="P83">192.168.1.5 myhost.example.com myhost</text:p>
                </text:list-item>
              </text:list>
            </text:list-item>
          </text:list>
        </text:list-item>
        <text:list-item>
          <text:p text:style-name="P83">/etc/resolv.conf</text:p>
          <text:list>
            <text:list-item>
              <text:p text:style-name="P83">Содержит параметры DNS для системы.</text:p>
            </text:list-item>
            <text:list-item>
              <text:p text:style-name="P83">Формат:</text:p>
              <text:list>
                <text:list-item>
                  <text:p text:style-name="P83">nameserver 8.8.8.8</text:p>
                </text:list-item>
                <text:list-item>
                  <text:p text:style-name="P83">nameserver 1.1.1.1</text:p>
                </text:list-item>
                <text:list-item>
                  <text:p text:style-name="P83">search mycompany.local</text:p>
                </text:list-item>
              </text:list>
            </text:list-item>
          </text:list>
        </text:list-item>
        <text:list-item>
          <text:p text:style-name="P83">/etc/sysconfig/network</text:p>
          <text:list>
            <text:list-item>
              <text:p text:style-name="P83">Глобальные сетевые настройки.</text:p>
            </text:list-item>
            <text:list-item>
              <text:p text:style-name="P83">Ключевые параметры:</text:p>
              <text:list>
                <text:list-item>
                  <text:p text:style-name="P83"><text:soft-page-break/>NETWORKING=yes|no — включить/выключить сеть.</text:p>
                </text:list-item>
                <text:list-item>
                  <text:p text:style-name="P83">HOSTNAME=&lt;FQDN&gt; — полное доменное имя.</text:p>
                </text:list-item>
                <text:list-item>
                  <text:p text:style-name="P83">GATEWAY=&lt;IP&gt; — шлюз по умолчанию.</text:p>
                </text:list-item>
              </text:list>
            </text:list-item>
          </text:list>
        </text:list-item>
      </text:list>
      <text:p text:style-name="P94"/>
      <text:p text:style-name="P94"><text:span text:style-name="T12">2) </text:span>Interface configuration scripts (ifcfg)</text:p>
      <text:list text:style-name="L160">
        <text:list-item>
          <text:p text:style-name="P84">Настройки для каждого интерфейса (например, eth0, enp1s0, ens33) хранятся в файлах:</text:p>
          <text:list>
            <text:list-item>
              <text:p text:style-name="P84">/etc/sysconfig/network-scripts/ifcfg-&lt;interface&gt;</text:p>
            </text:list-item>
          </text:list>
        </text:list-item>
        <text:list-item>
          <text:p text:style-name="P84">Типичный пример файла ifcfg-eth0:</text:p>
          <text:list>
            <text:list-header>
              <text:p text:style-name="P109"><text:span text:style-name="T15"/></text:p>
              <text:p text:style-name="P84">DEVICE="eth0"</text:p>
              <text:p text:style-name="P84">BOOTPROTO="none" <text:s text:c="8"/># none или dhcp</text:p>
              <text:p text:style-name="P84">HWADDR="08:00:27:5D:A8:B1"</text:p>
              <text:p text:style-name="P84">IPADDR="192.168.122.110"</text:p>
              <text:p text:style-name="P84">NETMASK="255.255.255.0"</text:p>
              <text:p text:style-name="P84">NETWORK="192.168.122.0"</text:p>
              <text:p text:style-name="P84">BROADCAST="192.168.122.255"</text:p>
              <text:p text:style-name="P84">ONBOOT="yes"</text:p>
              <text:p text:style-name="P84">USERCTL="no"</text:p>
              <text:p text:style-name="P84">PEERDNS="yes"</text:p>
              <text:p text:style-name="P84">GATEWAY="192.168.122.1"</text:p>
            </text:list-header>
          </text:list>
        </text:list-item>
      </text:list>
      <text:p text:style-name="P94"/>
      <text:p text:style-name="P94"><text:span text:style-name="T12">3)</text:span> Важные поля ifcfg-&lt;interface&gt;</text:p>
      <text:list text:style-name="L161">
        <text:list-item>
          <text:p text:style-name="P85">DEVICE — имя интерфейса (например, eth0)</text:p>
        </text:list-item>
        <text:list-item>
          <text:p text:style-name="P85">BOOTPROTO — способ получения IP (none — статический, dhcp — автоматический)</text:p>
        </text:list-item>
        <text:list-item>
          <text:p text:style-name="P85">HWADDR — MAC-адрес (опционально)</text:p>
        </text:list-item>
        <text:list-item>
          <text:p text:style-name="P85">IPADDR — статический IP-адрес</text:p>
        </text:list-item>
        <text:list-item>
          <text:p text:style-name="P85">NETMASK — маска подсети</text:p>
        </text:list-item>
        <text:list-item>
          <text:p text:style-name="P85">NETWORK — сеть (обычно вычисляется автоматически)</text:p>
        </text:list-item>
        <text:list-item>
          <text:p text:style-name="P85">BROADCAST — широковещательный адрес</text:p>
        </text:list-item>
        <text:list-item>
          <text:p text:style-name="P85">ONBOOT — активировать интерфейс при запуске (yes/no)</text:p>
        </text:list-item>
        <text:list-item>
          <text:p text:style-name="P85">USERCTL — можно ли пользователю управлять (обычно no)</text:p>
        </text:list-item>
        <text:list-item>
          <text:p text:style-name="P85">PEERDNS — обновлять ли /etc/resolv.conf (обычно yes)</text:p>
        </text:list-item>
        <text:list-item>
          <text:p text:style-name="P85">GATEWAY — шлюз по умолчанию для этого интерфейса</text:p>
        </text:list-item>
      </text:list>
      <text:p text:style-name="P94"/>
      <text:p text:style-name="P94"><text:span text:style-name="T12">4)</text:span> Конфигурация интерфейса в CentOS 8/9 (NetworkManager)</text:p>
      <text:list text:style-name="L162">
        <text:list-item>
          <text:p text:style-name="P86">В новых системах предпочтительнее использовать nmcli или nmtui для работы с сетями.</text:p>
        </text:list-item>
        <text:list-item>
          <text:p text:style-name="P86">Для ручной работы по-прежнему доступны конфиги ifcfg.</text:p>
        </text:list-item>
      </text:list>
      <text:p text:style-name="P94"/>
      <text:p text:style-name="P94"><text:span text:style-name="T12">5)</text:span> Просмотр и управление интерфейсами</text:p>
      <text:list text:style-name="L163">
        <text:list-item>
          <text:p text:style-name="P87">ip a — показать все интерфейсы и их IP-адреса.</text:p>
        </text:list-item>
        <text:list-item>
          <text:p text:style-name="P87">ip a show eth0 — подробная инфа по eth0.</text:p>
        </text:list-item>
        <text:list-item>
          <text:p text:style-name="P87">ip link set eth0 down — выключить интерфейс.</text:p>
        </text:list-item>
        <text:list-item>
          <text:p text:style-name="P87"><text:soft-page-break/>ip link set eth0 up — включить интерфейс.</text:p>
        </text:list-item>
        <text:list-item>
          <text:p text:style-name="P87">nmcli device status — статус интерфейсов через NetworkManager.</text:p>
        </text:list-item>
        <text:list-item>
          <text:p text:style-name="P87">ifconfig — устаревшая, но ещё используемая команда для просмотра интерфейсов.</text:p>
        </text:list-item>
      </text:list>
      <text:p text:style-name="P94"/>
      <text:p text:style-name="P94"><text:span text:style-name="T12">6)</text:span> Добавление и удаление IP-адреса вручную</text:p>
      <text:list text:style-name="L164">
        <text:list-item>
          <text:p text:style-name="P88">Добавить IP к интерфейсу:</text:p>
          <text:list>
            <text:list-item>
              <text:p text:style-name="P88">ip a add 192.168.1.123/24 dev eth0</text:p>
            </text:list-item>
          </text:list>
        </text:list-item>
        <text:list-item>
          <text:p text:style-name="P88">Удалить IP:</text:p>
          <text:list>
            <text:list-item>
              <text:p text:style-name="P88">ip a del 192.168.1.123/24 dev eth0</text:p>
            </text:list-item>
          </text:list>
        </text:list-item>
      </text:list>
      <text:p text:style-name="P94"/>
      <text:p text:style-name="P94"><text:span text:style-name="T12">7)</text:span> Настройка маршрутизации</text:p>
      <text:list text:style-name="L165">
        <text:list-item>
          <text:p text:style-name="P89">ip route show — показать текущую таблицу маршрутизации.</text:p>
        </text:list-item>
        <text:list-item>
          <text:p text:style-name="P89">Добавить маршрут:</text:p>
          <text:list>
            <text:list-item>
              <text:p text:style-name="P89">ip route add 192.168.2.0/24 via 192.168.1.1 dev eth0</text:p>
            </text:list-item>
          </text:list>
        </text:list-item>
        <text:list-item>
          <text:p text:style-name="P89">Удалить маршрут:</text:p>
          <text:list>
            <text:list-item>
              <text:p text:style-name="P89">ip route del 192.168.2.0/24</text:p>
            </text:list-item>
          </text:list>
        </text:list-item>
        <text:list-item>
          <text:p text:style-name="P89">Старый способ:</text:p>
          <text:list>
            <text:list-item>
              <text:p text:style-name="P89">route add -net 192.168.2.0 netmask 255.255.255.0 gw 192.168.1.1 dev eth0</text:p>
            </text:list-item>
          </text:list>
        </text:list-item>
      </text:list>
      <text:p text:style-name="P94"/>
      <text:p text:style-name="P94"><text:span text:style-name="T12">8)</text:span> Перезапуск сети</text:p>
      <text:list text:style-name="L166">
        <text:list-item>
          <text:p text:style-name="P90">systemctl restart network — перезапуск сетевого сервиса.</text:p>
        </text:list-item>
        <text:list-item>
          <text:p text:style-name="P90">nmcli networking off/on — включение/выключение сетей через NM.</text:p>
        </text:list-item>
      </text:list>
      <text:p text:style-name="P94"/>
      <text:p text:style-name="P94"><text:span text:style-name="T12">9)</text:span> Изменение hostname (имени хоста)</text:p>
      <text:list text:style-name="L167">
        <text:list-item>
          <text:p text:style-name="P91">В CentOS 7/8/9:</text:p>
          <text:list>
            <text:list-item>
              <text:p text:style-name="P91">hostnamectl set-hostname myserver.example.com</text:p>
            </text:list-item>
            <text:list-item>
              <text:p text:style-name="P91">Проверка:</text:p>
              <text:list>
                <text:list-item>
                  <text:p text:style-name="P91">hostnamectl</text:p>
                </text:list-item>
              </text:list>
            </text:list-item>
          </text:list>
        </text:list-item>
      </text:list>
      <text:p text:style-name="P94"/>
      <text:p text:style-name="P94"><text:span text:style-name="T1">10</text:span><text:span text:style-name="T12">)</text:span> Практические рекомендации</text:p>
      <text:list text:style-name="L168">
        <text:list-item>
          <text:p text:style-name="P92">Любые изменения в ifcfg-файлах требуют перезапуска сети!</text:p>
        </text:list-item>
        <text:list-item>
          <text:p text:style-name="P92">Резервируй старые версии файлов перед изменениями.</text:p>
        </text:list-item>
        <text:list-item>
          <text:p text:style-name="P92">Проверяй DNS через /etc/resolv.conf и команду dig или nslookup.</text:p>
        </text:list-item>
        <text:list-item>
          <text:p text:style-name="P92">При работе с VPS и облаками часто встречаются динамические интерфейсы и dhcp.</text:p>
        </text:list-item>
      </text:list>
      <text:p text:style-name="P94"/>
      <text:p text:style-name="P94"><text:span text:style-name="T12">11) </text:span>Базовые команды</text:p>
      <text:list text:style-name="L169">
        <text:list-item>
          <text:p text:style-name="P93">Просмотр:</text:p>
          <text:list>
            <text:list-item>
              <text:p text:style-name="P93">ip a</text:p>
            </text:list-item>
            <text:list-item>
              <text:p text:style-name="P93">ip route show</text:p>
            </text:list-item>
            <text:list-item>
              <text:p text:style-name="P93">nmcli device status</text:p>
            </text:list-item>
          </text:list>
        </text:list-item>
        <text:list-item>
          <text:p text:style-name="P93">Управление:</text:p>
          <text:list>
            <text:list-item>
              <text:p text:style-name="P93">ip link set ... up/down</text:p>
            </text:list-item>
            <text:list-item>
              <text:p text:style-name="P93"><text:soft-page-break/>ip a add …</text:p>
            </text:list-item>
            <text:list-item>
              <text:p text:style-name="P93">hostnamectl set-hostname …</text:p>
            </text:list-item>
          </text:list>
        </text:list-item>
        <text:list-item>
          <text:p text:style-name="P93">Настройки:</text:p>
          <text:list>
            <text:list-item>
              <text:p text:style-name="P93">редактировать файлы в /etc/sysconfig/network-scripts/</text:p>
            </text:list-item>
          </text:list>
        </text:list-item>
        <text:list-item>
          <text:p text:style-name="P93">Перезапуск сети:</text:p>
          <text:list>
            <text:list-item>
              <text:p text:style-name="P93">systemctl restart network или nmcli networking off/on</text:p>
            </text:list-item>
          </text:list>
        </text:list-item>
      </text:list>
      <text:p text:style-name="P94"/>
      <text:p text:style-name="P94">🟢<text:span text:style-name="T1">SSH — основы, ключи, конфигурация и безопасная работа</text:span></text:p>
      <text:p text:style-name="P94"><text:span text:style-name="T1"/></text:p>
      <text:p text:style-name="P10"><text:span text:style-name="T13">1) </text:span>Что такое SSH</text:p>
      <text:list text:style-name="L170">
        <text:list-item>
          <text:p text:style-name="P1">Протокол для защищённого доступа к серверу по незащищённой сети (например, через интернет).</text:p>
        </text:list-item>
        <text:list-item>
          <text:p text:style-name="P1">Позволяет:</text:p>
          <text:list>
            <text:list-item>
              <text:p text:style-name="P1">безопасно подключаться по терминалу,</text:p>
            </text:list-item>
            <text:list-item>
              <text:p text:style-name="P1">выполнять команды,</text:p>
            </text:list-item>
            <text:list-item>
              <text:p text:style-name="P1">передавать файлы (scp),</text:p>
            </text:list-item>
            <text:list-item>
              <text:p text:style-name="P1">организовать туннели.</text:p>
            </text:list-item>
          </text:list>
        </text:list-item>
      </text:list>
      <text:p text:style-name="P10"/>
      <text:p text:style-name="P10"><text:span text:style-name="T13">2) </text:span>Архитектура SSH (3 уровня)</text:p>
      <text:list text:style-name="L171">
        <text:list-item>
          <text:p text:style-name="P2">Transport Layer — устанавливает защищённый канал, шифрует данные, аутентификация сервера.</text:p>
        </text:list-item>
        <text:list-item>
          <text:p text:style-name="P2">Authentication Protocol — аутентификация клиента (по паролю, ключу или host-based).</text:p>
        </text:list-item>
        <text:list-item>
          <text:p text:style-name="P2">Connection Protocol — позволяет создавать несколько параллельных соединений в одном канале.</text:p>
        </text:list-item>
      </text:list>
      <text:p text:style-name="P10"/>
      <text:p text:style-name="P10"><text:span text:style-name="T13">3) </text:span>Основные компоненты</text:p>
      <text:list text:style-name="L172">
        <text:list-item>
          <text:p text:style-name="P3">sshd — серверная часть, отвечает за приём соединений, авторизацию.</text:p>
        </text:list-item>
        <text:list-item>
          <text:p text:style-name="P3">ssh — клиент, подключается к серверу.</text:p>
        </text:list-item>
        <text:list-item>
          <text:p text:style-name="P3">Session — сессия между клиентом и сервером (может быть несколько параллельно).</text:p>
        </text:list-item>
      </text:list>
      <text:p text:style-name="P10"/>
      <text:p text:style-name="P10"><text:span text:style-name="T13">4) </text:span>Виды аутентификации</text:p>
      <text:list text:style-name="L173">
        <text:list-item>
          <text:p text:style-name="P4">Password — по паролю (менее безопасно, но просто).</text:p>
        </text:list-item>
        <text:list-item>
          <text:p text:style-name="P4">SSH Keys — с помощью пары ключей (private/public). Современный и более безопасный способ.</text:p>
        </text:list-item>
        <text:list-item>
          <text:p text:style-name="P4">Host-based — доверие между хостами, редко используется.</text:p>
        </text:list-item>
      </text:list>
      <text:p text:style-name="P10"/>
      <text:p text:style-name="P10"><text:span text:style-name="T13">5) </text:span>Управление SSH-ключами</text:p>
      <text:list text:style-name="L174">
        <text:list-item>
          <text:p text:style-name="P5">Создание ключей:</text:p>
          <text:list>
            <text:list-item>
              <text:p text:style-name="P5">ssh-keygen</text:p>
              <text:list>
                <text:list-item>
                  <text:p text:style-name="P5"># Можно указать алгоритм: ssh-keygen -t rsa (по умолчанию), -t dsa, -t ecdsa</text:p>
                </text:list-item>
                <text:list-item>
                  <text:p text:style-name="P5">Создаёт пару: приватный и публичный ключи.</text:p>
                </text:list-item>
              </text:list>
            </text:list-item>
          </text:list>
        </text:list-item>
        <text:list-item>
          <text:p text:style-name="P5"><text:soft-page-break/>Копирование ключа на сервер:</text:p>
          <text:list>
            <text:list-item>
              <text:p text:style-name="P110"><text:span text:style-name="T31">ssh-copy-id </text:span><text:a xlink:type="simple" xlink:href="mailto:user@remote_host" text:style-name="Internet_20_link" text:visited-style-name="Visited_20_Internet_20_Link"><text:span text:style-name="T31">user@remote_host</text:span></text:a></text:p>
              <text:list>
                <text:list-item>
                  <text:p text:style-name="P5">Ключ из ~/.ssh/id_rsa.pub добавится на сервер в ~/.ssh/authorized_keys.</text:p>
                </text:list-item>
                <text:list-item>
                  <text:p text:style-name="P5">Можно добавить ключ вручную, открыв файл authorized_keys и вставив содержимое публичного ключа.</text:p>
                </text:list-item>
              </text:list>
            </text:list-item>
          </text:list>
        </text:list-item>
      </text:list>
      <text:p text:style-name="P10"/>
      <text:p text:style-name="P10"><text:span text:style-name="T13">6) </text:span>Подключение к серверу по ключу</text:p>
      <text:list text:style-name="L175">
        <text:list-item>
          <text:p text:style-name="P111"><text:span text:style-name="T31">ssh </text:span><text:a xlink:type="simple" xlink:href="mailto:user@remote_host" text:style-name="Internet_20_link" text:visited-style-name="Visited_20_Internet_20_Link"><text:span text:style-name="T31">user@remote_host</text:span></text:a></text:p>
        </text:list-item>
        <text:list-item>
          <text:p text:style-name="P6">если порт нестандартный:</text:p>
          <text:list>
            <text:list-item>
              <text:p text:style-name="P111"><text:span text:style-name="T31">ssh -p 2222 </text:span><text:a xlink:type="simple" xlink:href="mailto:user@remote_host" text:style-name="Internet_20_link" text:visited-style-name="Visited_20_Internet_20_Link"><text:span text:style-name="T31">user@remote_host</text:span></text:a></text:p>
            </text:list-item>
          </text:list>
        </text:list-item>
        <text:list-item>
          <text:p text:style-name="P6">если используешь свой ключ:</text:p>
          <text:list>
            <text:list-item>
              <text:p text:style-name="P6">ssh -i ~/keys/my_key user@remote_host</text:p>
            </text:list-item>
          </text:list>
        </text:list-item>
      </text:list>
      <text:p text:style-name="P10"/>
      <text:p text:style-name="P10"><text:span text:style-name="T13">7)</text:span> Передача файлов по SSH</text:p>
      <text:list text:style-name="L176">
        <text:list-item>
          <text:p text:style-name="P112"><text:span text:style-name="T31">scp localfile </text:span><text:a xlink:type="simple" xlink:href="mailto:user@remote_host" text:style-name="Internet_20_link" text:visited-style-name="Visited_20_Internet_20_Link"><text:span text:style-name="T31">user@remote_host</text:span></text:a><text:span text:style-name="T31">:/path/to/destination</text:span></text:p>
        </text:list-item>
        <text:list-item>
          <text:p text:style-name="P112"><text:span text:style-name="T31">Протокол SCP работает поверх SSH, безопасно передаёт файлы между машинами.</text:span></text:p>
        </text:list-item>
      </text:list>
      <text:p text:style-name="P10"/>
      <text:p text:style-name="P10"><text:span text:style-name="T13">8) </text:span>Конфигурация сервера и клиента</text:p>
      <text:list text:style-name="L177">
        <text:list-item>
          <text:p text:style-name="P7">На сервере (обычно /etc/ssh/):</text:p>
          <text:list>
            <text:list-item>
              <text:p text:style-name="P7">sshd_config — конфиг демона sshd.</text:p>
            </text:list-item>
            <text:list-item>
              <text:p text:style-name="P7">ssh_config — клиентский глобальный конфиг.</text:p>
            </text:list-item>
            <text:list-item>
              <text:p text:style-name="P7">Ключи хоста: ssh_host_rsa_key, ssh_host_dsa_key и их .pub версии.</text:p>
            </text:list-item>
          </text:list>
        </text:list-item>
        <text:list-item>
          <text:p text:style-name="P7">Отключить вход по паролю (только по ключам!):</text:p>
          <text:list>
            <text:list-item>
              <text:p text:style-name="P7">В /etc/ssh/sshd_config найти строку:</text:p>
              <text:list>
                <text:list-item>
                  <text:p text:style-name="P7">PasswordAuthentication no</text:p>
                </text:list-item>
              </text:list>
            </text:list-item>
          </text:list>
        </text:list-item>
        <text:list-item>
          <text:p text:style-name="P7">После изменения — перезапусти SSH:</text:p>
          <text:list>
            <text:list-item>
              <text:list>
                <text:list-item>
                  <text:p text:style-name="P7">sudo systemctl restart sshd</text:p>
                </text:list-item>
              </text:list>
            </text:list-item>
          </text:list>
        </text:list-item>
        <text:list-item>
          <text:p text:style-name="P7">У пользователя (обычно ~/.ssh/):</text:p>
          <text:list>
            <text:list-item>
              <text:p text:style-name="P7">id_rsa, id_dsa — приватные ключи.</text:p>
            </text:list-item>
            <text:list-item>
              <text:p text:style-name="P7">id_rsa.pub, id_dsa.pub — публичные ключи.</text:p>
            </text:list-item>
          </text:list>
        </text:list-item>
        <text:list-item>
          <text:p text:style-name="P7">authorized_keys — список разрешённых публичных ключей.</text:p>
        </text:list-item>
        <text:list-item>
          <text:p text:style-name="P7">known_hosts — отпечатки серверов, к которым уже подключались (предотвращает MITM).</text:p>
        </text:list-item>
        <text:list-item>
          <text:p text:style-name="P7">config — индивидуальный конфиг пользователя.</text:p>
          <text:list>
            <text:list-item>
              <text:p text:style-name="P7">Пример конфига пользователя (~/.ssh/config):</text:p>
              <text:list>
                <text:list-item>
                  <text:p text:style-name="P7">Host myserver</text:p>
                  <text:p text:style-name="P7">HostName 192.168.1.20</text:p>
                  <text:p text:style-name="P7">User myuser</text:p>
                  <text:p text:style-name="P113"><text:span text:style-name="T31">Port 22 </text:span><text:span text:style-name="T32">(2222??? можно пропустить)</text:span></text:p>
                  <text:p text:style-name="P7">IdentityFile — путь до приватного ключа </text:p>
                </text:list-item>
              </text:list>
            </text:list-item>
            <text:list-item>
              <text:p text:style-name="P7">Теперь для подключения достаточно:</text:p>
              <text:list>
                <text:list-item>
                  <text:p text:style-name="P7">ssh myserver</text:p>
                </text:list-item>
              </text:list>
            </text:list-item>
          </text:list>
        </text:list-item>
      </text:list>
      <text:p text:style-name="P10"><text:soft-page-break/></text:p>
      <text:p text:style-name="P10"><text:span text:style-name="T13">9)</text:span> SSH-клиенты для Windows</text:p>
      <text:list text:style-name="L178">
        <text:list-item>
          <text:p text:style-name="P8">Putty</text:p>
        </text:list-item>
        <text:list-item>
          <text:p text:style-name="P8">Xshell</text:p>
        </text:list-item>
        <text:list-item>
          <text:p text:style-name="P8">WinSCP</text:p>
        </text:list-item>
        <text:list-item>
          <text:p text:style-name="P8">Для Linux — обычный терминал.</text:p>
        </text:list-item>
      </text:list>
      <text:p text:style-name="P10"/>
      <text:p text:style-name="P10"><text:span text:style-name="T14">10) </text:span>Итог:</text:p>
      <text:list text:style-name="L179">
        <text:list-item>
          <text:p text:style-name="P9">SSH — базовый инструмент для работы DevOps, системного администратора и разработчика.</text:p>
        </text:list-item>
        <text:list-item>
          <text:p text:style-name="P9">Ключевая практика — использовать ключи (пароли отключать), хранить приватный ключ в секрете.</text:p>
        </text:list-item>
        <text:list-item>
          <text:p text:style-name="P9">Уметь быстро развернуть доступ к серверу, подключаться по ключу, передавать файлы, настраивать клиента и сервер.</text:p>
        </text:list-item>
        <text:list-item>
          <text:p text:style-name="P9">Где используется SSH в DevOps и администрировании</text:p>
        </text:list-item>
        <text:list-item>
          <text:p text:style-name="P114"><text:span text:style-name="T31">Администрирование серверов — основной способ управлять Linux/Unix-серверами удалённо.</text:span></text:p>
        </text:list-item>
        <text:list-item>
          <text:p text:style-name="P9">Автоматизация — Ansible, скрипты деплоя используют SSH для выполнения команд на многих серверах.</text:p>
        </text:list-item>
        <text:list-item>
          <text:p text:style-name="P9">CI/CD — автоматические деплой-агенты подключаются к серверам по SSH-ключам.</text:p>
        </text:list-item>
        <text:list-item>
          <text:p text:style-name="P9">Безопасность — SSH-туннелирование, временный доступ, VPN поверх SSH.</text:p>
        </text:list-item>
        <text:list-item>
          <text:p text:style-name="P9">Передача файлов — безопасный SCP, SFTP.</text:p>
        </text:list-item>
        <text:list-item>
          <text:p text:style-name="P9">Переадресация портов — проброс портов для обхода NAT/Firewall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04:58:14.440915049</meta:creation-date>
    <dc:date>2025-08-11T21:35:34.297805322</dc:date>
    <meta:editing-duration>PT1M16S</meta:editing-duration>
    <meta:editing-cycles>2</meta:editing-cycles>
    <meta:generator>LibreOffice/24.2.7.2$Linux_X86_64 LibreOffice_project/420$Build-2</meta:generator>
    <meta:document-statistic meta:table-count="23" meta:image-count="0" meta:object-count="0" meta:page-count="28" meta:paragraph-count="1109" meta:word-count="5474" meta:character-count="35849" meta:non-whitespace-character-count="31551"/>
  </office:meta>
</office:document-meta>
</file>